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SI_BASMALAH" svg:font-family="MSI_BASMALAH"/>
    <style:font-face style:name="MSI_Z401" svg:font-family="MSI_Z401" style:font-pitch="variable"/>
    <style:font-face style:name="MSI_Z402" svg:font-family="MSI_Z402" style:font-pitch="variable"/>
    <style:font-face style:name="MSI_Z403" svg:font-family="MSI_Z403" style:font-pitch="variable"/>
    <style:font-face style:name="MSI_Z404" svg:font-family="MSI_Z404" style:font-pitch="variable"/>
    <style:font-face style:name="MSI_Z405" svg:font-family="MSI_Z405" style:font-pitch="variable"/>
    <style:font-face style:name="MSI_Z406" svg:font-family="MSI_Z406" style:font-pitch="variable"/>
    <style:font-face style:name="MSI_Z407" svg:font-family="MSI_Z407" style:font-pitch="variable"/>
    <style:font-face style:name="MSI_Z408" svg:font-family="MSI_Z408" style:font-pitch="variable"/>
    <style:font-face style:name="MSI_Z409" svg:font-family="MSI_Z409" style:font-pitch="variable"/>
    <style:font-face style:name="MSI_Z410" svg:font-family="MSI_Z410" style:font-pitch="variable"/>
    <style:font-face style:name="MSI_Z411" svg:font-family="MSI_Z411" style:font-pitch="variable"/>
    <style:font-face style:name="MSI_Z412" svg:font-family="MSI_Z412" style:font-pitch="variable"/>
    <style:font-face style:name="MSI_Z413" svg:font-family="MSI_Z413" style:font-pitch="variable"/>
    <style:font-face style:name="MSI_Z414" svg:font-family="MSI_Z414" style:font-pitch="variable"/>
    <style:font-face style:name="MSI_Z415" svg:font-family="MSI_Z415" style:font-pitch="variable"/>
    <style:font-face style:name="MSI_Z416" svg:font-family="MSI_Z416" style:font-pitch="variable"/>
    <style:font-face style:name="MSI_Z417" svg:font-family="MSI_Z417" style:font-pitch="variable"/>
    <style:font-face style:name="MSI_Z418" svg:font-family="MSI_Z418" style:font-pitch="variable"/>
    <style:font-face style:name="MSI_Z419" svg:font-family="MSI_Z419" style:font-pitch="variable"/>
    <style:font-face style:name="MSI_Z420" svg:font-family="MSI_Z420" style:font-pitch="variable"/>
    <style:font-face style:name="MSI_Z421" svg:font-family="MSI_Z421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QCF_P221" svg:font-family="QCF_P221" style:font-family-generic="roman" style:font-pitch="variable"/>
    <style:font-face style:name="QCF_P401" svg:font-family="QCF_P401" style:font-family-generic="roman" style:font-pitch="variable"/>
    <style:font-face style:name="QCF_P402" svg:font-family="QCF_P402" style:font-family-generic="roman" style:font-pitch="variable"/>
    <style:font-face style:name="QCF_P403" svg:font-family="QCF_P403" style:font-family-generic="roman" style:font-pitch="variable"/>
    <style:font-face style:name="QCF_P404" svg:font-family="QCF_P404" style:font-family-generic="roman" style:font-pitch="variable"/>
    <style:font-face style:name="QCF_P405" svg:font-family="QCF_P405" style:font-family-generic="roman" style:font-pitch="variable"/>
    <style:font-face style:name="QCF_P406" svg:font-family="QCF_P406" style:font-family-generic="roman" style:font-pitch="variable"/>
    <style:font-face style:name="QCF_P407" svg:font-family="QCF_P407" style:font-family-generic="roman" style:font-pitch="variable"/>
    <style:font-face style:name="QCF_P408" svg:font-family="QCF_P408" style:font-family-generic="roman" style:font-pitch="variable"/>
    <style:font-face style:name="QCF_P409" svg:font-family="QCF_P409" style:font-family-generic="roman" style:font-pitch="variable"/>
    <style:font-face style:name="QCF_P410" svg:font-family="QCF_P410" style:font-family-generic="roman" style:font-pitch="variable"/>
    <style:font-face style:name="QCF_P411" svg:font-family="QCF_P411" style:font-family-generic="roman" style:font-pitch="variable"/>
    <style:font-face style:name="QCF_P412" svg:font-family="QCF_P412" style:font-family-generic="roman" style:font-pitch="variable"/>
    <style:font-face style:name="QCF_P413" svg:font-family="QCF_P413" style:font-family-generic="roman" style:font-pitch="variable"/>
    <style:font-face style:name="QCF_P414" svg:font-family="QCF_P414" style:font-family-generic="roman" style:font-pitch="variable"/>
    <style:font-face style:name="QCF_P415" svg:font-family="QCF_P415" style:font-family-generic="roman" style:font-pitch="variable"/>
    <style:font-face style:name="QCF_P416" svg:font-family="QCF_P416" style:font-family-generic="roman" style:font-pitch="variable"/>
    <style:font-face style:name="QCF_P417" svg:font-family="QCF_P417" style:font-family-generic="roman" style:font-pitch="variable"/>
    <style:font-face style:name="QCF_P418" svg:font-family="QCF_P418" style:font-family-generic="roman" style:font-pitch="variable"/>
    <style:font-face style:name="QCF_P419" svg:font-family="QCF_P419" style:font-family-generic="roman" style:font-pitch="variable"/>
    <style:font-face style:name="QCF_P420" svg:font-family="QCF_P420" style:font-family-generic="roman" style:font-pitch="variable"/>
    <style:font-face style:name="QCF_P421" svg:font-family="QCF_P421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QCF_P2211" svg:font-family="QCF_P221" style:font-family-generic="system" style:font-pitch="variable"/>
    <style:font-face style:name="QCF_P4021" svg:font-family="QCF_P402" style:font-family-generic="system" style:font-pitch="variable"/>
    <style:font-face style:name="QCF_P4031" svg:font-family="QCF_P403" style:font-family-generic="system" style:font-pitch="variable"/>
    <style:font-face style:name="QCF_P4041" svg:font-family="QCF_P404" style:font-family-generic="system" style:font-pitch="variable"/>
    <style:font-face style:name="QCF_P4051" svg:font-family="QCF_P405" style:font-family-generic="system" style:font-pitch="variable"/>
    <style:font-face style:name="QCF_P4061" svg:font-family="QCF_P406" style:font-family-generic="system" style:font-pitch="variable"/>
    <style:font-face style:name="QCF_P4071" svg:font-family="QCF_P407" style:font-family-generic="system" style:font-pitch="variable"/>
    <style:font-face style:name="QCF_P4081" svg:font-family="QCF_P408" style:font-family-generic="system" style:font-pitch="variable"/>
    <style:font-face style:name="QCF_P4091" svg:font-family="QCF_P409" style:font-family-generic="system" style:font-pitch="variable"/>
    <style:font-face style:name="QCF_P4101" svg:font-family="QCF_P410" style:font-family-generic="system" style:font-pitch="variable"/>
    <style:font-face style:name="QCF_P4111" svg:font-family="QCF_P411" style:font-family-generic="system" style:font-pitch="variable"/>
    <style:font-face style:name="QCF_P4121" svg:font-family="QCF_P412" style:font-family-generic="system" style:font-pitch="variable"/>
    <style:font-face style:name="QCF_P4131" svg:font-family="QCF_P413" style:font-family-generic="system" style:font-pitch="variable"/>
    <style:font-face style:name="QCF_P4141" svg:font-family="QCF_P414" style:font-family-generic="system" style:font-pitch="variable"/>
    <style:font-face style:name="QCF_P4151" svg:font-family="QCF_P415" style:font-family-generic="system" style:font-pitch="variable"/>
    <style:font-face style:name="QCF_P4161" svg:font-family="QCF_P416" style:font-family-generic="system" style:font-pitch="variable"/>
    <style:font-face style:name="QCF_P4171" svg:font-family="QCF_P417" style:font-family-generic="system" style:font-pitch="variable"/>
    <style:font-face style:name="QCF_P4181" svg:font-family="QCF_P418" style:font-family-generic="system" style:font-pitch="variable"/>
    <style:font-face style:name="QCF_P4191" svg:font-family="QCF_P419" style:font-family-generic="system" style:font-pitch="variable"/>
    <style:font-face style:name="QCF_P4201" svg:font-family="QCF_P420" style:font-family-generic="system" style:font-pitch="variable"/>
    <style:font-face style:name="QCF_P4211" svg:font-family="QCF_P421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Liberation Sans Narrow" fo:font-size="10pt" officeooo:rsid="0075019c" officeooo:paragraph-rsid="0075019c" style:font-size-asian="8pt" style:font-size-complex="8pt"/>
    </style:style>
    <style:style style:name="P2" style:family="paragraph" style:parent-style-name="Header">
      <style:paragraph-properties fo:text-align="start" style:justify-single-word="false"/>
      <style:text-properties style:font-name="Liberation Sans Narrow" fo:font-size="10pt" officeooo:rsid="0075019c" officeooo:paragraph-rsid="00c359f2" style:font-size-asian="10pt" style:font-size-complex="10pt"/>
    </style:style>
    <style:style style:name="P3" style:family="paragraph" style:parent-style-name="Header">
      <style:paragraph-properties fo:text-align="start" style:justify-single-word="false"/>
      <style:text-properties officeooo:paragraph-rsid="00c359f2"/>
    </style:style>
    <style:style style:name="P4" style:family="paragraph" style:parent-style-name="Footer">
      <style:paragraph-properties fo:text-align="center" style:justify-single-word="false"/>
      <style:text-properties style:font-name="Liberation Sans Narrow" fo:font-size="10pt" officeooo:rsid="00201315" officeooo:paragraph-rsid="00201315" style:font-size-asian="10pt" style:font-size-complex="10pt"/>
    </style:style>
    <style:style style:name="P5" style:family="paragraph" style:parent-style-name="Standard" style:master-page-name="Standard">
      <style:paragraph-properties fo:text-align="justify" fo:text-align-last="justify" style:justify-single-word="true" style:page-number="402" fo:break-before="auto" fo:break-after="auto" style:writing-mode="rl-tb">
        <style:tab-stops/>
      </style:paragraph-properties>
      <style:text-properties style:use-window-font-color="true" style:font-name="QCF_P401" fo:font-size="23.5pt" officeooo:rsid="0134ce9b" officeooo:paragraph-rsid="01782ec8" style:font-size-asian="23.5pt" style:font-name-complex="MSI_Z402" style:font-size-complex="23.5pt"/>
    </style:style>
    <style:style style:name="P6" style:family="paragraph" style:parent-style-name="Standard" style:master-page-name="ganti_20_surat">
      <style:paragraph-properties fo:text-align="justify" fo:text-align-last="justify" style:justify-single-word="true" style:page-number="auto" fo:break-before="page" style:writing-mode="rl-tb">
        <style:tab-stops/>
      </style:paragraph-properties>
      <style:text-properties style:use-window-font-color="true" style:font-name="QCF_P401" fo:font-size="23.5pt" officeooo:rsid="0134ce9b" officeooo:paragraph-rsid="01782ec8" style:font-size-asian="23.5pt" style:font-name-complex="MSI_Z404" style:font-size-complex="23.5pt"/>
    </style:style>
    <style:style style:name="P7" style:family="paragraph" style:parent-style-name="Standard">
      <style:paragraph-properties fo:text-align="center" style:justify-single-word="false" style:writing-mode="rl-tb">
        <style:tab-stops/>
      </style:paragraph-properties>
      <style:text-properties style:use-window-font-color="true" style:font-name="QCF_P404" fo:font-size="23.5pt" officeooo:rsid="01782ec8" officeooo:paragraph-rsid="01782ec8" style:font-size-asian="23.5pt" style:font-name-complex="MSI_Z404" style:font-size-complex="23.5pt"/>
    </style:style>
    <style:style style:name="P8" style:family="paragraph" style:parent-style-name="Standard">
      <style:paragraph-properties fo:text-align="justify" fo:text-align-last="justify" style:justify-single-word="true" style:writing-mode="rl-tb">
        <style:tab-stops/>
      </style:paragraph-properties>
      <style:text-properties style:use-window-font-color="true" style:font-name="QCF_P401" fo:font-size="23.5pt" officeooo:rsid="0134ce9b" officeooo:paragraph-rsid="01782ec8" style:font-size-asian="23.5pt" style:font-name-complex="MSI_Z402" style:font-size-complex="23.5pt"/>
    </style:style>
    <style:style style:name="P9" style:family="paragraph" style:parent-style-name="Standard">
      <style:paragraph-properties fo:text-align="justify" fo:text-align-last="justify" style:justify-single-word="true" style:writing-mode="rl-tb">
        <style:tab-stops/>
      </style:paragraph-properties>
      <style:text-properties style:use-window-font-color="true" style:font-name="QCF_P401" fo:font-size="23.5pt" officeooo:rsid="0134ce9b" officeooo:paragraph-rsid="01782ec8" style:font-size-asian="23.5pt" style:font-name-complex="MSI_Z403" style:font-size-complex="23.5pt"/>
    </style:style>
    <style:style style:name="P10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5972in"/>
        </style:tab-stops>
      </style:paragraph-properties>
      <style:text-properties style:use-window-font-color="true" style:font-name="QCF_P401" fo:font-size="23.5pt" officeooo:rsid="0134ce9b" officeooo:paragraph-rsid="01782ec8" style:font-size-asian="23.5pt" style:font-name-complex="MSI_Z404" style:font-size-complex="23.5pt"/>
    </style:style>
    <style:style style:name="P11" style:family="paragraph" style:parent-style-name="Standard">
      <style:paragraph-properties fo:text-align="justify" fo:text-align-last="justify" style:justify-single-word="true" style:writing-mode="rl-tb">
        <style:tab-stops/>
      </style:paragraph-properties>
      <style:text-properties style:use-window-font-color="true" style:font-name="QCF_P401" fo:font-size="23.5pt" officeooo:rsid="0134ce9b" officeooo:paragraph-rsid="01782ec8" style:font-size-asian="23.5pt" style:font-name-complex="MSI_Z404" style:font-size-complex="23.5pt"/>
    </style:style>
    <style:style style:name="P12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5972in"/>
        </style:tab-stops>
      </style:paragraph-properties>
      <style:text-properties style:use-window-font-color="true" style:font-name="QCF_P401" fo:font-size="23.5pt" officeooo:rsid="0134ce9b" officeooo:paragraph-rsid="01782ec8" style:font-size-asian="23.5pt" style:font-name-complex="MSI_Z405" style:font-size-complex="23.5pt"/>
    </style:style>
    <style:style style:name="P13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5972in"/>
        </style:tab-stops>
      </style:paragraph-properties>
      <style:text-properties style:use-window-font-color="true" style:font-name="QCF_P401" fo:font-size="23.5pt" officeooo:rsid="0134ce9b" officeooo:paragraph-rsid="01782ec8" style:font-size-asian="23.5pt" style:font-name-complex="MSI_Z406" style:font-size-complex="23.5pt"/>
    </style:style>
    <style:style style:name="P14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5972in"/>
        </style:tab-stops>
      </style:paragraph-properties>
      <style:text-properties style:use-window-font-color="true" style:font-name="QCF_P401" fo:font-size="23.5pt" officeooo:rsid="0134ce9b" officeooo:paragraph-rsid="01782ec8" style:font-size-asian="23.5pt" style:font-name-complex="MSI_Z410" style:font-size-complex="23.5pt"/>
    </style:style>
    <style:style style:name="P15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5972in"/>
        </style:tab-stops>
      </style:paragraph-properties>
      <style:text-properties style:use-window-font-color="true" style:font-name="QCF_P401" fo:font-size="23.5pt" officeooo:rsid="0134ce9b" officeooo:paragraph-rsid="01722412" style:font-size-asian="23.5pt" style:font-name-complex="MSI_Z411" style:font-size-complex="23.5pt"/>
    </style:style>
    <style:style style:name="P16" style:family="paragraph" style:parent-style-name="Standard">
      <style:paragraph-properties fo:text-align="center" style:justify-single-word="false" style:writing-mode="rl-tb">
        <style:tab-stops>
          <style:tab-stop style:position="1.5972in"/>
        </style:tab-stops>
      </style:paragraph-properties>
      <style:text-properties style:use-window-font-color="true" style:font-name="QCF_P401" fo:font-size="23.5pt" officeooo:rsid="01782ec8" officeooo:paragraph-rsid="01782ec8" style:font-size-asian="23.5pt" style:font-name-complex="MSI_Z411" style:font-size-complex="23.5pt"/>
    </style:style>
    <style:style style:name="P17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5972in"/>
        </style:tab-stops>
      </style:paragraph-properties>
      <style:text-properties style:use-window-font-color="true" style:font-name="QCF_P401" fo:font-size="23.5pt" officeooo:rsid="0134ce9b" officeooo:paragraph-rsid="017946b3" style:font-size-asian="23.5pt" style:font-name-complex="MSI_Z413" style:font-size-complex="23.5pt"/>
    </style:style>
    <style:style style:name="P18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5972in"/>
        </style:tab-stops>
      </style:paragraph-properties>
      <style:text-properties style:use-window-font-color="true" style:font-name="QCF_P401" fo:font-size="23.5pt" officeooo:rsid="0134ce9b" officeooo:paragraph-rsid="017946b3" style:font-size-asian="23.5pt" style:font-name-complex="MSI_Z414" style:font-size-complex="23.5pt"/>
    </style:style>
    <style:style style:name="P19" style:family="paragraph" style:parent-style-name="Standard">
      <style:paragraph-properties fo:text-align="center" style:justify-single-word="false" style:writing-mode="rl-tb">
        <style:tab-stops>
          <style:tab-stop style:position="1.5972in"/>
        </style:tab-stops>
      </style:paragraph-properties>
      <style:text-properties style:use-window-font-color="true" style:font-name="QCF_P401" fo:font-size="23.5pt" officeooo:rsid="017946b3" officeooo:paragraph-rsid="017946b3" style:font-size-asian="23.5pt" style:font-name-complex="MSI_Z414" style:font-size-complex="23.5pt"/>
    </style:style>
    <style:style style:name="P20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5972in"/>
        </style:tab-stops>
      </style:paragraph-properties>
      <style:text-properties style:use-window-font-color="true" style:font-name="QCF_P401" fo:font-size="23.5pt" officeooo:rsid="0134ce9b" officeooo:paragraph-rsid="017946b3" style:font-size-asian="23.5pt" style:font-name-complex="MSI_Z415" style:font-size-complex="23.5pt"/>
    </style:style>
    <style:style style:name="P21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5972in"/>
        </style:tab-stops>
      </style:paragraph-properties>
      <style:text-properties style:use-window-font-color="true" style:font-name="QCF_P401" fo:font-size="23.5pt" officeooo:rsid="0134ce9b" officeooo:paragraph-rsid="017946b3" style:font-size-asian="23.5pt" style:font-name-complex="MSI_Z416" style:font-size-complex="23.5pt"/>
    </style:style>
    <style:style style:name="P22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5972in"/>
        </style:tab-stops>
      </style:paragraph-properties>
      <style:text-properties style:use-window-font-color="true" style:font-name="QCF_P401" fo:font-size="23.5pt" officeooo:rsid="0134ce9b" officeooo:paragraph-rsid="017946b3" style:font-size-asian="23.5pt" style:font-name-complex="MSI_Z417" style:font-size-complex="23.5pt"/>
    </style:style>
    <style:style style:name="P23" style:family="paragraph" style:parent-style-name="Standard">
      <style:paragraph-properties fo:text-align="center" style:justify-single-word="false" style:writing-mode="rl-tb">
        <style:tab-stops>
          <style:tab-stop style:position="1.5972in"/>
        </style:tab-stops>
      </style:paragraph-properties>
      <style:text-properties style:use-window-font-color="true" style:font-name="QCF_P401" fo:font-size="23.5pt" officeooo:rsid="017946b3" officeooo:paragraph-rsid="017946b3" style:font-size-asian="23.5pt" style:font-name-complex="MSI_Z417" style:font-size-complex="23.5pt"/>
    </style:style>
    <style:style style:name="P24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5972in"/>
        </style:tab-stops>
      </style:paragraph-properties>
      <style:text-properties style:use-window-font-color="true" style:font-name="QCF_P401" fo:font-size="23.5pt" officeooo:rsid="0134ce9b" officeooo:paragraph-rsid="017a1333" style:font-size-asian="23.5pt" style:font-name-complex="MSI_Z418" style:font-size-complex="23.5pt"/>
    </style:style>
    <style:style style:name="P25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5972in"/>
        </style:tab-stops>
      </style:paragraph-properties>
      <style:text-properties style:use-window-font-color="true" style:font-name="QCF_P401" fo:font-size="23.5pt" officeooo:rsid="0134ce9b" officeooo:paragraph-rsid="017a1333" style:font-size-asian="23.5pt" style:font-name-complex="MSI_Z420" style:font-size-complex="23.5pt"/>
    </style:style>
    <style:style style:name="P26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5972in"/>
        </style:tab-stops>
      </style:paragraph-properties>
      <style:text-properties style:use-window-font-color="true" style:font-name="QCF_P401" fo:font-size="23.5pt" officeooo:rsid="0134ce9b" officeooo:paragraph-rsid="017a1333" style:font-size-asian="23.5pt" style:font-name-complex="MSI_Z421" style:font-size-complex="23.5pt"/>
    </style:style>
    <style:style style:name="P27" style:family="paragraph" style:parent-style-name="Standard" style:master-page-name="ganti_20_surat2">
      <style:paragraph-properties fo:text-align="center" style:justify-single-word="false" style:page-number="auto" fo:break-before="page" style:writing-mode="rl-tb">
        <style:tab-stops>
          <style:tab-stop style:position="1.5972in"/>
        </style:tab-stops>
      </style:paragraph-properties>
      <style:text-properties style:use-window-font-color="true" style:font-name="QCF_P401" fo:font-size="23.5pt" officeooo:rsid="01782ec8" officeooo:paragraph-rsid="01782ec8" style:font-size-asian="23.5pt" style:font-name-complex="MSI_Z411" style:font-size-complex="23.5pt"/>
    </style:style>
    <style:style style:name="P28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style:font-name="QCF_P401" fo:font-size="23.5pt" officeooo:rsid="0134ce9b" officeooo:paragraph-rsid="01782ec8" style:font-size-asian="23.5pt" style:font-name-complex="MSI_Z403" style:font-size-complex="23.5pt"/>
    </style:style>
    <style:style style:name="P29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5972in"/>
        </style:tab-stops>
      </style:paragraph-properties>
      <style:text-properties style:use-window-font-color="true" style:font-name="QCF_P401" fo:font-size="23.5pt" officeooo:rsid="0134ce9b" officeooo:paragraph-rsid="01782ec8" style:font-size-asian="23.5pt" style:font-name-complex="MSI_Z405" style:font-size-complex="23.5pt"/>
    </style:style>
    <style:style style:name="P30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5972in"/>
        </style:tab-stops>
      </style:paragraph-properties>
      <style:text-properties style:use-window-font-color="true" style:font-name="QCF_P401" fo:font-size="23.5pt" officeooo:rsid="0134ce9b" officeooo:paragraph-rsid="01782ec8" style:font-size-asian="23.5pt" style:font-name-complex="MSI_Z406" style:font-size-complex="23.5pt"/>
    </style:style>
    <style:style style:name="P31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5972in"/>
        </style:tab-stops>
      </style:paragraph-properties>
      <style:text-properties style:use-window-font-color="true" style:font-name="QCF_P401" fo:font-size="23.5pt" officeooo:rsid="0134ce9b" officeooo:paragraph-rsid="01722412" style:font-size-asian="23.5pt" style:font-name-complex="MSI_Z407" style:font-size-complex="23.5pt"/>
    </style:style>
    <style:style style:name="P32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5972in"/>
        </style:tab-stops>
      </style:paragraph-properties>
      <style:text-properties style:use-window-font-color="true" style:font-name="QCF_P401" fo:font-size="23.5pt" officeooo:rsid="0134ce9b" officeooo:paragraph-rsid="01722412" style:font-size-asian="23.5pt" style:font-name-complex="MSI_Z408" style:font-size-complex="23.5pt"/>
    </style:style>
    <style:style style:name="P33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5972in"/>
        </style:tab-stops>
      </style:paragraph-properties>
      <style:text-properties style:use-window-font-color="true" style:font-name="QCF_P401" fo:font-size="23.5pt" officeooo:rsid="0134ce9b" officeooo:paragraph-rsid="01722412" style:font-size-asian="23.5pt" style:font-name-complex="MSI_Z409" style:font-size-complex="23.5pt"/>
    </style:style>
    <style:style style:name="P34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5972in"/>
        </style:tab-stops>
      </style:paragraph-properties>
      <style:text-properties style:use-window-font-color="true" style:font-name="QCF_P401" fo:font-size="23.5pt" officeooo:rsid="0134ce9b" officeooo:paragraph-rsid="01782ec8" style:font-size-asian="23.5pt" style:font-name-complex="MSI_Z410" style:font-size-complex="23.5pt"/>
    </style:style>
    <style:style style:name="P35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5972in"/>
        </style:tab-stops>
      </style:paragraph-properties>
      <style:text-properties style:use-window-font-color="true" style:font-name="QCF_P401" fo:font-size="23.5pt" officeooo:rsid="0134ce9b" officeooo:paragraph-rsid="01722412" style:font-size-asian="23.5pt" style:font-name-complex="MSI_Z412" style:font-size-complex="23.5pt"/>
    </style:style>
    <style:style style:name="P36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5972in"/>
        </style:tab-stops>
      </style:paragraph-properties>
      <style:text-properties style:use-window-font-color="true" style:font-name="QCF_P401" fo:font-size="23.5pt" officeooo:rsid="0134ce9b" officeooo:paragraph-rsid="017946b3" style:font-size-asian="23.5pt" style:font-name-complex="MSI_Z413" style:font-size-complex="23.5pt"/>
    </style:style>
    <style:style style:name="P37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5972in"/>
        </style:tab-stops>
      </style:paragraph-properties>
      <style:text-properties style:use-window-font-color="true" style:font-name="QCF_P401" fo:font-size="23.5pt" officeooo:rsid="0134ce9b" officeooo:paragraph-rsid="017946b3" style:font-size-asian="23.5pt" style:font-name-complex="MSI_Z414" style:font-size-complex="23.5pt"/>
    </style:style>
    <style:style style:name="P38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5972in"/>
        </style:tab-stops>
      </style:paragraph-properties>
      <style:text-properties style:use-window-font-color="true" style:font-name="QCF_P401" fo:font-size="23.5pt" officeooo:rsid="0134ce9b" officeooo:paragraph-rsid="017946b3" style:font-size-asian="23.5pt" style:font-name-complex="MSI_Z416" style:font-size-complex="23.5pt"/>
    </style:style>
    <style:style style:name="P39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5972in"/>
        </style:tab-stops>
      </style:paragraph-properties>
      <style:text-properties style:use-window-font-color="true" style:font-name="QCF_P401" fo:font-size="23.5pt" officeooo:rsid="0134ce9b" officeooo:paragraph-rsid="017946b3" style:font-size-asian="23.5pt" style:font-name-complex="MSI_Z417" style:font-size-complex="23.5pt"/>
    </style:style>
    <style:style style:name="P40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5972in"/>
        </style:tab-stops>
      </style:paragraph-properties>
      <style:text-properties style:use-window-font-color="true" style:font-name="QCF_P401" fo:font-size="23.5pt" officeooo:rsid="0134ce9b" officeooo:paragraph-rsid="0174ff8b" style:font-size-asian="23.5pt" style:font-name-complex="MSI_Z419" style:font-size-complex="23.5pt"/>
    </style:style>
    <style:style style:name="P41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5972in"/>
        </style:tab-stops>
      </style:paragraph-properties>
      <style:text-properties style:use-window-font-color="true" style:font-name="QCF_P401" fo:font-size="23.5pt" officeooo:rsid="0134ce9b" officeooo:paragraph-rsid="017a1333" style:font-size-asian="23.5pt" style:font-name-complex="MSI_Z420" style:font-size-complex="23.5pt"/>
    </style:style>
    <style:style style:name="P42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5972in"/>
        </style:tab-stops>
      </style:paragraph-properties>
      <style:text-properties style:use-window-font-color="true" style:font-name="QCF_P401" fo:font-size="23.5pt" officeooo:rsid="0134ce9b" officeooo:paragraph-rsid="017a1333" style:font-size-asian="23.5pt" style:font-name-complex="MSI_Z421" style:font-size-complex="23.5pt"/>
    </style:style>
    <style:style style:name="P43" style:family="paragraph" style:parent-style-name="Standard" style:master-page-name="ganti_20_surat3">
      <style:paragraph-properties fo:text-align="center" style:justify-single-word="false" style:page-number="auto" fo:break-before="page" style:writing-mode="rl-tb">
        <style:tab-stops>
          <style:tab-stop style:position="1.5972in"/>
        </style:tab-stops>
      </style:paragraph-properties>
      <style:text-properties style:use-window-font-color="true" style:font-name="QCF_P401" fo:font-size="23.5pt" officeooo:rsid="017946b3" officeooo:paragraph-rsid="017946b3" style:font-size-asian="23.5pt" style:font-name-complex="MSI_Z415" style:font-size-complex="23.5pt"/>
    </style:style>
    <style:style style:name="P44" style:family="paragraph" style:parent-style-name="Standard" style:master-page-name="ganti_20_surat4">
      <style:paragraph-properties fo:text-align="center" style:justify-single-word="false" style:page-number="auto" fo:break-before="page" style:writing-mode="rl-tb">
        <style:tab-stops>
          <style:tab-stop style:position="1.5972in"/>
        </style:tab-stops>
      </style:paragraph-properties>
      <style:text-properties style:use-window-font-color="true" style:font-name="QCF_P401" fo:font-size="23.5pt" officeooo:rsid="017a1333" officeooo:paragraph-rsid="017a1333" style:font-size-asian="23.5pt" style:font-name-complex="MSI_Z418" style:font-size-complex="23.5pt"/>
    </style:style>
    <style:style style:name="T1" style:family="text">
      <style:text-properties style:font-name="Liberation Sans Narrow"/>
    </style:style>
    <style:style style:name="T2" style:family="text">
      <style:text-properties style:font-name="Liberation Sans Narrow" fo:font-size="10pt" officeooo:rsid="0075019c" style:font-size-asian="10pt" style:font-size-complex="10pt"/>
    </style:style>
    <style:style style:name="T3" style:family="text">
      <style:text-properties style:font-name="Liberation Sans Narrow" fo:font-size="10pt" officeooo:rsid="016128c4" style:font-size-asian="10pt" style:font-size-complex="10pt"/>
    </style:style>
    <style:style style:name="T4" style:family="text">
      <style:text-properties style:font-name="Liberation Sans Narrow" fo:font-size="10pt" officeooo:rsid="016d8ddf" style:font-size-asian="10pt" style:font-size-complex="10pt"/>
    </style:style>
    <style:style style:name="T5" style:family="text">
      <style:text-properties officeooo:rsid="012706cb"/>
    </style:style>
    <style:style style:name="T6" style:family="text">
      <style:text-properties officeooo:rsid="015e6cbb"/>
    </style:style>
    <style:style style:name="T7" style:family="text">
      <style:text-properties officeooo:rsid="016d8ddf"/>
    </style:style>
    <style:style style:name="T8" style:family="text">
      <style:text-properties officeooo:rsid="0163d1a8"/>
    </style:style>
    <style:style style:name="T9" style:family="text">
      <style:text-properties style:font-name="QCF_P403"/>
    </style:style>
    <style:style style:name="T10" style:family="text">
      <style:text-properties style:font-name="QCF_P402"/>
    </style:style>
    <style:style style:name="T11" style:family="text">
      <style:text-properties style:font-name="QCF_P404"/>
    </style:style>
    <style:style style:name="T12" style:family="text">
      <style:text-properties style:font-name="QCF_P405"/>
    </style:style>
    <style:style style:name="T13" style:family="text">
      <style:text-properties style:font-name="QCF_P406"/>
    </style:style>
    <style:style style:name="T14" style:family="text">
      <style:text-properties style:font-name="QCF_P406" style:font-name-complex="QCF_P4061"/>
    </style:style>
    <style:style style:name="T15" style:family="text">
      <style:text-properties style:font-name="QCF_P407"/>
    </style:style>
    <style:style style:name="T16" style:family="text">
      <style:text-properties style:font-name="QCF_P407" style:font-name-complex="QCF_P4071"/>
    </style:style>
    <style:style style:name="T17" style:family="text">
      <style:text-properties style:font-name="QCF_P408"/>
    </style:style>
    <style:style style:name="T18" style:family="text">
      <style:text-properties style:font-name="QCF_P408" style:font-name-complex="QCF_P4081"/>
    </style:style>
    <style:style style:name="T19" style:family="text">
      <style:text-properties style:font-name="QCF_P409"/>
    </style:style>
    <style:style style:name="T20" style:family="text">
      <style:text-properties style:font-name="QCF_P409" style:font-name-complex="QCF_P4091"/>
    </style:style>
    <style:style style:name="T21" style:family="text">
      <style:text-properties style:font-name="QCF_P410"/>
    </style:style>
    <style:style style:name="T22" style:family="text">
      <style:text-properties style:font-name="QCF_P410" style:font-name-complex="QCF_P4101"/>
    </style:style>
    <style:style style:name="T23" style:family="text">
      <style:text-properties style:font-name="QCF_P411"/>
    </style:style>
    <style:style style:name="T24" style:family="text">
      <style:text-properties style:font-name="QCF_P411" style:font-name-complex="QCF_P4111"/>
    </style:style>
    <style:style style:name="T25" style:family="text">
      <style:text-properties style:font-name="QCF_P411" style:font-name-complex="MSI_BASMALAH"/>
    </style:style>
    <style:style style:name="T26" style:family="text">
      <style:text-properties style:font-name="QCF_P412"/>
    </style:style>
    <style:style style:name="T27" style:family="text">
      <style:text-properties style:font-name="QCF_P412" style:font-name-complex="QCF_P4121"/>
    </style:style>
    <style:style style:name="T28" style:family="text">
      <style:text-properties style:font-name="QCF_P413"/>
    </style:style>
    <style:style style:name="T29" style:family="text">
      <style:text-properties style:font-name="QCF_P413" style:font-name-complex="QCF_P4131"/>
    </style:style>
    <style:style style:name="T30" style:family="text">
      <style:text-properties style:font-name="QCF_P414"/>
    </style:style>
    <style:style style:name="T31" style:family="text">
      <style:text-properties style:font-name="QCF_P414" style:font-name-complex="QCF_P4141"/>
    </style:style>
    <style:style style:name="T32" style:family="text">
      <style:text-properties style:font-name="QCF_P414" style:font-name-complex="MSI_BASMALAH"/>
    </style:style>
    <style:style style:name="T33" style:family="text">
      <style:text-properties style:font-name="QCF_P415"/>
    </style:style>
    <style:style style:name="T34" style:family="text">
      <style:text-properties style:font-name="QCF_P415" style:font-name-complex="QCF_P4151"/>
    </style:style>
    <style:style style:name="T35" style:family="text">
      <style:text-properties style:font-name="QCF_P415" style:font-name-complex="MSI_BASMALAH"/>
    </style:style>
    <style:style style:name="T36" style:family="text">
      <style:text-properties style:font-name="QCF_P416"/>
    </style:style>
    <style:style style:name="T37" style:family="text">
      <style:text-properties style:font-name="QCF_P416" style:font-name-complex="QCF_P4161"/>
    </style:style>
    <style:style style:name="T38" style:family="text">
      <style:text-properties style:font-name="QCF_P417"/>
    </style:style>
    <style:style style:name="T39" style:family="text">
      <style:text-properties style:font-name="QCF_P417" style:font-name-complex="QCF_P4171"/>
    </style:style>
    <style:style style:name="T40" style:family="text">
      <style:text-properties style:font-name="QCF_P417" style:font-name-complex="MSI_BASMALAH"/>
    </style:style>
    <style:style style:name="T41" style:family="text">
      <style:text-properties style:font-name="QCF_P418"/>
    </style:style>
    <style:style style:name="T42" style:family="text">
      <style:text-properties style:font-name="QCF_P418" style:font-name-complex="QCF_P4181"/>
    </style:style>
    <style:style style:name="T43" style:family="text">
      <style:text-properties style:font-name="QCF_P418" style:font-name-complex="MSI_BASMALAH"/>
    </style:style>
    <style:style style:name="T44" style:family="text">
      <style:text-properties style:font-name="QCF_P419"/>
    </style:style>
    <style:style style:name="T45" style:family="text">
      <style:text-properties style:font-name="QCF_P419" style:font-name-complex="QCF_P4191"/>
    </style:style>
    <style:style style:name="T46" style:family="text">
      <style:text-properties style:font-name="QCF_P420"/>
    </style:style>
    <style:style style:name="T47" style:family="text">
      <style:text-properties style:font-name="QCF_P420" style:font-name-complex="QCF_P4201"/>
    </style:style>
    <style:style style:name="T48" style:family="text">
      <style:text-properties style:font-name="QCF_P421"/>
    </style:style>
    <style:style style:name="T49" style:family="text">
      <style:text-properties style:font-name="QCF_P421" style:font-name-complex="QCF_P4211"/>
    </style:style>
    <style:style style:name="T50" style:family="text">
      <style:text-properties style:font-name="Liberation Sans Narrow"/>
    </style:style>
    <style:style style:name="T51" style:family="text">
      <style:text-properties style:font-name="Liberation Sans Narrow" style:font-name-complex="QCF_P4061"/>
    </style:style>
    <style:style style:name="T52" style:family="text">
      <style:text-properties style:font-name="Liberation Sans Narrow" style:font-name-complex="QCF_P4071"/>
    </style:style>
    <style:style style:name="T53" style:family="text">
      <style:text-properties style:font-name="Liberation Sans Narrow" style:font-name-complex="QCF_P4081"/>
    </style:style>
    <style:style style:name="T54" style:family="text">
      <style:text-properties style:font-name="Liberation Sans Narrow" style:font-name-complex="QCF_P4091"/>
    </style:style>
    <style:style style:name="T55" style:family="text">
      <style:text-properties style:font-name="Liberation Sans Narrow" style:font-name-complex="QCF_P4101"/>
    </style:style>
    <style:style style:name="T56" style:family="text">
      <style:text-properties style:font-name="Liberation Sans Narrow" style:font-name-complex="QCF_P4111"/>
    </style:style>
    <style:style style:name="T57" style:family="text">
      <style:text-properties style:font-name="Liberation Sans Narrow" style:font-name-complex="QCF_P4121"/>
    </style:style>
    <style:style style:name="T58" style:family="text">
      <style:text-properties style:font-name="Liberation Sans Narrow" style:font-name-complex="QCF_P4131"/>
    </style:style>
    <style:style style:name="T59" style:family="text">
      <style:text-properties style:font-name="Liberation Sans Narrow" style:font-name-complex="QCF_P4141"/>
    </style:style>
    <style:style style:name="T60" style:family="text">
      <style:text-properties style:font-name="Liberation Sans Narrow" style:font-name-complex="QCF_P4151"/>
    </style:style>
    <style:style style:name="T61" style:family="text">
      <style:text-properties style:font-name="Liberation Sans Narrow" style:font-name-complex="QCF_P4161"/>
    </style:style>
    <style:style style:name="T62" style:family="text">
      <style:text-properties style:font-name="Liberation Sans Narrow" style:font-name-complex="QCF_P4171"/>
    </style:style>
    <style:style style:name="T63" style:family="text">
      <style:text-properties style:font-name="Liberation Sans Narrow" style:font-name-complex="QCF_P4181"/>
    </style:style>
    <style:style style:name="T64" style:family="text">
      <style:text-properties style:font-name="Liberation Sans Narrow" style:font-name-complex="QCF_P4191"/>
    </style:style>
    <style:style style:name="T65" style:family="text">
      <style:text-properties style:font-name="Liberation Sans Narrow" style:font-name-complex="QCF_P4201"/>
    </style:style>
    <style:style style:name="T66" style:family="text">
      <style:text-properties style:font-name="Liberation Sans Narrow" style:font-name-complex="QCF_P4211"/>
    </style:style>
    <style:style style:name="T67" style:family="text">
      <style:text-properties style:font-name-complex="MSI_BASMALA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oft-page-break/><text:span text:style-name="T9">ﭑ</text:span><text:span text:style-name="T1"> </text:span><text:span text:style-name="T10">ﭒ</text:span><text:span text:style-name="T1"> </text:span><text:span text:style-name="T10">ﭓ</text:span><text:span text:style-name="T1"> </text:span><text:span text:style-name="T10">ﭔ</text:span><text:span text:style-name="T1"> </text:span><text:span text:style-name="T10">ﭕ</text:span><text:span text:style-name="T1"> </text:span><text:span text:style-name="T10">ﭖ</text:span><text:span text:style-name="T1"> </text:span><text:span text:style-name="T10">ﭗ</text:span><text:span text:style-name="T1"> </text:span><text:span text:style-name="T10">ﭘ</text:span><text:span text:style-name="T1"> </text:span><text:span text:style-name="T10">ﭙ</text:span><text:span text:style-name="T1"> </text:span><text:span text:style-name="T10">ﭚ</text:span><text:span text:style-name="T1"> </text:span><text:span text:style-name="T10">ﭛ</text:span><text:span text:style-name="T1"> </text:span><text:span text:style-name="T10">ﭜ</text:span><text:span text:style-name="T1"> </text:span><text:span text:style-name="T10">ﭝﭞ</text:span><text:span text:style-name="T1"> </text:span><text:span text:style-name="T10">ﭟ</text:span><text:span text:style-name="T1"> </text:span><text:span text:style-name="T10">ﭠ</text:span><text:span text:style-name="T1"> </text:span><text:span text:style-name="T10">ﭡ</text:span><text:span text:style-name="T1"> </text:span><text:span text:style-name="T10">ﭢ</text:span><text:span text:style-name="T1"> </text:span><text:span text:style-name="T10">ﭣ</text:span><text:span text:style-name="T1"> </text:span><text:span text:style-name="T10">ﭤ</text:span><text:span text:style-name="T1"> </text:span><text:span text:style-name="T10">ﭥ</text:span><text:span text:style-name="T1"> </text:span><text:span text:style-name="T10">ﭦ</text:span><text:span text:style-name="T1"> </text:span><text:span text:style-name="T10">ﭧ</text:span><text:span text:style-name="T1"> </text:span><text:span text:style-name="T10">ﭨ</text:span><text:span text:style-name="T1"> </text:span><text:span text:style-name="T10">ﭩ</text:span><text:span text:style-name="T1"> </text:span><text:span text:style-name="T10">ﭪ</text:span><text:span text:style-name="T1"> </text:span><text:span text:style-name="T10">ﭫ</text:span></text:p>
      <text:p text:style-name="P8"><text:span text:style-name="T10">ﭬ</text:span><text:span text:style-name="T1"> </text:span><text:span text:style-name="T10">ﭭ</text:span><text:span text:style-name="T1"> </text:span><text:span text:style-name="T10">ﭮ</text:span><text:span text:style-name="T1"> </text:span><text:span text:style-name="T10">ﭯ</text:span><text:span text:style-name="T1"> </text:span><text:span text:style-name="T10">ﭰﭱ</text:span><text:span text:style-name="T1"> </text:span><text:span text:style-name="T10">ﭲ</text:span><text:span text:style-name="T1"> </text:span><text:span text:style-name="T10">ﭳ</text:span><text:span text:style-name="T1"> </text:span><text:span text:style-name="T10">ﭴ</text:span><text:span text:style-name="T1"> </text:span><text:span text:style-name="T10">ﭵ</text:span><text:span text:style-name="T1"> </text:span><text:span text:style-name="T10">ﭶﭷ</text:span><text:span text:style-name="T1"> </text:span><text:span text:style-name="T10">ﭸ</text:span><text:span text:style-name="T1"> </text:span><text:span text:style-name="T10">ﭹ</text:span><text:span text:style-name="T1"> </text:span><text:span text:style-name="T10">ﭺ</text:span><text:span text:style-name="T1"> </text:span><text:span text:style-name="T10">ﭻ</text:span><text:span text:style-name="T1"> </text:span><text:span text:style-name="T10">ﭼﭽ</text:span><text:span text:style-name="T1"> </text:span><text:span text:style-name="T10">ﭾ</text:span><text:span text:style-name="T1"> </text:span><text:span text:style-name="T10">ﭿ</text:span><text:span text:style-name="T1"> </text:span><text:span text:style-name="T10">ﮀ</text:span><text:span text:style-name="T1"> </text:span><text:span text:style-name="T10">ﮁ</text:span><text:span text:style-name="T1"> </text:span><text:span text:style-name="T10">ﮂ</text:span><text:span text:style-name="T1"> </text:span><text:span text:style-name="T10">ﮃ</text:span><text:span text:style-name="T1"> </text:span><text:span text:style-name="T10">ﮄ</text:span><text:span text:style-name="T1"> </text:span><text:span text:style-name="T10">ﮅ</text:span><text:span text:style-name="T1"> </text:span><text:span text:style-name="T10">ﮆ</text:span><text:span text:style-name="T1"> </text:span><text:span text:style-name="T10">ﮇ</text:span><text:span text:style-name="T1"> </text:span><text:span text:style-name="T10">ﮈ</text:span><text:span text:style-name="T1"> </text:span><text:span text:style-name="T10">ﮉ</text:span><text:span text:style-name="T1"> </text:span><text:span text:style-name="T10">ﮊ</text:span><text:span text:style-name="T1"> </text:span><text:span text:style-name="T10">ﮋ</text:span><text:span text:style-name="T1"> </text:span><text:span text:style-name="T10">ﮌ</text:span><text:span text:style-name="T1"> </text:span><text:span text:style-name="T10">ﮍﮎ</text:span><text:span text:style-name="T1"> </text:span><text:span text:style-name="T10">ﮏ</text:span><text:span text:style-name="T1"> </text:span><text:span text:style-name="T10">ﮐ</text:span><text:span text:style-name="T1"> </text:span><text:span text:style-name="T10">ﮑ</text:span><text:span text:style-name="T1"> </text:span><text:span text:style-name="T10">ﮒ</text:span><text:span text:style-name="T1"> </text:span><text:span text:style-name="T10">ﮓ</text:span><text:span text:style-name="T1"> </text:span><text:span text:style-name="T10">ﮔ</text:span><text:span text:style-name="T1"> </text:span><text:span text:style-name="T10">ﮕ</text:span><text:span text:style-name="T1"> </text:span><text:span text:style-name="T10">ﮖ</text:span><text:span text:style-name="T1"> </text:span><text:span text:style-name="T10">ﮗ</text:span><text:span text:style-name="T1"> </text:span><text:span text:style-name="T10">ﮘ</text:span><text:span text:style-name="T1"> </text:span><text:span text:style-name="T10">ﮙ</text:span><text:span text:style-name="T1"> </text:span><text:span text:style-name="T10">ﮚ</text:span><text:span text:style-name="T1"> </text:span><text:span text:style-name="T10">ﮛﮜ</text:span><text:span text:style-name="T1"> </text:span><text:span text:style-name="T10">ﮝ</text:span><text:span text:style-name="T1"> </text:span><text:span text:style-name="T10">ﮞ</text:span><text:span text:style-name="T1"> </text:span><text:span text:style-name="T10">ﮟ</text:span><text:span text:style-name="T1"> </text:span><text:span text:style-name="T10">ﮠ</text:span><text:span text:style-name="T1"> </text:span><text:span text:style-name="T10">ﮡ</text:span><text:span text:style-name="T1"> </text:span><text:span text:style-name="T10">ﮢ</text:span><text:span text:style-name="T1"> </text:span><text:span text:style-name="T10">ﮣ</text:span><text:span text:style-name="T1"> </text:span><text:span text:style-name="T10">ﮤ</text:span><text:span text:style-name="T1"> </text:span><text:span text:style-name="T10">ﮥ</text:span><text:span text:style-name="T1"> </text:span><text:span text:style-name="T10">ﮦ</text:span><text:span text:style-name="T1"> </text:span><text:span text:style-name="T10">ﮧ</text:span><text:span text:style-name="T1"> </text:span><text:span text:style-name="T10">ﮨ</text:span><text:span text:style-name="T1"> </text:span><text:span text:style-name="T10">ﮩﮪ</text:span><text:span text:style-name="T1"> </text:span><text:span text:style-name="T10">ﮫ</text:span><text:span text:style-name="T1"> </text:span><text:span text:style-name="T10">ﮬ</text:span><text:span text:style-name="T1"> </text:span><text:span text:style-name="T10">ﮭ</text:span><text:span text:style-name="T1"> </text:span><text:span text:style-name="T10">ﮮ</text:span><text:span text:style-name="T1"> </text:span><text:span text:style-name="T10">ﮯ</text:span><text:span text:style-name="T1"> </text:span><text:span text:style-name="T10">ﮰ</text:span><text:span text:style-name="T1"> </text:span><text:span text:style-name="T10">ﮱ</text:span><text:span text:style-name="T1"> </text:span><text:span text:style-name="T10">ﯓ</text:span><text:span text:style-name="T1"> </text:span><text:span text:style-name="T10">ﯔ</text:span><text:span text:style-name="T1"> </text:span><text:span text:style-name="T10">ﯕ</text:span><text:span text:style-name="T1"> </text:span><text:span text:style-name="T10">ﯖ</text:span><text:span text:style-name="T1"> </text:span><text:span text:style-name="T10">ﯗ</text:span><text:span text:style-name="T1"> </text:span><text:span text:style-name="T10">ﯘ</text:span><text:span text:style-name="T1"> </text:span><text:span text:style-name="T10">ﯙ</text:span><text:span text:style-name="T1"> </text:span><text:span text:style-name="T10">ﯚ</text:span><text:span text:style-name="T1"> </text:span><text:span text:style-name="T10">ﯛ</text:span><text:span text:style-name="T1"> </text:span><text:span text:style-name="T10">ﯜ</text:span><text:span text:style-name="T1"> </text:span><text:span text:style-name="T10">ﯝﯞ</text:span><text:span text:style-name="T1"> </text:span><text:span text:style-name="T10">ﯟ</text:span><text:span text:style-name="T1"> </text:span><text:span text:style-name="T10">ﯠ</text:span><text:span text:style-name="T1"> </text:span><text:span text:style-name="T10">ﯡ</text:span><text:span text:style-name="T1"> </text:span><text:span text:style-name="T10">ﯢ</text:span><text:span text:style-name="T1"> </text:span><text:span text:style-name="T10">ﯣ</text:span><text:span text:style-name="T1"> </text:span><text:span text:style-name="T10">ﯤ</text:span><text:span text:style-name="T1"> </text:span><text:span text:style-name="T10">ﯥ</text:span><text:span text:style-name="T1"> </text:span><text:span text:style-name="T10">ﯦ</text:span><text:span text:style-name="T1"> </text:span><text:span text:style-name="T10">ﯧ</text:span><text:span text:style-name="T1"> </text:span><text:span text:style-name="T10">ﯨ</text:span><text:span text:style-name="T1"> </text:span><text:span text:style-name="T10">ﯩ</text:span><text:span text:style-name="T1"> </text:span><text:span text:style-name="T10">ﯪ</text:span><text:span text:style-name="T1"> </text:span><text:span text:style-name="T10">ﯫ</text:span><text:span text:style-name="T1"> </text:span><text:span text:style-name="T10">ﯬﯭ</text:span><text:span text:style-name="T1"> </text:span><text:span text:style-name="T10">ﯮ</text:span><text:span text:style-name="T1"> </text:span><text:span text:style-name="T10">ﯯ</text:span><text:span text:style-name="T1"> </text:span><text:span text:style-name="T10">ﯰ</text:span><text:span text:style-name="T1"> </text:span><text:span text:style-name="T10">ﯱ</text:span><text:span text:style-name="T1"> </text:span><text:span text:style-name="T10">ﯲﯳ</text:span><text:span text:style-name="T1"> </text:span><text:span text:style-name="T10">ﯴ</text:span><text:span text:style-name="T1"> </text:span><text:span text:style-name="T10">ﯵ</text:span><text:span text:style-name="T1"> </text:span><text:span text:style-name="T10">ﯶ</text:span><text:span text:style-name="T1"> </text:span><text:span text:style-name="T10">ﯷ</text:span><text:span text:style-name="T1"> </text:span><text:span text:style-name="T10">ﯸ</text:span><text:span text:style-name="T1"> </text:span><text:span text:style-name="T10">ﯹ</text:span><text:span text:style-name="T1"> </text:span><text:span text:style-name="T10">ﯺ</text:span><text:span text:style-name="T1"> </text:span><text:span text:style-name="T10">ﯻ</text:span><text:span text:style-name="T1"> </text:span><text:span text:style-name="T10">ﯼ</text:span></text:p>
      <text:p text:style-name="P28"><text:span text:style-name="T9">ﭑ</text:span><text:span text:style-name="T1"> </text:span><text:span text:style-name="T9">ﭒﭓ</text:span><text:span text:style-name="T1"> </text:span><text:span text:style-name="T9">ﭔ</text:span><text:span text:style-name="T1"> </text:span><text:span text:style-name="T9">ﭕ</text:span><text:span text:style-name="T1"> </text:span><text:span text:style-name="T9">ﭖ</text:span><text:span text:style-name="T1"> </text:span><text:span text:style-name="T9">ﭗ</text:span><text:span text:style-name="T1"> </text:span><text:span text:style-name="T9">ﭘ</text:span><text:span text:style-name="T1"> </text:span><text:span text:style-name="T9">ﭙ</text:span><text:span text:style-name="T1"> </text:span><text:span text:style-name="T9">ﭚ</text:span><text:span text:style-name="T1"> </text:span><text:span text:style-name="T9">ﭛ</text:span><text:span text:style-name="T1"> </text:span><text:span text:style-name="T9">ﭜ</text:span><text:span text:style-name="T1"> </text:span><text:span text:style-name="T9">ﭝ</text:span><text:span text:style-name="T1"> </text:span><text:span text:style-name="T9">ﭞ</text:span><text:span text:style-name="T1"> </text:span><text:span text:style-name="T9">ﭟ</text:span><text:span text:style-name="T1"> </text:span><text:span text:style-name="T9">ﭠ</text:span><text:span text:style-name="T1"> </text:span><text:span text:style-name="T9">ﭡ</text:span><text:span text:style-name="T1"> </text:span><text:span text:style-name="T9">ﭢ</text:span><text:span text:style-name="T1"> </text:span><text:span text:style-name="T9">ﭣ</text:span><text:span text:style-name="T1"> </text:span><text:span text:style-name="T9">ﭤ</text:span><text:span text:style-name="T1"> </text:span><text:span text:style-name="T9">ﭥ</text:span><text:span text:style-name="T1"> </text:span><text:span text:style-name="T9">ﭦ</text:span><text:span text:style-name="T1"> </text:span><text:span text:style-name="T9">ﭧ</text:span><text:span text:style-name="T1"> </text:span><text:span text:style-name="T9">ﭨ</text:span><text:span text:style-name="T1"> </text:span><text:span text:style-name="T9">ﭩ</text:span><text:span text:style-name="T1"> </text:span><text:span text:style-name="T9">ﭪ</text:span><text:span text:style-name="T1"> </text:span><text:span text:style-name="T9">ﭫ</text:span><text:span text:style-name="T1"> </text:span><text:span text:style-name="T9">ﭬ</text:span><text:span text:style-name="T1"> </text:span><text:span text:style-name="T9">ﭭ</text:span><text:span text:style-name="T1"> </text:span><text:span text:style-name="T9">ﭮ</text:span><text:span text:style-name="T1"> </text:span><text:span text:style-name="T9">ﭯ</text:span><text:span text:style-name="T1"> </text:span><text:span text:style-name="T9">ﭰ</text:span><text:span text:style-name="T1"> </text:span><text:span text:style-name="T9">ﭱ</text:span><text:span text:style-name="T1"> </text:span><text:span text:style-name="T9">ﭲ</text:span><text:span text:style-name="T1"> </text:span><text:span text:style-name="T9">ﭳ</text:span><text:span text:style-name="T1"> </text:span><text:span text:style-name="T9">ﭴ</text:span><text:span text:style-name="T1"> </text:span><text:span text:style-name="T9">ﭵ</text:span><text:span text:style-name="T1"> </text:span><text:span text:style-name="T9">ﭶ</text:span><text:span text:style-name="T1"> </text:span><text:span text:style-name="T9">ﭷ</text:span><text:span text:style-name="T1"> </text:span><text:span text:style-name="T9">ﭸ</text:span><text:span text:style-name="T1"> </text:span><text:span text:style-name="T9">ﭹ</text:span><text:span text:style-name="T1"> </text:span><text:span text:style-name="T9">ﭺ</text:span><text:span text:style-name="T1"> </text:span><text:span text:style-name="T9">ﭻ</text:span><text:span text:style-name="T1"> </text:span><text:span text:style-name="T9">ﭼ</text:span><text:span text:style-name="T1"> </text:span><text:span text:style-name="T9">ﭽ</text:span><text:span text:style-name="T1"> </text:span><text:span text:style-name="T9">ﭾ</text:span><text:span text:style-name="T1"> </text:span><text:span text:style-name="T9">ﭿ</text:span><text:span text:style-name="T1"> </text:span><text:span text:style-name="T9">ﮀﮁ</text:span><text:span text:style-name="T1"> </text:span><text:span text:style-name="T9">ﮂ</text:span><text:span text:style-name="T1"> </text:span><text:span text:style-name="T9">ﮃ</text:span><text:span text:style-name="T1"> </text:span><text:span text:style-name="T9">ﮄ</text:span><text:span text:style-name="T1"> </text:span><text:span text:style-name="T9">ﮅ</text:span><text:span text:style-name="T1"> </text:span><text:span text:style-name="T9">ﮆ</text:span><text:span text:style-name="T1"> </text:span><text:span text:style-name="T9">ﮇ</text:span><text:span text:style-name="T1"> </text:span><text:span text:style-name="T9">ﮈ</text:span><text:span text:style-name="T1"> </text:span><text:span text:style-name="T9">ﮉ</text:span><text:span text:style-name="T1"> </text:span><text:span text:style-name="T9">ﮊ</text:span><text:span text:style-name="T1"> </text:span><text:span text:style-name="T9">ﮋ</text:span><text:span text:style-name="T1"> </text:span><text:span text:style-name="T9">ﮌ</text:span><text:span text:style-name="T1"> </text:span><text:span text:style-name="T9">ﮍ</text:span><text:span text:style-name="T1"> </text:span><text:span text:style-name="T9">ﮎ</text:span><text:span text:style-name="T1"> </text:span><text:span text:style-name="T9">ﮏ</text:span><text:span text:style-name="T1"> </text:span><text:span text:style-name="T9">ﮐ</text:span><text:span text:style-name="T1"> </text:span><text:span text:style-name="T9">ﮑ</text:span><text:span text:style-name="T1"> </text:span><text:span text:style-name="T9">ﮒ</text:span><text:span text:style-name="T1"> </text:span><text:span text:style-name="T9">ﮓﮔ</text:span><text:span text:style-name="T1"> </text:span><text:span text:style-name="T9">ﮕ</text:span><text:span text:style-name="T1"> </text:span><text:span text:style-name="T9">ﮖ</text:span><text:span text:style-name="T1"> </text:span><text:span text:style-name="T9">ﮗ</text:span><text:span text:style-name="T1"> </text:span><text:span text:style-name="T9">ﮘ</text:span><text:span text:style-name="T1"> </text:span><text:span text:style-name="T9">ﮙ</text:span><text:span text:style-name="T1"> </text:span><text:span text:style-name="T9">ﮚ</text:span><text:span text:style-name="T1"> </text:span><text:span text:style-name="T9">ﮛ</text:span><text:span text:style-name="T1"> </text:span><text:span text:style-name="T9">ﮜ</text:span><text:span text:style-name="T1"> </text:span><text:span text:style-name="T9">ﮝ</text:span><text:span text:style-name="T1"> </text:span><text:span text:style-name="T9">ﮞ</text:span><text:span text:style-name="T1"> </text:span><text:span text:style-name="T9">ﮟ</text:span><text:span text:style-name="T1"> </text:span><text:span text:style-name="T9">ﮠ</text:span><text:span text:style-name="T1"> </text:span><text:span text:style-name="T9">ﮡ</text:span><text:span text:style-name="T1"> </text:span><text:span text:style-name="T9">ﮢ</text:span><text:span text:style-name="T1"> </text:span><text:span text:style-name="T9">ﮣ</text:span><text:span text:style-name="T1"> </text:span><text:span text:style-name="T9">ﮤ</text:span><text:span text:style-name="T1"> </text:span><text:span text:style-name="T9">ﮥ</text:span><text:span text:style-name="T1"> </text:span><text:span text:style-name="T9">ﮦ</text:span><text:span text:style-name="T1"> </text:span><text:span text:style-name="T9">ﮧﮨ</text:span><text:span text:style-name="T1"> </text:span><text:span text:style-name="T9">ﮩ</text:span><text:span text:style-name="T1"> </text:span><text:span text:style-name="T9">ﮪ</text:span><text:span text:style-name="T1"> </text:span><text:span text:style-name="T9">ﮫ</text:span><text:span text:style-name="T1"> </text:span><text:span text:style-name="T9">ﮬ</text:span><text:span text:style-name="T1"> </text:span><text:span text:style-name="T9">ﮭ</text:span><text:span text:style-name="T1"> </text:span><text:span text:style-name="T9">ﮮ</text:span><text:span text:style-name="T1"> </text:span><text:span text:style-name="T9">ﮯ</text:span><text:span text:style-name="T1"> </text:span><text:span text:style-name="T9">ﮰ</text:span><text:span text:style-name="T1"> </text:span><text:span text:style-name="T9">ﮱ</text:span><text:span text:style-name="T1"> </text:span><text:span text:style-name="T9">ﯓ</text:span><text:span text:style-name="T1"> </text:span><text:span text:style-name="T9">ﯔ</text:span><text:span text:style-name="T1"> </text:span><text:span text:style-name="T9">ﯕ</text:span><text:span text:style-name="T1"> </text:span><text:span text:style-name="T9">ﯖ</text:span><text:span text:style-name="T1"> </text:span><text:span text:style-name="T9">ﯗ</text:span><text:span text:style-name="T1"> </text:span><text:span text:style-name="T9">ﯘﯙ</text:span><text:span text:style-name="T1"> </text:span><text:span text:style-name="T9">ﯚ</text:span><text:span text:style-name="T1"> </text:span><text:span text:style-name="T9">ﯛ</text:span><text:span text:style-name="T1"> </text:span><text:span text:style-name="T9">ﯜ</text:span><text:span text:style-name="T1"> </text:span><text:span text:style-name="T9">ﯝ</text:span><text:span text:style-name="T1"> </text:span><text:span text:style-name="T9">ﯞ</text:span><text:span text:style-name="T1"> </text:span><text:span text:style-name="T9">ﯟ</text:span><text:span text:style-name="T1"> </text:span><text:span text:style-name="T9">ﯠ</text:span><text:span text:style-name="T1"> </text:span><text:span text:style-name="T9">ﯡ</text:span><text:span text:style-name="T1"> </text:span><text:span text:style-name="T9">ﯢ</text:span><text:span text:style-name="T1"> </text:span><text:span text:style-name="T9">ﯣ</text:span><text:span text:style-name="T1"> </text:span><text:span text:style-name="T9">ﯤ</text:span><text:span text:style-name="T1"> </text:span><text:span text:style-name="T9">ﯥﯦ</text:span><text:span text:style-name="T1"> </text:span><text:span text:style-name="T9">ﯧ</text:span><text:span text:style-name="T1"> </text:span><text:span text:style-name="T9">ﯨ</text:span><text:span text:style-name="T1"> </text:span><text:span text:style-name="T9">ﯩ</text:span><text:span text:style-name="T1"> </text:span><text:span text:style-name="T9">ﯪ</text:span><text:span text:style-name="T1"> </text:span><text:span text:style-name="T9">ﯫ</text:span><text:span text:style-name="T1"> </text:span><text:span text:style-name="T9">ﯬ</text:span><text:span text:style-name="T1"> </text:span><text:span text:style-name="T9">ﯭ</text:span><text:span text:style-name="T1"> </text:span><text:span text:style-name="T9">ﯮ</text:span></text:p>
      <text:p text:style-name="P9"><text:span text:style-name="T9">ﯯ</text:span><text:span text:style-name="T1"> </text:span><text:span text:style-name="T9">ﯰ</text:span><text:span text:style-name="T1"> </text:span><text:span text:style-name="T9">ﯱ</text:span><text:span text:style-name="T1"> </text:span><text:span text:style-name="T9">ﯲ</text:span><text:span text:style-name="T1"> </text:span><text:span text:style-name="T9">ﯳ</text:span><text:span text:style-name="T1"> </text:span><text:span text:style-name="T9">ﯴ</text:span><text:span text:style-name="T1"> </text:span><text:span text:style-name="T9">ﯵ</text:span><text:span text:style-name="T1"> </text:span><text:span text:style-name="T9">ﯶ</text:span><text:span text:style-name="T1"> </text:span><text:span text:style-name="T9">ﯷ</text:span><text:span text:style-name="T1"> </text:span><text:span text:style-name="T9">ﯸ</text:span><text:span text:style-name="T1"> </text:span><text:span text:style-name="T9">ﯹ</text:span><text:span text:style-name="T1"> </text:span><text:span text:style-name="T9">ﯺ</text:span><text:span text:style-name="T1"> </text:span><text:span text:style-name="T9">ﯻﯼ</text:span><text:span text:style-name="T1"> </text:span><text:span text:style-name="T9">ﯽ</text:span><text:span text:style-name="T1"> </text:span><text:span text:style-name="T9">ﯾ</text:span><text:span text:style-name="T1"> </text:span><text:span text:style-name="T9">ﯿﰀ</text:span><text:span text:style-name="T1"> </text:span><text:span text:style-name="T9">ﰁ</text:span><text:span text:style-name="T1"> </text:span><text:span text:style-name="T9">ﰂ</text:span><text:span text:style-name="T1"> </text:span><text:span text:style-name="T9">ﰃ</text:span><text:span text:style-name="T1"> </text:span><text:span text:style-name="T9">ﰄ</text:span><text:span text:style-name="T1"> </text:span><text:span text:style-name="T9">ﰅ</text:span></text:p>
      <text:p text:style-name="P6"><text:span text:style-name="T11">ﭑ</text:span><text:span text:style-name="T1"> </text:span><text:span text:style-name="T11">ﭒ</text:span><text:span text:style-name="T1"> </text:span><text:span text:style-name="T11">ﭓ</text:span><text:span text:style-name="T1"> </text:span><text:span text:style-name="T11">ﭔ</text:span><text:span text:style-name="T1"> </text:span><text:span text:style-name="T11">ﭕ</text:span><text:span text:style-name="T1"> </text:span><text:span text:style-name="T11">ﭖ</text:span><text:span text:style-name="T1"> </text:span><text:span text:style-name="T11">ﭗﭘ</text:span><text:span text:style-name="T1"> </text:span><text:span text:style-name="T11">ﭙ</text:span><text:span text:style-name="T1"> </text:span><text:span text:style-name="T11">ﭚ</text:span><text:span text:style-name="T1"> </text:span><text:span text:style-name="T11">ﭛ</text:span><text:span text:style-name="T1"> </text:span><text:span text:style-name="T11">ﭜ</text:span><text:span text:style-name="T1"> </text:span><text:span text:style-name="T11">ﭝﭞ</text:span><text:span text:style-name="T1"> </text:span><text:span text:style-name="T11">ﭟ</text:span><text:span text:style-name="T1"> </text:span><text:span text:style-name="T11">ﭠ</text:span><text:span text:style-name="T1"> </text:span><text:span text:style-name="T11">ﭡ</text:span><text:span text:style-name="T1"> </text:span><text:span text:style-name="T11">ﭢ</text:span><text:span text:style-name="T1"> </text:span><text:span text:style-name="T11">ﭣ</text:span><text:span text:style-name="T1"> </text:span><text:span text:style-name="T11">ﭤ</text:span><text:span text:style-name="T1"> </text:span><text:span text:style-name="T11">ﭥ</text:span><text:span text:style-name="T1"> </text:span><text:span text:style-name="T11">ﭦ</text:span><text:span text:style-name="T1"> </text:span><text:span text:style-name="T11">ﭧ</text:span><text:span text:style-name="T1"> </text:span><text:span text:style-name="T11">ﭨ</text:span><text:span text:style-name="T1"> </text:span><text:span text:style-name="T11">ﭩ</text:span><text:span text:style-name="T1"> </text:span><text:span text:style-name="T11">ﭪ</text:span><text:span text:style-name="T1"> </text:span><text:span text:style-name="T11">ﭫ</text:span><text:span text:style-name="T1"> </text:span><text:span text:style-name="T11">ﭬ</text:span><text:span text:style-name="T1"> </text:span><text:span text:style-name="T11">ﭭ</text:span><text:span text:style-name="T1"> </text:span><text:span text:style-name="T11">ﭮ</text:span><text:span text:style-name="T1"> </text:span><text:span text:style-name="T11">ﭯ</text:span><text:span text:style-name="T1"> </text:span><text:span text:style-name="T11">ﭰ</text:span><text:span text:style-name="T1"> </text:span><text:span text:style-name="T11">ﭱ</text:span><text:span text:style-name="T1"> </text:span><text:span text:style-name="T11">ﭲ</text:span><text:span text:style-name="T1"> </text:span><text:span text:style-name="T11">ﭳ</text:span><text:span text:style-name="T1"> </text:span><text:span text:style-name="T11">ﭴ</text:span><text:span text:style-name="T1"> </text:span><text:span text:style-name="T11">ﭵ</text:span><text:span text:style-name="T1"> </text:span><text:span text:style-name="T11">ﭶ</text:span><text:span text:style-name="T1"> </text:span><text:span text:style-name="T11">ﭷﭸ</text:span><text:span text:style-name="T1"> </text:span><text:span text:style-name="T11">ﭹ</text:span><text:span text:style-name="T1"> </text:span><text:span text:style-name="T11">ﭺ</text:span><text:span text:style-name="T1"> </text:span><text:span text:style-name="T11">ﭻ</text:span></text:p>
      <text:p text:style-name="P11"><text:span text:style-name="T11">ﭼ</text:span><text:span text:style-name="T1"> </text:span><text:span text:style-name="T11">ﭽ</text:span><text:span text:style-name="T1"> </text:span><text:span text:style-name="T11">ﭾ</text:span><text:span text:style-name="T1"> </text:span><text:span text:style-name="T11">ﭿ</text:span><text:span text:style-name="T1"> </text:span><text:span text:style-name="T11">ﮀ</text:span><text:span text:style-name="T1"> </text:span><text:span text:style-name="T11">ﮁ</text:span><text:span text:style-name="T1"> </text:span><text:span text:style-name="T11">ﮂ</text:span><text:span text:style-name="T1"> </text:span><text:span text:style-name="T11">ﮃ</text:span><text:span text:style-name="T1"> </text:span><text:span text:style-name="T11">ﮄ</text:span><text:span text:style-name="T1"> </text:span><text:span text:style-name="T11">ﮅﮆ</text:span><text:span text:style-name="T1"> </text:span><text:span text:style-name="T11">ﮇ</text:span><text:span text:style-name="T1"> </text:span><text:span text:style-name="T11">ﮈ</text:span><text:span text:style-name="T1"> </text:span><text:span text:style-name="T11">ﮉ</text:span><text:span text:style-name="T1"> </text:span><text:span text:style-name="T11">ﮊ</text:span><text:span text:style-name="T1"> </text:span><text:span text:style-name="T11">ﮋ</text:span><text:span text:style-name="T1"> </text:span><text:span text:style-name="T11">ﮌ</text:span><text:span text:style-name="T1"> </text:span><text:span text:style-name="T11">ﮍ</text:span><text:span text:style-name="T1"> </text:span><text:span text:style-name="T11">ﮎ</text:span><text:span text:style-name="T1"> </text:span><text:span text:style-name="T11">ﮏ</text:span><text:span text:style-name="T1"> </text:span><text:span text:style-name="T11">ﮐ</text:span><text:span text:style-name="T1"> </text:span><text:span text:style-name="T11">ﮑ</text:span><text:span text:style-name="T1"> </text:span><text:span text:style-name="T11">ﮒ</text:span><text:span text:style-name="T1"> </text:span><text:span text:style-name="T11">ﮓ</text:span><text:span text:style-name="T1"> </text:span><text:span text:style-name="T11">ﮔ</text:span><text:span text:style-name="T1"> </text:span><text:span text:style-name="T11">ﮕ</text:span><text:span text:style-name="T1"> </text:span><text:span text:style-name="T11">ﮖ</text:span><text:span text:style-name="T1"> </text:span><text:span text:style-name="T11">ﮗ</text:span><text:span text:style-name="T1"> </text:span><text:span text:style-name="T11">ﮘﮙ</text:span><text:span text:style-name="T1"> </text:span><text:span text:style-name="T11">ﮚ</text:span><text:span text:style-name="T1"> </text:span><text:span text:style-name="T11">ﮛ</text:span><text:span text:style-name="T1"> </text:span><text:span text:style-name="T11">ﮜ</text:span><text:span text:style-name="T1"> </text:span><text:span text:style-name="T11">ﮝ</text:span><text:span text:style-name="T1"> </text:span><text:span text:style-name="T11">ﮞ</text:span><text:span text:style-name="T1"> </text:span><text:span text:style-name="T11">ﮟ</text:span><text:span text:style-name="T1"> </text:span><text:span text:style-name="T11">ﮠ</text:span><text:span text:style-name="T1"> </text:span><text:span text:style-name="T11">ﮡ</text:span><text:span text:style-name="T1"> </text:span><text:span text:style-name="T11">ﮢ</text:span><text:span text:style-name="T1"> </text:span><text:span text:style-name="T11">ﮣ</text:span><text:span text:style-name="T1"> </text:span><text:span text:style-name="T11">ﮤﮥ</text:span><text:span text:style-name="T1"> </text:span><text:span text:style-name="T11">ﮦ</text:span><text:span text:style-name="T1"> </text:span><text:span text:style-name="T11">ﮧ</text:span><text:span text:style-name="T1"> </text:span><text:span text:style-name="T11">ﮨ</text:span><text:span text:style-name="T1"> </text:span><text:span text:style-name="T11">ﮩ</text:span><text:span text:style-name="T1"> </text:span><text:span text:style-name="T11">ﮪ</text:span></text:p>
      <text:p text:style-name="P7"><text:span text:style-name="T67">ﮌﮪ</text:span></text:p>
      <text:p text:style-name="P7"><text:span text:style-name="T67">ﭤﭥﭦ</text:span></text:p>
      <text:p text:style-name="P10"><text:span text:style-name="T11">ﮫ</text:span><text:span text:style-name="T1"> </text:span><text:span text:style-name="T11">ﮬ</text:span><text:span text:style-name="T1"> </text:span><text:span text:style-name="T11">ﮭ</text:span><text:span text:style-name="T1"> </text:span><text:span text:style-name="T11">ﮮ</text:span><text:span text:style-name="T1"> </text:span><text:span text:style-name="T11">ﮯ</text:span><text:span text:style-name="T1"> </text:span><text:span text:style-name="T11">ﮰ</text:span><text:span text:style-name="T1"> </text:span><text:span text:style-name="T11">ﮱ</text:span><text:span text:style-name="T1"> </text:span><text:span text:style-name="T11">ﯓ</text:span><text:span text:style-name="T1"> </text:span><text:span text:style-name="T11">ﯔ</text:span><text:span text:style-name="T1"> </text:span><text:span text:style-name="T11">ﯕ</text:span></text:p>
      <text:p text:style-name="P10"><text:span text:style-name="T11">ﯖ</text:span><text:span text:style-name="T1"> </text:span><text:span text:style-name="T11">ﯗ</text:span><text:span text:style-name="T1"> </text:span><text:span text:style-name="T11">ﯘ</text:span><text:span text:style-name="T1"> </text:span><text:span text:style-name="T11">ﯙ</text:span><text:span text:style-name="T1"> </text:span><text:span text:style-name="T11">ﯚ</text:span><text:span text:style-name="T1"> </text:span><text:span text:style-name="T11">ﯛ</text:span><text:span text:style-name="T1"> </text:span><text:span text:style-name="T11">ﯜﯝ</text:span><text:span text:style-name="T1"> </text:span><text:span text:style-name="T11">ﯞ</text:span><text:span text:style-name="T1"> </text:span><text:span text:style-name="T11">ﯟ</text:span><text:span text:style-name="T1"> </text:span><text:span text:style-name="T11">ﯠ</text:span><text:span text:style-name="T1"> </text:span><text:span text:style-name="T11">ﯡ</text:span><text:span text:style-name="T1"> </text:span><text:span text:style-name="T11">ﯢ</text:span><text:span text:style-name="T1"> </text:span><text:span text:style-name="T11">ﯣﯤ</text:span><text:span text:style-name="T1"> </text:span><text:span text:style-name="T11">ﯥ</text:span><text:span text:style-name="T1"> </text:span><text:span text:style-name="T11">ﯦ</text:span><text:span text:style-name="T1"> </text:span><text:span text:style-name="T11">ﯧ</text:span><text:span text:style-name="T1"> </text:span><text:span text:style-name="T11">ﯨ</text:span><text:span text:style-name="T1"> </text:span><text:span text:style-name="T11">ﯩ</text:span><text:span text:style-name="T1"> </text:span><text:span text:style-name="T11">ﯪﯫ</text:span><text:span text:style-name="T1"> </text:span><text:span text:style-name="T11">ﯬ</text:span><text:span text:style-name="T1"> </text:span><text:span text:style-name="T11">ﯭ</text:span><text:span text:style-name="T1"> </text:span><text:span text:style-name="T11">ﯮﯯ</text:span><text:span text:style-name="T1"> </text:span><text:span text:style-name="T11">ﯰ</text:span><text:span text:style-name="T1"> </text:span><text:span text:style-name="T11">ﯱ</text:span><text:span text:style-name="T1"> </text:span><text:span text:style-name="T11">ﯲ</text:span><text:span text:style-name="T1"> </text:span><text:span text:style-name="T11">ﯳ</text:span></text:p>
      <text:p text:style-name="P29"><text:span text:style-name="T12">ﭑ</text:span><text:span text:style-name="T1"> </text:span><text:span text:style-name="T12">ﭒﭓ</text:span><text:span text:style-name="T1"> </text:span><text:span text:style-name="T12">ﭔ</text:span><text:span text:style-name="T1"> </text:span><text:span text:style-name="T12">ﭕ</text:span><text:span text:style-name="T1"> </text:span><text:span text:style-name="T12">ﭖ</text:span><text:span text:style-name="T1"> </text:span><text:span text:style-name="T12">ﭗ</text:span><text:span text:style-name="T1"> </text:span><text:span text:style-name="T12">ﭘ</text:span><text:span text:style-name="T1"> </text:span><text:span text:style-name="T12">ﭙ</text:span><text:span text:style-name="T1"> </text:span><text:span text:style-name="T12">ﭚ</text:span><text:span text:style-name="T1"> </text:span><text:span text:style-name="T12">ﭛ</text:span><text:span text:style-name="T1"> </text:span><text:span text:style-name="T12">ﭜ</text:span><text:span text:style-name="T1"> </text:span><text:span text:style-name="T12">ﭝ</text:span><text:span text:style-name="T1"> </text:span><text:span text:style-name="T12">ﭞ</text:span><text:span text:style-name="T1"> </text:span><text:span text:style-name="T12">ﭟ</text:span><text:span text:style-name="T1"> </text:span><text:span text:style-name="T12">ﭠ</text:span><text:span text:style-name="T1"> </text:span><text:span text:style-name="T12">ﭡ</text:span><text:span text:style-name="T1"> </text:span><text:span text:style-name="T12">ﭢ</text:span><text:span text:style-name="T1"> </text:span><text:span text:style-name="T12">ﭣ</text:span><text:span text:style-name="T1"> </text:span><text:span text:style-name="T12">ﭤ</text:span><text:span text:style-name="T1"> </text:span><text:span text:style-name="T12">ﭥ</text:span><text:span text:style-name="T1"> </text:span><text:span text:style-name="T12">ﭦ</text:span><text:span text:style-name="T1"> </text:span><text:span text:style-name="T12">ﭧ</text:span><text:span text:style-name="T1"> </text:span><text:span text:style-name="T12">ﭨ</text:span><text:span text:style-name="T1"> </text:span><text:span text:style-name="T12">ﭩ</text:span><text:span text:style-name="T1"> </text:span><text:span text:style-name="T12">ﭪ</text:span><text:span text:style-name="T1"> </text:span><text:span text:style-name="T12">ﭫ</text:span><text:span text:style-name="T1"> </text:span><text:span text:style-name="T12">ﭬﭭ</text:span><text:span text:style-name="T1"> </text:span><text:span text:style-name="T12">ﭮ</text:span><text:span text:style-name="T1"> </text:span><text:span text:style-name="T12">ﭯ</text:span><text:span text:style-name="T1"> </text:span><text:span text:style-name="T12">ﭰ</text:span><text:span text:style-name="T1"> </text:span><text:span text:style-name="T12">ﭱ</text:span><text:span text:style-name="T1"> </text:span><text:span text:style-name="T12">ﭲ</text:span><text:span text:style-name="T1"> </text:span><text:span text:style-name="T12">ﭳ</text:span><text:span text:style-name="T1"> </text:span><text:span text:style-name="T12">ﭴ</text:span><text:span text:style-name="T1"> </text:span><text:span text:style-name="T12">ﭵ</text:span><text:span text:style-name="T1"> </text:span><text:span text:style-name="T12">ﭶ</text:span><text:span text:style-name="T1"> </text:span><text:span text:style-name="T12">ﭷ</text:span><text:span text:style-name="T1"> </text:span><text:span text:style-name="T12">ﭸﭹ</text:span><text:span text:style-name="T1"> </text:span><text:span text:style-name="T12">ﭺ</text:span><text:span text:style-name="T1"> </text:span><text:span text:style-name="T12">ﭻ</text:span></text:p>
      <text:p text:style-name="P12"><text:span text:style-name="T12">ﭼ</text:span><text:span text:style-name="T1"> </text:span><text:span text:style-name="T12">ﭽ</text:span><text:span text:style-name="T1"> </text:span><text:span text:style-name="T12">ﭾ</text:span><text:span text:style-name="T1"> </text:span><text:span text:style-name="T12">ﭿ</text:span><text:span text:style-name="T1"> </text:span><text:span text:style-name="T12">ﮀ</text:span><text:span text:style-name="T1"> </text:span><text:span text:style-name="T12">ﮁ</text:span><text:span text:style-name="T1"> </text:span><text:span text:style-name="T12">ﮂ</text:span><text:span text:style-name="T1"> </text:span><text:span text:style-name="T12">ﮃ</text:span><text:span text:style-name="T1"> </text:span><text:span text:style-name="T12">ﮄ</text:span><text:span text:style-name="T1"> </text:span><text:span text:style-name="T12">ﮅ</text:span><text:span text:style-name="T1"> </text:span><text:span text:style-name="T12">ﮆ</text:span><text:span text:style-name="T1"> </text:span><text:span text:style-name="T12">ﮇ</text:span><text:span text:style-name="T1"> </text:span><text:span text:style-name="T12">ﮈ</text:span><text:span text:style-name="T1"> </text:span><text:span text:style-name="T12">ﮉ</text:span><text:span text:style-name="T1"> </text:span><text:span text:style-name="T12">ﮊ</text:span><text:span text:style-name="T1"> </text:span><text:span text:style-name="T12">ﮋ</text:span><text:span text:style-name="T1"> </text:span><text:span text:style-name="T12">ﮌﮍ</text:span><text:span text:style-name="T1"> </text:span><text:span text:style-name="T12">ﮎ</text:span><text:span text:style-name="T1"> </text:span><text:span text:style-name="T12">ﮏ</text:span><text:span text:style-name="T1"> </text:span><text:span text:style-name="T12">ﮐ</text:span><text:span text:style-name="T1"> </text:span><text:span text:style-name="T12">ﮑ</text:span><text:span text:style-name="T1"> </text:span><text:span text:style-name="T12">ﮒ</text:span><text:span text:style-name="T1"> </text:span><text:span text:style-name="T12">ﮓ</text:span><text:span text:style-name="T1"> </text:span><text:span text:style-name="T12">ﮔ</text:span><text:span text:style-name="T1"> </text:span><text:span text:style-name="T12">ﮕ</text:span><text:span text:style-name="T1"> </text:span><text:span text:style-name="T12">ﮖ</text:span><text:span text:style-name="T1"> </text:span><text:span text:style-name="T12">ﮗ</text:span><text:span text:style-name="T1"> </text:span><text:span text:style-name="T12">ﮘ</text:span><text:span text:style-name="T1"> </text:span><text:span text:style-name="T12">ﮙ</text:span><text:span text:style-name="T1"> </text:span><text:span text:style-name="T12">ﮚﮛ</text:span><text:span text:style-name="T1"> </text:span><text:span text:style-name="T12">ﮜ</text:span><text:span text:style-name="T1"> </text:span><text:span text:style-name="T12">ﮝ</text:span><text:span text:style-name="T1"> </text:span><text:span text:style-name="T12">ﮞ</text:span><text:span text:style-name="T1"> </text:span><text:span text:style-name="T12">ﮟ</text:span><text:span text:style-name="T1"> </text:span><text:span text:style-name="T12">ﮠ</text:span><text:span text:style-name="T1"> </text:span><text:span text:style-name="T12">ﮡ</text:span><text:span text:style-name="T1"> </text:span><text:span text:style-name="T12">ﮢ</text:span><text:span text:style-name="T1"> </text:span><text:span text:style-name="T12">ﮣ</text:span><text:span text:style-name="T1"> </text:span><text:span text:style-name="T12">ﮤ</text:span><text:span text:style-name="T1"> </text:span><text:span text:style-name="T12">ﮥ</text:span><text:span text:style-name="T1"> </text:span><text:span text:style-name="T12">ﮦ</text:span><text:span text:style-name="T1"> </text:span><text:span text:style-name="T12">ﮧ</text:span><text:span text:style-name="T1"> </text:span><text:span text:style-name="T12">ﮨ</text:span><text:span text:style-name="T1"> </text:span><text:span text:style-name="T12">ﮩ</text:span><text:span text:style-name="T1"> </text:span><text:span text:style-name="T12">ﮪ</text:span><text:span text:style-name="T1"> </text:span><text:span text:style-name="T12">ﮫ</text:span><text:span text:style-name="T1"> </text:span><text:span text:style-name="T12">ﮬ</text:span><text:span text:style-name="T1"> </text:span><text:span text:style-name="T12">ﮭ</text:span><text:span text:style-name="T1"> </text:span><text:span text:style-name="T12">ﮮ</text:span><text:span text:style-name="T1"> </text:span><text:span text:style-name="T12">ﮯ</text:span><text:span text:style-name="T1"> </text:span><text:span text:style-name="T12">ﮰ</text:span><text:span text:style-name="T1"> </text:span><text:span text:style-name="T12">ﮱ</text:span><text:span text:style-name="T1"> </text:span><text:span text:style-name="T12">ﯓ</text:span><text:span text:style-name="T1"> </text:span><text:span text:style-name="T12">ﯔ</text:span><text:span text:style-name="T1"> </text:span><text:span text:style-name="T12">ﯕ</text:span><text:span text:style-name="T1"> </text:span><text:span text:style-name="T12">ﯖ</text:span><text:span text:style-name="T1"> </text:span><text:span text:style-name="T12">ﯗ</text:span><text:span text:style-name="T1"> </text:span><text:span text:style-name="T12">ﯘ</text:span><text:span text:style-name="T1"> </text:span><text:span text:style-name="T12">ﯙ</text:span><text:span text:style-name="T1"> </text:span><text:span text:style-name="T12">ﯚ</text:span><text:span text:style-name="T1"> </text:span><text:span text:style-name="T12">ﯛ</text:span><text:span text:style-name="T1"> </text:span><text:span text:style-name="T12">ﯜ</text:span><text:span text:style-name="T1"> </text:span><text:span text:style-name="T12">ﯝ</text:span><text:span text:style-name="T1"> </text:span><text:span text:style-name="T12">ﯞ</text:span><text:span text:style-name="T1"> </text:span><text:span text:style-name="T12">ﯟ</text:span><text:span text:style-name="T1"> </text:span><text:span text:style-name="T12">ﯠ</text:span><text:span text:style-name="T1"> </text:span><text:span text:style-name="T12">ﯡ</text:span><text:span text:style-name="T1"> </text:span><text:span text:style-name="T12">ﯢ</text:span><text:span text:style-name="T1"> </text:span><text:span text:style-name="T12">ﯣ</text:span><text:span text:style-name="T1"> </text:span><text:span text:style-name="T12">ﯤ</text:span><text:span text:style-name="T1"> </text:span><text:span text:style-name="T12">ﯥ</text:span><text:span text:style-name="T1"> </text:span><text:span text:style-name="T12">ﯦ</text:span><text:span text:style-name="T1"> </text:span><text:span text:style-name="T12">ﯧ</text:span><text:span text:style-name="T1"> </text:span><text:span text:style-name="T12">ﯨ</text:span><text:span text:style-name="T1"> </text:span><text:span text:style-name="T12">ﯩ</text:span><text:span text:style-name="T1"> </text:span><text:span text:style-name="T12">ﯪ</text:span><text:span text:style-name="T1"> </text:span><text:span text:style-name="T12">ﯫ</text:span></text:p>
      <text:p text:style-name="P12"><text:span text:style-name="T12">ﯬ</text:span><text:span text:style-name="T1"> </text:span><text:span text:style-name="T12">ﯭ</text:span><text:span text:style-name="T1"> </text:span><text:span text:style-name="T12">ﯮ</text:span><text:span text:style-name="T1"> </text:span><text:span text:style-name="T12">ﯯ</text:span><text:span text:style-name="T1"> </text:span><text:span text:style-name="T12">ﯰ</text:span><text:span text:style-name="T1"> </text:span><text:span text:style-name="T12">ﯱ</text:span><text:span text:style-name="T1"> </text:span><text:span text:style-name="T12">ﯲ</text:span><text:span text:style-name="T1"> </text:span><text:span text:style-name="T12">ﯳ</text:span><text:span text:style-name="T1"> </text:span><text:span text:style-name="T12">ﯴ</text:span><text:span text:style-name="T1"> </text:span><text:span text:style-name="T12">ﯵ</text:span><text:span text:style-name="T1"> </text:span><text:span text:style-name="T12">ﯶ</text:span><text:span text:style-name="T1"> </text:span><text:span text:style-name="T12">ﯷ</text:span><text:span text:style-name="T1"> </text:span><text:span text:style-name="T12">ﯸ</text:span><text:span text:style-name="T1"> </text:span><text:span text:style-name="T12">ﯹ</text:span><text:span text:style-name="T1"> </text:span><text:span text:style-name="T12">ﯺ</text:span><text:span text:style-name="T1"> </text:span><text:span text:style-name="T12">ﯻ</text:span><text:span text:style-name="T1"> </text:span><text:span text:style-name="T12">ﯼ</text:span></text:p>
      <text:p text:style-name="P30"><text:span text:style-name="T13">ﭑ</text:span><text:span text:style-name="T1"> </text:span><text:span text:style-name="T13">ﭒ</text:span><text:span text:style-name="T1"> </text:span><text:span text:style-name="T13">ﭓ</text:span><text:span text:style-name="T1"> </text:span><text:span text:style-name="T13">ﭔ</text:span><text:span text:style-name="T1"> </text:span><text:span text:style-name="T13">ﭕ</text:span><text:span text:style-name="T1"> </text:span><text:span text:style-name="T13">ﭖ</text:span><text:span text:style-name="T1"> </text:span><text:span text:style-name="T13">ﭗ</text:span><text:span text:style-name="T1"> </text:span><text:span text:style-name="T13">ﭘ</text:span><text:span text:style-name="T1"> </text:span><text:span text:style-name="T13">ﭙ</text:span><text:span text:style-name="T1"> </text:span><text:span text:style-name="T13">ﭚ</text:span><text:span text:style-name="T1"> </text:span><text:span text:style-name="T13">ﭛ</text:span><text:span text:style-name="T1"> </text:span><text:span text:style-name="T13">ﭜ</text:span><text:span text:style-name="T1"> </text:span><text:span text:style-name="T13">ﭝ</text:span><text:span text:style-name="T1"> </text:span><text:span text:style-name="T13">ﭞ</text:span><text:span text:style-name="T1"> </text:span><text:span text:style-name="T13">ﭟ</text:span><text:span text:style-name="T1"> </text:span><text:span text:style-name="T13">ﭠ</text:span><text:span text:style-name="T1"> </text:span><text:span text:style-name="T13">ﭡ</text:span><text:span text:style-name="T1"> </text:span><text:span text:style-name="T13">ﭢ</text:span><text:span text:style-name="T1"> </text:span><text:span text:style-name="T13">ﭣ</text:span><text:span text:style-name="T1"> </text:span><text:span text:style-name="T13">ﭤ</text:span><text:span text:style-name="T1"> </text:span><text:span text:style-name="T13">ﭥ</text:span><text:span text:style-name="T1"> </text:span><text:span text:style-name="T13">ﭦ</text:span><text:span text:style-name="T1"> </text:span><text:span text:style-name="T13">ﭧ</text:span><text:span text:style-name="T1"> </text:span><text:span text:style-name="T13">ﭨ</text:span><text:span text:style-name="T1"> </text:span><text:span text:style-name="T13">ﭩ</text:span><text:span text:style-name="T1"> </text:span><text:span text:style-name="T13">ﭪ</text:span><text:span text:style-name="T1"> </text:span><text:span text:style-name="T13">ﭫ</text:span><text:span text:style-name="T1"> </text:span><text:span text:style-name="T13">ﭬ</text:span><text:span text:style-name="T1"> </text:span><text:span text:style-name="T13">ﭭ</text:span><text:span text:style-name="T1"> </text:span><text:span text:style-name="T13">ﭮ</text:span><text:span text:style-name="T1"> </text:span><text:span text:style-name="T13">ﭯ</text:span><text:span text:style-name="T1"> </text:span><text:span text:style-name="T13">ﭰ</text:span><text:span text:style-name="T1"> </text:span><text:span text:style-name="T13">ﭱ</text:span><text:span text:style-name="T1"> </text:span><text:span text:style-name="T13">ﭲ</text:span><text:span text:style-name="T1"> </text:span><text:span text:style-name="T13">ﭳ</text:span><text:span text:style-name="T1"> </text:span><text:span text:style-name="T13">ﭴ</text:span><text:span text:style-name="T1"> </text:span><text:span text:style-name="T13">ﭵ</text:span><text:span text:style-name="T1"> </text:span><text:span text:style-name="T13">ﭶ</text:span><text:span text:style-name="T1"> </text:span><text:span text:style-name="T13">ﭷ</text:span><text:span text:style-name="T1"> </text:span><text:span text:style-name="T13">ﭸﭹ</text:span><text:span text:style-name="T1"> </text:span><text:span text:style-name="T13">ﭺ</text:span><text:span text:style-name="T1"> </text:span><text:span text:style-name="T13">ﭻ</text:span><text:span text:style-name="T1"> </text:span><text:span text:style-name="T13">ﭼ</text:span><text:span text:style-name="T1"> </text:span><text:span text:style-name="T13">ﭽ</text:span><text:span text:style-name="T1"> </text:span><text:span text:style-name="T13">ﭾ</text:span><text:span text:style-name="T1"> </text:span><text:span text:style-name="T13">ﭿ</text:span><text:span text:style-name="T1"> </text:span><text:span text:style-name="T13">ﮀ</text:span><text:span text:style-name="T1"> </text:span><text:span text:style-name="T13">ﮁ</text:span><text:span text:style-name="T1"> </text:span><text:span text:style-name="T13">ﮂ</text:span><text:span text:style-name="T1"> </text:span><text:span text:style-name="T13">ﮃ</text:span><text:span text:style-name="T1"> </text:span><text:span text:style-name="T13">ﮄ</text:span><text:span text:style-name="T1"> </text:span><text:span text:style-name="T13">ﮅ</text:span><text:span text:style-name="T1"> </text:span><text:span text:style-name="T13">ﮆ</text:span><text:span text:style-name="T1"> </text:span><text:span text:style-name="T13">ﮇ</text:span><text:span text:style-name="T1"> </text:span><text:span text:style-name="T13">ﮈ</text:span><text:span text:style-name="T1"> </text:span><text:span text:style-name="T13">ﮉ</text:span><text:span text:style-name="T1"> </text:span><text:span text:style-name="T13">ﮊ</text:span><text:span text:style-name="T1"> </text:span><text:span text:style-name="T13">ﮋ</text:span><text:span text:style-name="T1"> </text:span><text:span text:style-name="T13">ﮌ</text:span><text:span text:style-name="T1"> </text:span><text:span text:style-name="T13">ﮍ</text:span><text:span text:style-name="T1"> </text:span><text:span text:style-name="T13">ﮎ</text:span><text:span text:style-name="T1"> </text:span><text:span text:style-name="T13">ﮏ</text:span><text:span text:style-name="T1"> </text:span><text:span text:style-name="T13">ﮐ</text:span><text:span text:style-name="T1"> </text:span><text:span text:style-name="T13">ﮑ</text:span><text:span text:style-name="T1"> </text:span><text:span text:style-name="T13">ﮒ</text:span><text:span text:style-name="T1"> </text:span><text:span text:style-name="T13">ﮓ</text:span><text:span text:style-name="T1"> </text:span><text:span text:style-name="T13">ﮔ</text:span><text:span text:style-name="T1"> </text:span><text:span text:style-name="T13">ﮕ</text:span><text:span text:style-name="T1"> </text:span><text:span text:style-name="T13">ﮖﮗ</text:span></text:p>
      <text:p text:style-name="P13"><text:span text:style-name="T13">ﮘ</text:span><text:span text:style-name="T1"> </text:span><text:span text:style-name="T13">ﮙ</text:span><text:span text:style-name="T1"> </text:span><text:span text:style-name="T13">ﮚ</text:span><text:span text:style-name="T1"> </text:span><text:span text:style-name="T13">ﮛ</text:span><text:span text:style-name="T1"> </text:span><text:span text:style-name="T13">ﮜ</text:span><text:span text:style-name="T1"> </text:span><text:span text:style-name="T13">ﮝ</text:span><text:span text:style-name="T1"> </text:span><text:span text:style-name="T13">ﮞ</text:span><text:span text:style-name="T1"> </text:span><text:span text:style-name="T13">ﮟ</text:span><text:span text:style-name="T1"> </text:span><text:span text:style-name="T13">ﮠ</text:span><text:span text:style-name="T1"> </text:span><text:span text:style-name="T13">ﮡ</text:span><text:span text:style-name="T1"> </text:span><text:span text:style-name="T13">ﮢ</text:span><text:span text:style-name="T1"> </text:span><text:span text:style-name="T13">ﮣ</text:span><text:span text:style-name="T1"> </text:span><text:span text:style-name="T13">ﮤ</text:span><text:span text:style-name="T1"> </text:span><text:span text:style-name="T13">ﮥ</text:span><text:span text:style-name="T1"> </text:span><text:span text:style-name="T13">ﮦﮧ</text:span></text:p>
      <text:p text:style-name="P13"><text:span text:style-name="T13">ﮨ</text:span><text:span text:style-name="T1"> </text:span><text:span text:style-name="T13">ﮩ</text:span><text:span text:style-name="T1"> </text:span><text:span text:style-name="T13">ﮪ</text:span><text:span text:style-name="T1"> </text:span><text:span text:style-name="T13">ﮫ</text:span><text:span text:style-name="T1"> </text:span><text:span text:style-name="T13">ﮬ</text:span><text:span text:style-name="T1"> </text:span><text:span text:style-name="T13">ﮭ</text:span><text:span text:style-name="T1"> </text:span><text:span text:style-name="T13">ﮮ</text:span><text:span text:style-name="T1"> </text:span><text:span text:style-name="T13">ﮯ</text:span><text:span text:style-name="T1"> </text:span><text:span text:style-name="T13">ﮰ</text:span><text:span text:style-name="T1"> </text:span><text:span text:style-name="T13">ﮱ</text:span><text:span text:style-name="T1"> </text:span><text:span text:style-name="T13">ﯓ</text:span><text:span text:style-name="T1"> </text:span><text:span text:style-name="T13">ﯔ</text:span><text:span text:style-name="T1"> </text:span><text:span text:style-name="T13">ﯕ</text:span><text:span text:style-name="T1"> </text:span><text:span text:style-name="T13">ﯖﯗ</text:span><text:span text:style-name="T1"> </text:span><text:span text:style-name="T13">ﯘ</text:span><text:span text:style-name="T1"> </text:span><text:span text:style-name="T13">ﯙ</text:span><text:span text:style-name="T1"> </text:span><text:span text:style-name="T13">ﯚ</text:span><text:span text:style-name="T1"> </text:span><text:span text:style-name="T13">ﯛ</text:span><text:span text:style-name="T1"> </text:span><text:span text:style-name="T13">ﯜ</text:span><text:span text:style-name="T1"> </text:span><text:span text:style-name="T13">ﯝ</text:span><text:span text:style-name="T1"> </text:span><text:span text:style-name="T13">ﯞ</text:span><text:span text:style-name="T1"> </text:span><text:span text:style-name="T13">ﯟ</text:span><text:span text:style-name="T1"> </text:span><text:span text:style-name="T13">ﯠ</text:span><text:span text:style-name="T1"> </text:span><text:span text:style-name="T13">ﯡ</text:span><text:span text:style-name="T1"> </text:span><text:span text:style-name="T13">ﯢ</text:span><text:span text:style-name="T1"> </text:span><text:span text:style-name="T13">ﯣ</text:span><text:span text:style-name="T1"> </text:span><text:span text:style-name="T13">ﯤ</text:span><text:span text:style-name="T1"> </text:span><text:span text:style-name="T13">ﯥ</text:span><text:span text:style-name="T1"> </text:span><text:span text:style-name="T13">ﯦ</text:span><text:span text:style-name="T1"> </text:span><text:span text:style-name="T13">ﯧ</text:span><text:span text:style-name="T1"> </text:span><text:span text:style-name="T13">ﯨ</text:span><text:span text:style-name="T1"> </text:span><text:span text:style-name="T13">ﯩ</text:span><text:span text:style-name="T1"> </text:span><text:span text:style-name="T13">ﯪ</text:span><text:span text:style-name="T1"> </text:span><text:span text:style-name="T13">ﯫ</text:span><text:span text:style-name="T1"> </text:span><text:span text:style-name="T13">ﯬ</text:span><text:span text:style-name="T1"> </text:span><text:span text:style-name="T13">ﯭﯮ</text:span><text:span text:style-name="T1"> </text:span><text:span text:style-name="T13">ﯯ</text:span><text:span text:style-name="T1"> </text:span><text:span text:style-name="T13">ﯰ</text:span><text:span text:style-name="T1"> </text:span><text:span text:style-name="T13">ﯱ</text:span><text:span text:style-name="T1"> </text:span><text:span text:style-name="T13">ﯲ</text:span><text:span text:style-name="T1"> </text:span><text:span text:style-name="T13">ﯳ</text:span><text:span text:style-name="T1"> </text:span><text:span text:style-name="T13">ﯴ</text:span><text:span text:style-name="T1"> </text:span><text:span text:style-name="T13">ﯵ</text:span></text:p>
      <text:p text:style-name="P31"><text:span text:style-name="T15">ﭑ</text:span><text:span text:style-name="T1"> </text:span><text:span text:style-name="T15">ﭒ</text:span><text:span text:style-name="T1"> </text:span><text:span text:style-name="T15">ﭓ</text:span><text:span text:style-name="T1"> </text:span><text:span text:style-name="T15">ﭔ</text:span><text:span text:style-name="T1"> </text:span><text:span text:style-name="T15">ﭕ</text:span><text:span text:style-name="T1"> </text:span><text:span text:style-name="T15">ﭖ</text:span><text:span text:style-name="T1"> </text:span><text:span text:style-name="T15">ﭗﭘ</text:span><text:span text:style-name="T1"> </text:span><text:span text:style-name="T15">ﭙ</text:span><text:span text:style-name="T1"> </text:span><text:span text:style-name="T15">ﭚ</text:span><text:span text:style-name="T1"> </text:span><text:span text:style-name="T15">ﭛ</text:span><text:span text:style-name="T1"> </text:span><text:span text:style-name="T15">ﭜ</text:span><text:span text:style-name="T1"> </text:span><text:span text:style-name="T15">ﭝ</text:span><text:span text:style-name="T1"> </text:span><text:span text:style-name="T15">ﭞ</text:span><text:span text:style-name="T1"> </text:span><text:span text:style-name="T15">ﭟ</text:span><text:span text:style-name="T1"> </text:span><text:span text:style-name="T15">ﭠ</text:span><text:span text:style-name="T1"> </text:span><text:span text:style-name="T15">ﭡ</text:span><text:span text:style-name="T1"> </text:span><text:span text:style-name="T15">ﭢ</text:span><text:span text:style-name="T1"> </text:span><text:span text:style-name="T15">ﭣ</text:span><text:span text:style-name="T1"> </text:span><text:span text:style-name="T15">ﭤ</text:span><text:span text:style-name="T1"> </text:span><text:span text:style-name="T15">ﭥ</text:span><text:span text:style-name="T1"> </text:span><text:span text:style-name="T15">ﭦ</text:span><text:span text:style-name="T1"> </text:span><text:span text:style-name="T15">ﭧﭨ</text:span><text:span text:style-name="T1"> </text:span><text:span text:style-name="T15">ﭩ</text:span><text:span text:style-name="T1"> </text:span><text:span text:style-name="T15">ﭪ</text:span><text:span text:style-name="T1"> </text:span><text:span text:style-name="T15">ﭫ</text:span><text:span text:style-name="T1"> </text:span><text:span text:style-name="T15">ﭬ</text:span><text:span text:style-name="T1"> </text:span><text:span text:style-name="T15">ﭭ</text:span><text:span text:style-name="T1"> </text:span><text:span text:style-name="T15">ﭮ</text:span><text:span text:style-name="T1"> </text:span><text:span text:style-name="T15">ﭯ</text:span><text:span text:style-name="T1"> </text:span><text:span text:style-name="T15">ﭰ</text:span><text:span text:style-name="T1"> </text:span><text:span text:style-name="T15">ﭱ</text:span><text:span text:style-name="T1"> </text:span><text:span text:style-name="T15">ﭲ</text:span><text:span text:style-name="T1"> </text:span><text:span text:style-name="T15">ﭳ</text:span><text:span text:style-name="T1"> </text:span><text:span text:style-name="T15">ﭴ</text:span><text:span text:style-name="T1"> </text:span><text:span text:style-name="T15">ﭵﭶ</text:span><text:span text:style-name="T1"> </text:span><text:span text:style-name="T15">ﭷ</text:span><text:span text:style-name="T1"> </text:span><text:span text:style-name="T15">ﭸ</text:span><text:span text:style-name="T1"> </text:span><text:span text:style-name="T15">ﭹ</text:span><text:span text:style-name="T1"> </text:span><text:span text:style-name="T15">ﭺ</text:span><text:span text:style-name="T1"> </text:span><text:span text:style-name="T15">ﭻ</text:span><text:span text:style-name="T1"> </text:span><text:span text:style-name="T15">ﭼﭽ</text:span><text:span text:style-name="T1"> </text:span><text:span text:style-name="T15">ﭾ</text:span><text:span text:style-name="T1"> </text:span><text:span text:style-name="T15">ﭿ</text:span><text:span text:style-name="T1"> </text:span><text:span text:style-name="T15">ﮀ</text:span><text:span text:style-name="T1"> </text:span><text:span text:style-name="T15">ﮁ</text:span><text:span text:style-name="T1"> </text:span><text:span text:style-name="T15">ﮂ</text:span><text:span text:style-name="T1"> </text:span><text:span text:style-name="T15">ﮃ</text:span><text:span text:style-name="T1"> </text:span><text:span text:style-name="T15">ﮄ</text:span><text:span text:style-name="T1"> </text:span><text:span text:style-name="T15">ﮅ</text:span><text:span text:style-name="T1"> </text:span><text:span text:style-name="T15">ﮆﮇ</text:span><text:span text:style-name="T1"> </text:span><text:span text:style-name="T15">ﮈ</text:span><text:span text:style-name="T1"> </text:span><text:span text:style-name="T15">ﮉ</text:span><text:span text:style-name="T1"> </text:span><text:span text:style-name="T15">ﮊ</text:span><text:span text:style-name="T1"> </text:span><text:span text:style-name="T15">ﮋ</text:span><text:span text:style-name="T1"> </text:span><text:span text:style-name="T15">ﮌ</text:span><text:span text:style-name="T1"> </text:span><text:span text:style-name="T15">ﮍ</text:span><text:span text:style-name="T1"> </text:span><text:span text:style-name="T15">ﮎ</text:span><text:span text:style-name="T1"> </text:span><text:span text:style-name="T15">ﮏ</text:span><text:span text:style-name="T1"> </text:span><text:span text:style-name="T15">ﮐ</text:span><text:span text:style-name="T1"> </text:span><text:span text:style-name="T15">ﮑ</text:span><text:span text:style-name="T1"> </text:span><text:span text:style-name="T15">ﮒ</text:span><text:span text:style-name="T1"> </text:span><text:span text:style-name="T15">ﮓ</text:span><text:span text:style-name="T1"> </text:span><text:span text:style-name="T15">ﮔ</text:span><text:span text:style-name="T1"> </text:span><text:span text:style-name="T15">ﮕ</text:span><text:span text:style-name="T1"> </text:span><text:span text:style-name="T15">ﮖ</text:span><text:span text:style-name="T1"> </text:span><text:span text:style-name="T15">ﮗ</text:span><text:span text:style-name="T1"> </text:span><text:span text:style-name="T15">ﮘﮙ</text:span><text:span text:style-name="T1"> </text:span><text:span text:style-name="T15">ﮚ</text:span><text:span text:style-name="T1"> </text:span><text:span text:style-name="T15">ﮛ</text:span><text:span text:style-name="T1"> </text:span><text:span text:style-name="T15">ﮜ</text:span><text:span text:style-name="T1"> </text:span><text:span text:style-name="T15">ﮝ</text:span><text:span text:style-name="T1"> </text:span><text:span text:style-name="T15">ﮞ</text:span><text:span text:style-name="T1"> </text:span><text:span text:style-name="T15">ﮟ</text:span><text:span text:style-name="T1"> </text:span><text:span text:style-name="T15">ﮠ</text:span><text:span text:style-name="T1"> </text:span><text:span text:style-name="T15">ﮡ</text:span><text:span text:style-name="T1"> </text:span><text:span text:style-name="T15">ﮢ</text:span><text:span text:style-name="T1"> </text:span><text:span text:style-name="T15">ﮣ</text:span><text:span text:style-name="T1"> </text:span><text:span text:style-name="T15">ﮤ</text:span><text:span text:style-name="T1"> </text:span><text:span text:style-name="T15">ﮥ</text:span><text:span text:style-name="T1"> </text:span><text:span text:style-name="T15">ﮦﮧ</text:span><text:span text:style-name="T1"> </text:span><text:span text:style-name="T15">ﮨ</text:span><text:span text:style-name="T1"> </text:span><text:span text:style-name="T15">ﮩ</text:span><text:span text:style-name="T1"> </text:span><text:span text:style-name="T15">ﮪ</text:span><text:span text:style-name="T1"> </text:span><text:span text:style-name="T15">ﮫ</text:span><text:span text:style-name="T1"> </text:span><text:span text:style-name="T15">ﮬﮭ</text:span><text:span text:style-name="T1"> </text:span><text:span text:style-name="T15">ﮮ</text:span><text:span text:style-name="T1"> </text:span><text:span text:style-name="T15">ﮯ</text:span><text:span text:style-name="T1"> </text:span><text:span text:style-name="T15">ﮰ</text:span><text:span text:style-name="T1"> </text:span><text:span text:style-name="T15">ﮱ</text:span><text:span text:style-name="T1"> </text:span><text:span text:style-name="T15">ﯓ</text:span><text:span text:style-name="T1"> </text:span><text:span text:style-name="T15">ﯔ</text:span><text:span text:style-name="T1"> </text:span><text:span text:style-name="T15">ﯕ</text:span><text:span text:style-name="T1"> </text:span><text:span text:style-name="T15">ﯖ</text:span><text:span text:style-name="T1"> </text:span><text:span text:style-name="T15">ﯗﯘ</text:span><text:span text:style-name="T1"> </text:span><text:span text:style-name="T15">ﯙ</text:span><text:span text:style-name="T1"> </text:span><text:span text:style-name="T15">ﯚ</text:span><text:span text:style-name="T1"> </text:span><text:span text:style-name="T15">ﯛ</text:span><text:span text:style-name="T1"> </text:span><text:span text:style-name="T15">ﯜ</text:span><text:span text:style-name="T1"> </text:span><text:span text:style-name="T15">ﯝ</text:span><text:span text:style-name="T1"> </text:span><text:span text:style-name="T15">ﯞﯟ</text:span><text:span text:style-name="T1"> </text:span><text:span text:style-name="T15">ﯠ</text:span><text:span text:style-name="T1"> </text:span><text:span text:style-name="T15">ﯡ</text:span><text:span text:style-name="T1"> </text:span><text:span text:style-name="T15">ﯢ</text:span><text:span text:style-name="T1"> </text:span><text:span text:style-name="T15">ﯣﯤ</text:span><text:span text:style-name="T1"> </text:span><text:span text:style-name="T15">ﯥ</text:span><text:span text:style-name="T1"> </text:span><text:span text:style-name="T15">ﯦ</text:span><text:span text:style-name="T1"> </text:span><text:span text:style-name="T15">ﯧ</text:span><text:span text:style-name="T1"> </text:span><text:span text:style-name="T15">ﯨ</text:span><text:span text:style-name="T1"> </text:span><text:span text:style-name="T15">ﯩ</text:span><text:span text:style-name="T1"> </text:span><text:span text:style-name="T15">ﯪ</text:span><text:span text:style-name="T1"> </text:span><text:span text:style-name="T15">ﯫ</text:span><text:span text:style-name="T1"> </text:span><text:span text:style-name="T15">ﯬ</text:span><text:span text:style-name="T1"> </text:span><text:span text:style-name="T15">ﯭ</text:span><text:span text:style-name="T1"> </text:span><text:span text:style-name="T15">ﯮ</text:span><text:span text:style-name="T1"> </text:span><text:span text:style-name="T15">ﯯ</text:span><text:span text:style-name="T1"> </text:span><text:span text:style-name="T15">ﯰ</text:span><text:span text:style-name="T1"> </text:span><text:span text:style-name="T15">ﯱ</text:span><text:span text:style-name="T1"> </text:span><text:span text:style-name="T15">ﯲ</text:span><text:span text:style-name="T1"> </text:span><text:span text:style-name="T15">ﯳ</text:span><text:span text:style-name="T1"> </text:span><text:span text:style-name="T15">ﯴ</text:span><text:span text:style-name="T1"> </text:span><text:span text:style-name="T15">ﯵ</text:span><text:span text:style-name="T1"> </text:span><text:span text:style-name="T15">ﯶ</text:span><text:span text:style-name="T1"> </text:span><text:span text:style-name="T15">ﯷ</text:span><text:span text:style-name="T1"> </text:span><text:span text:style-name="T15">ﯸ</text:span><text:span text:style-name="T1"> </text:span><text:span text:style-name="T15">ﯹ</text:span><text:span text:style-name="T1"> </text:span><text:span text:style-name="T15">ﯺ</text:span><text:span text:style-name="T1"> </text:span><text:span text:style-name="T15">ﯻ</text:span><text:span text:style-name="T1"> </text:span><text:span text:style-name="T15">ﯼ</text:span><text:span text:style-name="T1"> </text:span><text:span text:style-name="T15">ﯽ</text:span><text:span text:style-name="T1"> </text:span><text:span text:style-name="T15">ﯾﯿ</text:span><text:span text:style-name="T1"> </text:span><text:span text:style-name="T15">ﰀ</text:span><text:span text:style-name="T1"> </text:span><text:span text:style-name="T15">ﰁ</text:span><text:span text:style-name="T1"> </text:span><text:span text:style-name="T15">ﰂ</text:span><text:span text:style-name="T1"> </text:span><text:span text:style-name="T15">ﰃ</text:span><text:span text:style-name="T1"> </text:span><text:span text:style-name="T15">ﰄ</text:span><text:span text:style-name="T1"> </text:span><text:span text:style-name="T15">ﰅ</text:span></text:p>
      <text:p text:style-name="P32"><text:span text:style-name="T17">ﭑ</text:span><text:span text:style-name="T1"> </text:span><text:span text:style-name="T17">ﭒ</text:span><text:span text:style-name="T1"> </text:span><text:span text:style-name="T17">ﭓ</text:span><text:span text:style-name="T1"> </text:span><text:span text:style-name="T17">ﭔ</text:span><text:span text:style-name="T1"> </text:span><text:span text:style-name="T17">ﭕ</text:span><text:span text:style-name="T1"> </text:span><text:span text:style-name="T17">ﭖ</text:span><text:span text:style-name="T1"> </text:span><text:span text:style-name="T17">ﭗ</text:span><text:span text:style-name="T1"> </text:span><text:span text:style-name="T17">ﭘ</text:span><text:span text:style-name="T1"> </text:span><text:span text:style-name="T17">ﭙ</text:span><text:span text:style-name="T1"> </text:span><text:span text:style-name="T17">ﭚ</text:span><text:span text:style-name="T1"> </text:span><text:span text:style-name="T17">ﭛ</text:span><text:span text:style-name="T1"> </text:span><text:span text:style-name="T17">ﭜ</text:span><text:span text:style-name="T1"> </text:span><text:span text:style-name="T17">ﭝ</text:span><text:span text:style-name="T1"> </text:span><text:span text:style-name="T17">ﭞ</text:span><text:span text:style-name="T1"> </text:span><text:span text:style-name="T17">ﭟ</text:span><text:span text:style-name="T1"> </text:span><text:span text:style-name="T17">ﭠ</text:span><text:span text:style-name="T1"> </text:span><text:span text:style-name="T17">ﭡ</text:span><text:span text:style-name="T1"> </text:span><text:span text:style-name="T17">ﭢ</text:span><text:span text:style-name="T1"> </text:span><text:span text:style-name="T17">ﭣ</text:span><text:span text:style-name="T1"> </text:span><text:span text:style-name="T17">ﭤ</text:span><text:span text:style-name="T1"> </text:span><text:span text:style-name="T17">ﭥ</text:span><text:span text:style-name="T1"> </text:span><text:span text:style-name="T17">ﭦﭧ</text:span><text:span text:style-name="T1"> </text:span><text:span text:style-name="T17">ﭨ</text:span><text:span text:style-name="T1"> </text:span><text:span text:style-name="T17">ﭩ</text:span><text:span text:style-name="T1"> </text:span><text:span text:style-name="T17">ﭪ</text:span><text:span text:style-name="T1"> </text:span><text:span text:style-name="T17">ﭫ</text:span><text:span text:style-name="T1"> </text:span><text:span text:style-name="T17">ﭬ</text:span><text:span text:style-name="T1"> </text:span><text:span text:style-name="T17">ﭭ</text:span><text:span text:style-name="T1"> </text:span><text:span text:style-name="T17">ﭮ</text:span><text:span text:style-name="T1"> </text:span><text:span text:style-name="T17">ﭯ</text:span><text:span text:style-name="T1"> </text:span><text:span text:style-name="T17">ﭰ</text:span><text:span text:style-name="T1"> </text:span><text:span text:style-name="T17">ﭱ</text:span><text:span text:style-name="T1"> </text:span><text:span text:style-name="T17">ﭲ</text:span><text:span text:style-name="T1"> </text:span><text:span text:style-name="T17">ﭳ</text:span><text:span text:style-name="T1"> </text:span><text:span text:style-name="T17">ﭴ</text:span><text:span text:style-name="T1"> </text:span><text:span text:style-name="T17">ﭵ</text:span><text:span text:style-name="T1"> </text:span><text:span text:style-name="T17">ﭶ</text:span><text:span text:style-name="T1"> </text:span><text:span text:style-name="T17">ﭷ</text:span><text:span text:style-name="T1"> </text:span><text:span text:style-name="T17">ﭸ</text:span><text:span text:style-name="T1"> </text:span><text:span text:style-name="T17">ﭹ</text:span><text:span text:style-name="T1"> </text:span><text:span text:style-name="T17">ﭺ</text:span><text:span text:style-name="T1"> </text:span><text:span text:style-name="T17">ﭻ</text:span><text:span text:style-name="T1"> </text:span><text:span text:style-name="T17">ﭼﭽ</text:span><text:span text:style-name="T1"> </text:span><text:span text:style-name="T17">ﭾ</text:span><text:span text:style-name="T1"> </text:span><text:span text:style-name="T17">ﭿ</text:span><text:span text:style-name="T1"> </text:span><text:span text:style-name="T17">ﮀ</text:span><text:span text:style-name="T1"> </text:span><text:span text:style-name="T17">ﮁ</text:span><text:span text:style-name="T1"> </text:span><text:span text:style-name="T17">ﮂ</text:span><text:span text:style-name="T1"> </text:span><text:span text:style-name="T17">ﮃ</text:span><text:span text:style-name="T1"> </text:span><text:span text:style-name="T17">ﮄ</text:span><text:span text:style-name="T1"> </text:span><text:span text:style-name="T17">ﮅ</text:span><text:span text:style-name="T1"> </text:span><text:span text:style-name="T17">ﮆ</text:span><text:span text:style-name="T1"> </text:span><text:span text:style-name="T17">ﮇ</text:span><text:span text:style-name="T1"> </text:span><text:span text:style-name="T17">ﮈ</text:span><text:span text:style-name="T1"> </text:span><text:span text:style-name="T17">ﮉ</text:span><text:span text:style-name="T1"> </text:span><text:span text:style-name="T17">ﮊ</text:span><text:span text:style-name="T1"> </text:span><text:span text:style-name="T17">ﮋ</text:span><text:span text:style-name="T1"> </text:span><text:span text:style-name="T17">ﮌ</text:span><text:span text:style-name="T1"> </text:span><text:span text:style-name="T17">ﮍ</text:span><text:span text:style-name="T1"> </text:span><text:span text:style-name="T17">ﮎ</text:span><text:span text:style-name="T1"> </text:span><text:span text:style-name="T17">ﮏ</text:span><text:span text:style-name="T1"> </text:span><text:span text:style-name="T17">ﮐﮑ</text:span><text:span text:style-name="T1"> </text:span><text:span text:style-name="T17">ﮒ</text:span><text:span text:style-name="T1"> </text:span><text:span text:style-name="T17">ﮓ</text:span><text:span text:style-name="T1"> </text:span><text:span text:style-name="T17">ﮔ</text:span><text:span text:style-name="T1"> </text:span><text:span text:style-name="T17">ﮕ</text:span><text:span text:style-name="T1"> </text:span><text:span text:style-name="T17">ﮖ</text:span><text:span text:style-name="T1"> </text:span><text:span text:style-name="T17">ﮗ</text:span><text:span text:style-name="T1"> </text:span><text:span text:style-name="T17">ﮘ</text:span><text:span text:style-name="T1"> </text:span><text:span text:style-name="T17">ﮙ</text:span><text:span text:style-name="T1"> </text:span><text:span text:style-name="T17">ﮚ</text:span><text:span text:style-name="T1"> </text:span><text:span text:style-name="T17">ﮛ</text:span><text:span text:style-name="T1"> </text:span><text:span text:style-name="T17">ﮜ</text:span><text:span text:style-name="T1"> </text:span><text:span text:style-name="T17">ﮝ</text:span><text:span text:style-name="T1"> </text:span><text:span text:style-name="T17">ﮞ</text:span><text:span text:style-name="T1"> </text:span><text:span text:style-name="T17">ﮟﮠ</text:span><text:span text:style-name="T1"> </text:span><text:span text:style-name="T17">ﮡ</text:span><text:span text:style-name="T1"> </text:span><text:span text:style-name="T17">ﮢ</text:span><text:span text:style-name="T1"> </text:span><text:span text:style-name="T17">ﮣ</text:span><text:span text:style-name="T1"> </text:span><text:span text:style-name="T17">ﮤ</text:span><text:span text:style-name="T1"> </text:span><text:span text:style-name="T17">ﮥ</text:span><text:span text:style-name="T1"> </text:span><text:span text:style-name="T17">ﮦﮧ</text:span><text:span text:style-name="T1"> </text:span><text:span text:style-name="T17">ﮨ</text:span><text:span text:style-name="T1"> </text:span><text:span text:style-name="T17">ﮩ</text:span><text:span text:style-name="T1"> </text:span><text:span text:style-name="T17">ﮪ</text:span><text:span text:style-name="T1"> </text:span><text:span text:style-name="T17">ﮫ</text:span><text:span text:style-name="T1"> </text:span><text:span text:style-name="T17">ﮬ</text:span><text:span text:style-name="T1"> </text:span><text:span text:style-name="T17">ﮭ</text:span><text:span text:style-name="T1"> </text:span><text:span text:style-name="T17">ﮮ</text:span><text:span text:style-name="T1"> </text:span><text:span text:style-name="T17">ﮯ</text:span><text:span text:style-name="T1"> </text:span><text:span text:style-name="T17">ﮰ</text:span><text:span text:style-name="T1"> </text:span><text:span text:style-name="T17">ﮱ</text:span><text:span text:style-name="T1"> </text:span><text:span text:style-name="T17">ﯓ</text:span><text:span text:style-name="T1"> </text:span><text:span text:style-name="T17">ﯔ</text:span><text:span text:style-name="T1"> </text:span><text:span text:style-name="T17">ﯕ</text:span><text:span text:style-name="T1"> </text:span><text:span text:style-name="T17">ﯖ</text:span><text:span text:style-name="T1"> </text:span><text:span text:style-name="T17">ﯗ</text:span><text:span text:style-name="T1"> </text:span><text:span text:style-name="T17">ﯘﯙ</text:span><text:span text:style-name="T1"> </text:span><text:span text:style-name="T17">ﯚ</text:span><text:span text:style-name="T1"> </text:span><text:span text:style-name="T17">ﯛ</text:span><text:span text:style-name="T1"> </text:span><text:span text:style-name="T17">ﯜ</text:span><text:span text:style-name="T1"> </text:span><text:span text:style-name="T17">ﯝ</text:span><text:span text:style-name="T1"> </text:span><text:span text:style-name="T17">ﯞ</text:span><text:span text:style-name="T1"> </text:span><text:span text:style-name="T17">ﯟ</text:span><text:span text:style-name="T1"> </text:span><text:span text:style-name="T17">ﯠ</text:span><text:span text:style-name="T1"> </text:span><text:span text:style-name="T17">ﯡ</text:span><text:span text:style-name="T1"> </text:span><text:span text:style-name="T17">ﯢ</text:span><text:span text:style-name="T1"> </text:span><text:span text:style-name="T17">ﯣ</text:span><text:span text:style-name="T1"> </text:span><text:span text:style-name="T17">ﯤ</text:span><text:span text:style-name="T1"> </text:span><text:span text:style-name="T17">ﯥ</text:span><text:span text:style-name="T1"> </text:span><text:span text:style-name="T17">ﯦ</text:span><text:span text:style-name="T1"> </text:span><text:span text:style-name="T17">ﯧ</text:span><text:span text:style-name="T1"> </text:span><text:span text:style-name="T17">ﯨ</text:span><text:span text:style-name="T1"> </text:span><text:span text:style-name="T17">ﯩ</text:span><text:span text:style-name="T1"> </text:span><text:span text:style-name="T17">ﯪ</text:span><text:span text:style-name="T1"> </text:span><text:span text:style-name="T17">ﯫ</text:span><text:span text:style-name="T1"> </text:span><text:span text:style-name="T17">ﯬ</text:span><text:span text:style-name="T1"> </text:span><text:span text:style-name="T17">ﯭﯮ</text:span><text:span text:style-name="T1"> </text:span><text:span text:style-name="T17">ﯯ</text:span><text:span text:style-name="T1"> </text:span><text:span text:style-name="T17">ﯰ</text:span><text:span text:style-name="T1"> </text:span><text:span text:style-name="T17">ﯱ</text:span><text:span text:style-name="T1"> </text:span><text:span text:style-name="T17">ﯲ</text:span><text:span text:style-name="T1"> </text:span><text:span text:style-name="T17">ﯳ</text:span><text:span text:style-name="T1"> </text:span><text:span text:style-name="T17">ﯴ</text:span><text:span text:style-name="T1"> </text:span><text:span text:style-name="T17">ﯵ</text:span><text:span text:style-name="T1"> </text:span><text:span text:style-name="T17">ﯶ</text:span><text:span text:style-name="T1"> </text:span><text:span text:style-name="T17">ﯷﯸ</text:span><text:span text:style-name="T1"> </text:span><text:span text:style-name="T17">ﯹ</text:span><text:span text:style-name="T1"> </text:span><text:span text:style-name="T17">ﯺ</text:span><text:span text:style-name="T1"> </text:span><text:span text:style-name="T17">ﯻ</text:span><text:span text:style-name="T1"> </text:span><text:span text:style-name="T17">ﯼ</text:span><text:span text:style-name="T1"> </text:span><text:span text:style-name="T17">ﯽ</text:span><text:span text:style-name="T1"> </text:span><text:span text:style-name="T17">ﯾ</text:span><text:span text:style-name="T1"> </text:span><text:span text:style-name="T17">ﯿ</text:span><text:span text:style-name="T1"> </text:span><text:span text:style-name="T17">ﰀ</text:span><text:span text:style-name="T1"> </text:span><text:span text:style-name="T17">ﰁ</text:span><text:span text:style-name="T1"> </text:span><text:span text:style-name="T17">ﰂ</text:span><text:span text:style-name="T1"> </text:span><text:span text:style-name="T17">ﰃ</text:span><text:span text:style-name="T1"> </text:span><text:span text:style-name="T17">ﰄ</text:span><text:span text:style-name="T1"> </text:span><text:span text:style-name="T17">ﰅ</text:span><text:span text:style-name="T1"> </text:span><text:span text:style-name="T17">ﰆ</text:span><text:span text:style-name="T1"> </text:span><text:span text:style-name="T17">ﰇ</text:span><text:span text:style-name="T1"> </text:span><text:span text:style-name="T17">ﰈ</text:span><text:span text:style-name="T1"> </text:span><text:span text:style-name="T17">ﰉ</text:span><text:span text:style-name="T1"> </text:span><text:span text:style-name="T17">ﰊ</text:span><text:span text:style-name="T1"> </text:span><text:span text:style-name="T17">ﰋ</text:span><text:span text:style-name="T1"> </text:span><text:span text:style-name="T17">ﰌ</text:span><text:span text:style-name="T1"> </text:span><text:span text:style-name="T17">ﰍ</text:span></text:p>
      <text:p text:style-name="P33"><text:span text:style-name="T19">ﭑ</text:span><text:span text:style-name="T1"> </text:span><text:span text:style-name="T19">ﭒ</text:span><text:span text:style-name="T1"> </text:span><text:span text:style-name="T19">ﭓ</text:span><text:span text:style-name="T1"> </text:span><text:span text:style-name="T19">ﭔ</text:span><text:span text:style-name="T1"> </text:span><text:span text:style-name="T19">ﭕ</text:span><text:span text:style-name="T1"> </text:span><text:span text:style-name="T19">ﭖ</text:span><text:span text:style-name="T1"> </text:span><text:span text:style-name="T19">ﭗ</text:span><text:span text:style-name="T1"> </text:span><text:span text:style-name="T19">ﭘ</text:span><text:span text:style-name="T1"> </text:span><text:span text:style-name="T19">ﭙ</text:span><text:span text:style-name="T1"> </text:span><text:span text:style-name="T19">ﭚ</text:span><text:span text:style-name="T1"> </text:span><text:span text:style-name="T19">ﭛﭜ</text:span><text:span text:style-name="T1"> </text:span><text:span text:style-name="T19">ﭝ</text:span><text:span text:style-name="T1"> </text:span><text:span text:style-name="T19">ﭞ</text:span><text:span text:style-name="T1"> </text:span><text:span text:style-name="T19">ﭟ</text:span><text:span text:style-name="T1"> </text:span><text:span text:style-name="T19">ﭠ</text:span><text:span text:style-name="T1"> </text:span><text:span text:style-name="T19">ﭡ</text:span><text:span text:style-name="T1"> </text:span><text:span text:style-name="T19">ﭢ</text:span><text:span text:style-name="T1"> </text:span><text:span text:style-name="T19">ﭣ</text:span><text:span text:style-name="T1"> </text:span><text:span text:style-name="T19">ﭤ</text:span><text:span text:style-name="T1"> </text:span><text:span text:style-name="T19">ﭥ</text:span><text:span text:style-name="T1"> </text:span><text:span text:style-name="T19">ﭦ</text:span><text:span text:style-name="T1"> </text:span><text:span text:style-name="T19">ﭧ</text:span><text:span text:style-name="T1"> </text:span><text:span text:style-name="T19">ﭨ</text:span><text:span text:style-name="T1"> </text:span><text:span text:style-name="T19">ﭩ</text:span><text:span text:style-name="T1"> </text:span><text:span text:style-name="T19">ﭪ</text:span><text:span text:style-name="T1"> </text:span><text:span text:style-name="T19">ﭫ</text:span><text:span text:style-name="T1"> </text:span><text:span text:style-name="T19">ﭬ</text:span><text:span text:style-name="T1"> </text:span><text:span text:style-name="T19">ﭭ</text:span><text:span text:style-name="T1"> </text:span><text:span text:style-name="T19">ﭮﭯ</text:span><text:span text:style-name="T1"> </text:span><text:span text:style-name="T19">ﭰ</text:span><text:span text:style-name="T1"> </text:span><text:span text:style-name="T19">ﭱ</text:span><text:span text:style-name="T1"> </text:span><text:span text:style-name="T19">ﭲ</text:span><text:span text:style-name="T1"> </text:span><text:span text:style-name="T19">ﭳ</text:span><text:span text:style-name="T1"> </text:span><text:span text:style-name="T19">ﭴ</text:span><text:span text:style-name="T1"> </text:span><text:span text:style-name="T19">ﭵ</text:span><text:span text:style-name="T1"> </text:span><text:span text:style-name="T19">ﭶﭷ</text:span><text:span text:style-name="T1"> </text:span><text:span text:style-name="T19">ﭸ</text:span><text:span text:style-name="T1"> </text:span><text:span text:style-name="T19">ﭹ</text:span><text:span text:style-name="T1"> </text:span><text:span text:style-name="T19">ﭺ</text:span><text:span text:style-name="T1"> </text:span><text:span text:style-name="T19">ﭻ</text:span><text:span text:style-name="T1"> </text:span><text:span text:style-name="T19">ﭼ</text:span><text:span text:style-name="T1"> </text:span><text:span text:style-name="T19">ﭽ</text:span><text:span text:style-name="T1"> </text:span><text:span text:style-name="T19">ﭾ</text:span><text:span text:style-name="T1"> </text:span><text:span text:style-name="T19">ﭿ</text:span><text:span text:style-name="T1"> </text:span><text:span text:style-name="T19">ﮀ</text:span><text:span text:style-name="T1"> </text:span><text:span text:style-name="T19">ﮁ</text:span><text:span text:style-name="T1"> </text:span><text:span text:style-name="T19">ﮂ</text:span><text:span text:style-name="T1"> </text:span><text:span text:style-name="T19">ﮃ</text:span><text:span text:style-name="T1"> </text:span><text:span text:style-name="T19">ﮄﮅ</text:span><text:span text:style-name="T1"> </text:span><text:span text:style-name="T19">ﮆ</text:span><text:span text:style-name="T1"> </text:span><text:span text:style-name="T19">ﮇ</text:span><text:span text:style-name="T1"> </text:span><text:span text:style-name="T19">ﮈ</text:span><text:span text:style-name="T1"> </text:span><text:span text:style-name="T19">ﮉ</text:span><text:span text:style-name="T1"> </text:span><text:span text:style-name="T19">ﮊ</text:span><text:span text:style-name="T1"> </text:span><text:span text:style-name="T19">ﮋ</text:span><text:span text:style-name="T1"> </text:span><text:span text:style-name="T19">ﮌ</text:span><text:span text:style-name="T1"> </text:span><text:span text:style-name="T19">ﮍ</text:span><text:span text:style-name="T1"> </text:span><text:span text:style-name="T19">ﮎ</text:span><text:span text:style-name="T1"> </text:span><text:span text:style-name="T19">ﮏ</text:span><text:span text:style-name="T1"> </text:span><text:span text:style-name="T19">ﮐ</text:span><text:span text:style-name="T1"> </text:span><text:span text:style-name="T19">ﮑ</text:span><text:span text:style-name="T1"> </text:span><text:span text:style-name="T19">ﮒ</text:span><text:span text:style-name="T1"> </text:span><text:span text:style-name="T19">ﮓ</text:span><text:span text:style-name="T1"> </text:span><text:span text:style-name="T19">ﮔ</text:span><text:span text:style-name="T1"> </text:span><text:span text:style-name="T19">ﮕ</text:span><text:span text:style-name="T1"> </text:span><text:span text:style-name="T19">ﮖ</text:span><text:span text:style-name="T1"> </text:span><text:span text:style-name="T19">ﮗ</text:span><text:span text:style-name="T1"> </text:span><text:span text:style-name="T19">ﮘ</text:span><text:span text:style-name="T1"> </text:span><text:span text:style-name="T19">ﮙ</text:span><text:span text:style-name="T1"> </text:span><text:span text:style-name="T19">ﮚ</text:span><text:span text:style-name="T1"> </text:span><text:span text:style-name="T19">ﮛ</text:span><text:span text:style-name="T1"> </text:span><text:span text:style-name="T19">ﮜ</text:span><text:span text:style-name="T1"> </text:span><text:span text:style-name="T19">ﮝ</text:span><text:span text:style-name="T1"> </text:span><text:span text:style-name="T19">ﮞ</text:span><text:span text:style-name="T1"> </text:span><text:span text:style-name="T19">ﮟ</text:span><text:span text:style-name="T1"> </text:span><text:span text:style-name="T19">ﮠ</text:span><text:span text:style-name="T1"> </text:span><text:span text:style-name="T19">ﮡ</text:span><text:span text:style-name="T1"> </text:span><text:span text:style-name="T19">ﮢ</text:span><text:span text:style-name="T1"> </text:span><text:span text:style-name="T19">ﮣ</text:span><text:span text:style-name="T1"> </text:span><text:span text:style-name="T19">ﮤ</text:span><text:span text:style-name="T1"> </text:span><text:span text:style-name="T19">ﮥ</text:span><text:span text:style-name="T1"> </text:span><text:span text:style-name="T19">ﮦ</text:span><text:span text:style-name="T1"> </text:span><text:span text:style-name="T19">ﮧ</text:span><text:span text:style-name="T1"> </text:span><text:span text:style-name="T19">ﮨ</text:span><text:span text:style-name="T1"> </text:span><text:span text:style-name="T19">ﮩﮪ</text:span><text:span text:style-name="T1"> </text:span><text:span text:style-name="T19">ﮫ</text:span><text:span text:style-name="T1"> </text:span><text:span text:style-name="T19">ﮬ</text:span><text:span text:style-name="T1"> </text:span><text:span text:style-name="T19">ﮭ</text:span><text:span text:style-name="T1"> </text:span><text:span text:style-name="T19">ﮮ</text:span><text:span text:style-name="T1"> </text:span><text:span text:style-name="T19">ﮯ</text:span><text:span text:style-name="T1"> </text:span><text:span text:style-name="T19">ﮰ</text:span><text:span text:style-name="T1"> </text:span><text:span text:style-name="T19">ﮱ</text:span><text:span text:style-name="T1"> </text:span><text:span text:style-name="T19">ﯓ</text:span><text:span text:style-name="T1"> </text:span><text:span text:style-name="T19">ﯔ</text:span><text:span text:style-name="T1"> </text:span><text:span text:style-name="T19">ﯕ</text:span><text:span text:style-name="T1"> </text:span><text:span text:style-name="T19">ﯖ</text:span><text:span text:style-name="T1"> </text:span><text:span text:style-name="T19">ﯗ</text:span><text:span text:style-name="T1"> </text:span><text:span text:style-name="T19">ﯘ</text:span><text:span text:style-name="T1"> </text:span><text:span text:style-name="T19">ﯙ</text:span><text:span text:style-name="T1"> </text:span><text:span text:style-name="T19">ﯚ</text:span><text:span text:style-name="T1"> </text:span><text:span text:style-name="T19">ﯛ</text:span><text:span text:style-name="T1"> </text:span><text:span text:style-name="T19">ﯜ</text:span><text:span text:style-name="T1"> </text:span><text:span text:style-name="T19">ﯝ</text:span><text:span text:style-name="T1"> </text:span><text:span text:style-name="T19">ﯞ</text:span><text:span text:style-name="T1"> </text:span><text:span text:style-name="T19">ﯟ</text:span><text:span text:style-name="T1"> </text:span><text:span text:style-name="T19">ﯠ</text:span><text:span text:style-name="T1"> </text:span><text:span text:style-name="T19">ﯡ</text:span><text:span text:style-name="T1"> </text:span><text:span text:style-name="T19">ﯢ</text:span><text:span text:style-name="T1"> </text:span><text:span text:style-name="T19">ﯣﯤ</text:span><text:span text:style-name="T1"> </text:span><text:span text:style-name="T19">ﯥ</text:span><text:span text:style-name="T1"> </text:span><text:span text:style-name="T19">ﯦ</text:span><text:span text:style-name="T1"> </text:span><text:span text:style-name="T19">ﯧ</text:span><text:span text:style-name="T1"> </text:span><text:span text:style-name="T19">ﯨ</text:span><text:span text:style-name="T1"> </text:span><text:span text:style-name="T19">ﯩ</text:span><text:span text:style-name="T1"> </text:span><text:span text:style-name="T19">ﯪ</text:span><text:span text:style-name="T1"> </text:span><text:span text:style-name="T19">ﯫ</text:span><text:span text:style-name="T1"> </text:span><text:span text:style-name="T19">ﯬ</text:span><text:span text:style-name="T1"> </text:span><text:span text:style-name="T19">ﯭ</text:span><text:span text:style-name="T1"> </text:span><text:span text:style-name="T19">ﯮ</text:span><text:span text:style-name="T1"> </text:span><text:span text:style-name="T19">ﯯ</text:span><text:span text:style-name="T1"> </text:span><text:span text:style-name="T19">ﯰ</text:span><text:span text:style-name="T1"> </text:span><text:span text:style-name="T19">ﯱ</text:span><text:span text:style-name="T1"> </text:span><text:span text:style-name="T19">ﯲ</text:span><text:span text:style-name="T1"> </text:span><text:span text:style-name="T19">ﯳ</text:span><text:span text:style-name="T1"> </text:span><text:span text:style-name="T19">ﯴ</text:span><text:span text:style-name="T1"> </text:span><text:span text:style-name="T19">ﯵ</text:span><text:span text:style-name="T1"> </text:span><text:span text:style-name="T19">ﯶ</text:span><text:span text:style-name="T1"> </text:span><text:span text:style-name="T19">ﯷ</text:span><text:span text:style-name="T1"> </text:span><text:span text:style-name="T19">ﯸ</text:span><text:span text:style-name="T1"> </text:span><text:span text:style-name="T19">ﯹ</text:span><text:span text:style-name="T1"> </text:span><text:span text:style-name="T19">ﯺ</text:span><text:span text:style-name="T1"> </text:span><text:span text:style-name="T19">ﯻ</text:span><text:span text:style-name="T1"> </text:span><text:span text:style-name="T19">ﯼ</text:span><text:span text:style-name="T1"> </text:span><text:span text:style-name="T19">ﯽ</text:span><text:span text:style-name="T1"> </text:span><text:span text:style-name="T19">ﯾ</text:span><text:span text:style-name="T1"> </text:span><text:span text:style-name="T19">ﯿ</text:span><text:span text:style-name="T1"> </text:span><text:span text:style-name="T19">ﰀ</text:span><text:span text:style-name="T1"> </text:span><text:span text:style-name="T19">ﰁ</text:span><text:span text:style-name="T1"> </text:span><text:span text:style-name="T19">ﰂ</text:span><text:span text:style-name="T1"> </text:span><text:span text:style-name="T19">ﰃ</text:span><text:span text:style-name="T1"> </text:span><text:span text:style-name="T19">ﰄﰅ</text:span><text:span text:style-name="T1"> </text:span><text:span text:style-name="T19">ﰆ</text:span><text:span text:style-name="T1"> </text:span><text:span text:style-name="T19">ﰇ</text:span><text:span text:style-name="T1"> </text:span><text:span text:style-name="T19">ﰈ</text:span><text:span text:style-name="T1"> </text:span><text:span text:style-name="T19">ﰉﰊ</text:span><text:span text:style-name="T1"> </text:span><text:span text:style-name="T19">ﰋ</text:span><text:span text:style-name="T1"> </text:span><text:span text:style-name="T19">ﰌ</text:span><text:span text:style-name="T1"> </text:span><text:span text:style-name="T19">ﰍ</text:span><text:span text:style-name="T1"> </text:span><text:span text:style-name="T19">ﰎ</text:span><text:span text:style-name="T1"> </text:span><text:span text:style-name="T19">ﰏ</text:span><text:span text:style-name="T1"> </text:span><text:span text:style-name="T19">ﰐ</text:span></text:p>
      <text:p text:style-name="P34"><text:span text:style-name="T21">ﭑ</text:span><text:span text:style-name="T1"> </text:span><text:span text:style-name="T21">ﭒ</text:span><text:span text:style-name="T1"> </text:span><text:span text:style-name="T21">ﭓ</text:span><text:span text:style-name="T1"> </text:span><text:span text:style-name="T21">ﭔ</text:span><text:span text:style-name="T1"> </text:span><text:span text:style-name="T21">ﭕ</text:span><text:span text:style-name="T1"> </text:span><text:span text:style-name="T21">ﭖ</text:span><text:span text:style-name="T1"> </text:span><text:span text:style-name="T21">ﭗ</text:span><text:span text:style-name="T1"> </text:span><text:span text:style-name="T21">ﭘ</text:span><text:span text:style-name="T1"> </text:span><text:span text:style-name="T21">ﭙ</text:span><text:span text:style-name="T1"> </text:span><text:span text:style-name="T21">ﭚ</text:span><text:span text:style-name="T1"> </text:span><text:span text:style-name="T21">ﭛ</text:span><text:span text:style-name="T1"> </text:span><text:span text:style-name="T21">ﭜ</text:span><text:span text:style-name="T1"> </text:span><text:span text:style-name="T21">ﭝ</text:span><text:span text:style-name="T1"> </text:span><text:span text:style-name="T21">ﭞ</text:span><text:span text:style-name="T1"> </text:span><text:span text:style-name="T21">ﭟ</text:span><text:span text:style-name="T1"> </text:span><text:span text:style-name="T21">ﭠ</text:span><text:span text:style-name="T1"> </text:span><text:span text:style-name="T21">ﭡ</text:span><text:span text:style-name="T1"> </text:span><text:span text:style-name="T21">ﭢ</text:span><text:span text:style-name="T1"> </text:span><text:span text:style-name="T21">ﭣ</text:span><text:span text:style-name="T1"> </text:span><text:span text:style-name="T21">ﭤ</text:span><text:span text:style-name="T1"> </text:span><text:span text:style-name="T21">ﭥ</text:span><text:span text:style-name="T1"> </text:span><text:span text:style-name="T21">ﭦ</text:span><text:span text:style-name="T1"> </text:span><text:span text:style-name="T21">ﭧ</text:span><text:span text:style-name="T1"> </text:span><text:span text:style-name="T21">ﭨ</text:span><text:span text:style-name="T1"> </text:span><text:span text:style-name="T21">ﭩ</text:span><text:span text:style-name="T1"> </text:span><text:span text:style-name="T21">ﭪ</text:span><text:span text:style-name="T1"> </text:span><text:span text:style-name="T21">ﭫ</text:span><text:span text:style-name="T1"> </text:span><text:span text:style-name="T21">ﭬﭭ</text:span><text:span text:style-name="T1"> </text:span><text:span text:style-name="T21">ﭮ</text:span><text:span text:style-name="T1"> </text:span><text:span text:style-name="T21">ﭯ</text:span><text:span text:style-name="T1"> </text:span><text:span text:style-name="T21">ﭰ</text:span><text:span text:style-name="T1"> </text:span><text:span text:style-name="T21">ﭱ</text:span><text:span text:style-name="T1"> </text:span><text:span text:style-name="T21">ﭲ</text:span><text:span text:style-name="T1"> </text:span><text:span text:style-name="T21">ﭳ</text:span><text:span text:style-name="T1"> </text:span><text:span text:style-name="T21">ﭴ</text:span><text:span text:style-name="T1"> </text:span><text:span text:style-name="T21">ﭵ</text:span><text:span text:style-name="T1"> </text:span><text:span text:style-name="T21">ﭶ</text:span><text:span text:style-name="T1"> </text:span><text:span text:style-name="T21">ﭷ</text:span><text:span text:style-name="T1"> </text:span><text:span text:style-name="T21">ﭸ</text:span><text:span text:style-name="T1"> </text:span><text:span text:style-name="T21">ﭹ</text:span><text:span text:style-name="T1"> </text:span><text:span text:style-name="T21">ﭺ</text:span><text:span text:style-name="T1"> </text:span><text:span text:style-name="T21">ﭻ</text:span><text:span text:style-name="T1"> </text:span><text:span text:style-name="T21">ﭼ</text:span><text:span text:style-name="T1"> </text:span><text:span text:style-name="T21">ﭽ</text:span><text:span text:style-name="T1"> </text:span><text:span text:style-name="T21">ﭾ</text:span><text:span text:style-name="T1"> </text:span><text:span text:style-name="T21">ﭿ</text:span><text:span text:style-name="T1"> </text:span><text:span text:style-name="T21">ﮀ</text:span><text:span text:style-name="T1"> </text:span><text:span text:style-name="T21">ﮁ</text:span><text:span text:style-name="T1"> </text:span><text:span text:style-name="T21">ﮂ</text:span><text:span text:style-name="T1"> </text:span><text:span text:style-name="T21">ﮃ</text:span><text:span text:style-name="T1"> </text:span><text:span text:style-name="T21">ﮄ</text:span><text:span text:style-name="T1"> </text:span><text:span text:style-name="T21">ﮅ</text:span><text:span text:style-name="T1"> </text:span><text:span text:style-name="T21">ﮆ</text:span><text:span text:style-name="T1"> </text:span><text:span text:style-name="T21">ﮇ</text:span><text:span text:style-name="T1"> </text:span><text:span text:style-name="T21">ﮈ</text:span><text:span text:style-name="T1"> </text:span><text:span text:style-name="T21">ﮉﮊ</text:span><text:span text:style-name="T1"> </text:span><text:span text:style-name="T21">ﮋ</text:span><text:span text:style-name="T1"> </text:span><text:span text:style-name="T21">ﮌ</text:span><text:span text:style-name="T1"> </text:span><text:span text:style-name="T21">ﮍﮎ</text:span><text:span text:style-name="T1"> </text:span><text:span text:style-name="T21">ﮏ</text:span><text:span text:style-name="T1"> </text:span><text:span text:style-name="T21">ﮐ</text:span><text:span text:style-name="T1"> </text:span><text:span text:style-name="T21">ﮑ</text:span></text:p>
      <text:p text:style-name="P14"><text:span text:style-name="T21">ﮒ</text:span><text:span text:style-name="T1"> </text:span><text:span text:style-name="T21">ﮓ</text:span><text:span text:style-name="T1"> </text:span><text:span text:style-name="T21">ﮔ</text:span><text:span text:style-name="T1"> </text:span><text:span text:style-name="T21">ﮕ</text:span><text:span text:style-name="T1"> </text:span><text:span text:style-name="T21">ﮖ</text:span><text:span text:style-name="T1"> </text:span><text:span text:style-name="T21">ﮗ</text:span><text:span text:style-name="T1"> </text:span><text:span text:style-name="T21">ﮘ</text:span><text:span text:style-name="T1"> </text:span><text:span text:style-name="T21">ﮙ</text:span><text:span text:style-name="T1"> </text:span><text:span text:style-name="T21">ﮚ</text:span><text:span text:style-name="T1"> </text:span><text:span text:style-name="T21">ﮛﮜ</text:span><text:span text:style-name="T1"> </text:span><text:span text:style-name="T21">ﮝ</text:span><text:span text:style-name="T1"> </text:span><text:span text:style-name="T21">ﮞ</text:span><text:span text:style-name="T1"> </text:span><text:span text:style-name="T21">ﮟ</text:span><text:span text:style-name="T1"> </text:span><text:span text:style-name="T21">ﮠ</text:span><text:span text:style-name="T1"> </text:span><text:span text:style-name="T21">ﮡ</text:span><text:span text:style-name="T1"> </text:span><text:span text:style-name="T21">ﮢ</text:span><text:span text:style-name="T1"> </text:span><text:span text:style-name="T21">ﮣ</text:span><text:span text:style-name="T1"> </text:span><text:span text:style-name="T21">ﮤ</text:span><text:span text:style-name="T1"> </text:span><text:span text:style-name="T21">ﮥ</text:span><text:span text:style-name="T1"> </text:span><text:span text:style-name="T21">ﮦ</text:span><text:span text:style-name="T1"> </text:span><text:span text:style-name="T21">ﮧ</text:span><text:span text:style-name="T1"> </text:span><text:span text:style-name="T21">ﮨ</text:span><text:span text:style-name="T1"> </text:span><text:span text:style-name="T21">ﮩ</text:span><text:span text:style-name="T1"> </text:span><text:span text:style-name="T21">ﮪ</text:span><text:span text:style-name="T1"> </text:span><text:span text:style-name="T21">ﮫ</text:span><text:span text:style-name="T1"> </text:span><text:span text:style-name="T21">ﮬ</text:span><text:span text:style-name="T1"> </text:span><text:span text:style-name="T21">ﮭﮮ</text:span><text:span text:style-name="T1"> </text:span><text:span text:style-name="T21">ﮯ</text:span><text:span text:style-name="T1"> </text:span><text:span text:style-name="T21">ﮰ</text:span><text:span text:style-name="T1"> </text:span><text:span text:style-name="T21">ﮱ</text:span><text:span text:style-name="T1"> </text:span><text:span text:style-name="T21">ﯓ</text:span><text:span text:style-name="T1"> </text:span><text:span text:style-name="T21">ﯔ</text:span><text:span text:style-name="T1"> </text:span><text:span text:style-name="T21">ﯕ</text:span><text:span text:style-name="T1"> </text:span><text:span text:style-name="T21">ﯖ</text:span><text:span text:style-name="T1"> </text:span><text:span text:style-name="T21">ﯗ</text:span><text:span text:style-name="T1"> </text:span><text:span text:style-name="T21">ﯘ</text:span></text:p>
      <text:p text:style-name="P14"><text:span text:style-name="T21">ﯙ</text:span><text:span text:style-name="T1"> </text:span><text:span text:style-name="T21">ﯚ</text:span><text:span text:style-name="T1"> </text:span><text:span text:style-name="T21">ﯛ</text:span><text:span text:style-name="T1"> </text:span><text:span text:style-name="T21">ﯜ</text:span><text:span text:style-name="T1"> </text:span><text:span text:style-name="T21">ﯝ</text:span><text:span text:style-name="T1"> </text:span><text:span text:style-name="T21">ﯞ</text:span><text:span text:style-name="T1"> </text:span><text:span text:style-name="T21">ﯟ</text:span><text:span text:style-name="T1"> </text:span><text:span text:style-name="T21">ﯠ</text:span></text:p>
      <text:p text:style-name="P14"><text:span text:style-name="T21">ﯡ</text:span><text:span text:style-name="T1"> </text:span><text:span text:style-name="T21">ﯢ</text:span><text:span text:style-name="T1"> </text:span><text:span text:style-name="T21">ﯣ</text:span><text:span text:style-name="T1"> </text:span><text:span text:style-name="T21">ﯤ</text:span><text:span text:style-name="T1"> </text:span><text:span text:style-name="T21">ﯥ</text:span><text:span text:style-name="T1"> </text:span><text:span text:style-name="T21">ﯦ</text:span><text:span text:style-name="T1"> </text:span><text:span text:style-name="T21">ﯧ</text:span><text:span text:style-name="T1"> </text:span><text:span text:style-name="T21">ﯨ</text:span><text:span text:style-name="T1"> </text:span><text:span text:style-name="T21">ﯩ</text:span><text:span text:style-name="T1"> </text:span><text:span text:style-name="T21">ﯪﯫ</text:span><text:span text:style-name="T1"> </text:span><text:span text:style-name="T21">ﯬ</text:span><text:span text:style-name="T1"> </text:span><text:span text:style-name="T21">ﯭ</text:span><text:span text:style-name="T1"> </text:span><text:span text:style-name="T21">ﯮ</text:span><text:span text:style-name="T1"> </text:span><text:span text:style-name="T21">ﯯ</text:span><text:span text:style-name="T1"> </text:span><text:span text:style-name="T21">ﯰ</text:span><text:span text:style-name="T1"> </text:span><text:span text:style-name="T21">ﯱ</text:span><text:span text:style-name="T1"> </text:span><text:span text:style-name="T21">ﯲ</text:span><text:span text:style-name="T1"> </text:span><text:span text:style-name="T21">ﯳ</text:span><text:span text:style-name="T1"> </text:span><text:span text:style-name="T21">ﯴ</text:span><text:span text:style-name="T1"> </text:span><text:span text:style-name="T21">ﯵ</text:span><text:span text:style-name="T1"> </text:span><text:span text:style-name="T21">ﯶ</text:span><text:span text:style-name="T1"> </text:span><text:span text:style-name="T21">ﯷ</text:span><text:span text:style-name="T1"> </text:span><text:span text:style-name="T21">ﯸ</text:span><text:span text:style-name="T1"> </text:span><text:span text:style-name="T21">ﯹ</text:span><text:span text:style-name="T1"> </text:span><text:span text:style-name="T21">ﯺ</text:span><text:span text:style-name="T1"> </text:span><text:span text:style-name="T21">ﯻ</text:span><text:span text:style-name="T1"> </text:span><text:span text:style-name="T21">ﯼ</text:span><text:span text:style-name="T1"> </text:span><text:span text:style-name="T21">ﯽ</text:span><text:span text:style-name="T1"> </text:span><text:span text:style-name="T21">ﯾ</text:span><text:span text:style-name="T1"> </text:span><text:span text:style-name="T21">ﯿ</text:span><text:span text:style-name="T1"> </text:span><text:span text:style-name="T21">ﰀ</text:span><text:span text:style-name="T1"> </text:span><text:span text:style-name="T21">ﰁ</text:span><text:span text:style-name="T1"> </text:span><text:span text:style-name="T21">ﰂ</text:span><text:span text:style-name="T1"> </text:span><text:span text:style-name="T21">ﰃ</text:span><text:span text:style-name="T1"> </text:span><text:span text:style-name="T21">ﰄﰅ</text:span><text:span text:style-name="T1"> </text:span><text:span text:style-name="T21">ﰆ</text:span><text:span text:style-name="T1"> </text:span><text:span text:style-name="T21">ﰇ</text:span><text:span text:style-name="T1"> </text:span><text:span text:style-name="T21">ﰈ</text:span><text:span text:style-name="T1"> </text:span><text:span text:style-name="T21">ﰉ</text:span><text:span text:style-name="T1"> </text:span><text:span text:style-name="T21">ﰊ</text:span><text:span text:style-name="T1"> </text:span><text:span text:style-name="T21">ﰋ</text:span></text:p>
      <text:p text:style-name="P27"><text:span text:style-name="T25">ﮌ</text:span><text:span text:style-name="T67">ﮫ</text:span></text:p>
      <text:p text:style-name="P16"><text:span text:style-name="T67">ﭤﭥﭦ</text:span></text:p>
      <text:p text:style-name="P15"><text:span text:style-name="T23">ﭑ</text:span><text:span text:style-name="T1"> </text:span><text:span text:style-name="T23">ﭒ</text:span><text:span text:style-name="T1"> </text:span><text:span text:style-name="T23">ﭓ</text:span><text:span text:style-name="T1"> </text:span><text:span text:style-name="T23">ﭔ</text:span><text:span text:style-name="T1"> </text:span><text:span text:style-name="T23">ﭕ</text:span><text:span text:style-name="T1"> </text:span><text:span text:style-name="T23">ﭖ</text:span><text:span text:style-name="T1"> </text:span><text:span text:style-name="T23">ﭗ</text:span><text:span text:style-name="T1"> </text:span><text:span text:style-name="T23">ﭘ</text:span><text:span text:style-name="T1"> </text:span><text:span text:style-name="T23">ﭙ</text:span><text:span text:style-name="T1"> </text:span><text:span text:style-name="T23">ﭚ</text:span><text:span text:style-name="T1"> </text:span><text:span text:style-name="T23">ﭛ</text:span><text:span text:style-name="T1"> </text:span><text:span text:style-name="T23">ﭜ</text:span><text:span text:style-name="T1"> </text:span><text:span text:style-name="T23">ﭝ</text:span><text:span text:style-name="T1"> </text:span><text:span text:style-name="T23">ﭞ</text:span><text:span text:style-name="T1"> </text:span><text:span text:style-name="T23">ﭟ</text:span><text:span text:style-name="T1"> </text:span><text:span text:style-name="T23">ﭠ</text:span><text:span text:style-name="T1"> </text:span><text:span text:style-name="T23">ﭡ</text:span><text:span text:style-name="T1"> </text:span><text:span text:style-name="T23">ﭢ</text:span><text:span text:style-name="T1"> </text:span><text:span text:style-name="T23">ﭣ</text:span><text:span text:style-name="T1"> </text:span><text:span text:style-name="T23">ﭤ</text:span><text:span text:style-name="T1"> </text:span><text:span text:style-name="T23">ﭥ</text:span><text:span text:style-name="T1"> </text:span><text:span text:style-name="T23">ﭦ</text:span><text:span text:style-name="T1"> </text:span><text:span text:style-name="T23">ﭧ</text:span><text:span text:style-name="T1"> </text:span><text:span text:style-name="T23">ﭨ</text:span><text:span text:style-name="T1"> </text:span><text:span text:style-name="T23">ﭩ</text:span><text:span text:style-name="T1"> </text:span><text:span text:style-name="T23">ﭪﭫ</text:span><text:span text:style-name="T1"> </text:span><text:span text:style-name="T23">ﭬ</text:span><text:span text:style-name="T1"> </text:span><text:span text:style-name="T23">ﭭ</text:span><text:span text:style-name="T1"> </text:span><text:span text:style-name="T23">ﭮ</text:span><text:span text:style-name="T1"> </text:span><text:span text:style-name="T23">ﭯ</text:span><text:span text:style-name="T1"> </text:span><text:span text:style-name="T23">ﭰ</text:span><text:span text:style-name="T1"> </text:span><text:span text:style-name="T23">ﭱ</text:span><text:span text:style-name="T1"> </text:span><text:span text:style-name="T23">ﭲ</text:span><text:span text:style-name="T1"> </text:span><text:span text:style-name="T23">ﭳ</text:span><text:span text:style-name="T1"> </text:span><text:span text:style-name="T23">ﭴ</text:span><text:span text:style-name="T1"> </text:span><text:span text:style-name="T23">ﭵ</text:span><text:span text:style-name="T1"> </text:span><text:span text:style-name="T23">ﭶ</text:span><text:span text:style-name="T1"> </text:span><text:span text:style-name="T23">ﭷ</text:span><text:span text:style-name="T1"> </text:span><text:span text:style-name="T23">ﭸ</text:span><text:span text:style-name="T1"> </text:span><text:span text:style-name="T23">ﭹ</text:span><text:span text:style-name="T1"> </text:span><text:span text:style-name="T23">ﭺ</text:span><text:span text:style-name="T1"> </text:span><text:span text:style-name="T23">ﭻ</text:span><text:span text:style-name="T1"> </text:span><text:span text:style-name="T23">ﭼ</text:span><text:span text:style-name="T1"> </text:span><text:span text:style-name="T23">ﭽﭾ</text:span><text:span text:style-name="T1"> </text:span><text:span text:style-name="T23">ﭿ</text:span><text:span text:style-name="T1"> </text:span><text:span text:style-name="T23">ﮀ</text:span><text:span text:style-name="T1"> </text:span><text:span text:style-name="T23">ﮁ</text:span><text:span text:style-name="T1"> </text:span><text:span text:style-name="T23">ﮂ</text:span><text:span text:style-name="T1"> </text:span><text:span text:style-name="T23">ﮃ</text:span><text:span text:style-name="T1"> </text:span><text:span text:style-name="T23">ﮄ</text:span><text:span text:style-name="T1"> </text:span><text:span text:style-name="T23">ﮅ</text:span><text:span text:style-name="T1"> </text:span><text:span text:style-name="T23">ﮆ</text:span><text:span text:style-name="T1"> </text:span><text:span text:style-name="T23">ﮇ</text:span><text:span text:style-name="T1"> </text:span><text:span text:style-name="T23">ﮈ</text:span><text:span text:style-name="T1"> </text:span><text:span text:style-name="T23">ﮉ</text:span><text:span text:style-name="T1"> </text:span><text:span text:style-name="T23">ﮊ</text:span><text:span text:style-name="T1"> </text:span><text:span text:style-name="T23">ﮋ</text:span><text:span text:style-name="T1"> </text:span><text:span text:style-name="T23">ﮌ</text:span><text:span text:style-name="T1"> </text:span><text:span text:style-name="T23">ﮍ</text:span><text:span text:style-name="T1"> </text:span><text:span text:style-name="T23">ﮎ</text:span><text:span text:style-name="T1"> </text:span><text:span text:style-name="T23">ﮏ</text:span><text:span text:style-name="T1"> </text:span><text:span text:style-name="T23">ﮐﮑ</text:span><text:span text:style-name="T1"> </text:span><text:span text:style-name="T23">ﮒ</text:span><text:span text:style-name="T1"> </text:span><text:span text:style-name="T23">ﮓ</text:span><text:span text:style-name="T1"> </text:span><text:span text:style-name="T23">ﮔ</text:span><text:span text:style-name="T1"> </text:span><text:span text:style-name="T23">ﮕ</text:span><text:span text:style-name="T1"> </text:span><text:span text:style-name="T23">ﮖ</text:span><text:span text:style-name="T1"> </text:span><text:span text:style-name="T23">ﮗ</text:span><text:span text:style-name="T1"> </text:span><text:span text:style-name="T23">ﮘ</text:span><text:span text:style-name="T1"> </text:span><text:span text:style-name="T23">ﮙ</text:span><text:span text:style-name="T1"> </text:span><text:span text:style-name="T23">ﮚ</text:span><text:span text:style-name="T1"> </text:span><text:span text:style-name="T23">ﮛ</text:span><text:span text:style-name="T1"> </text:span><text:span text:style-name="T23">ﮜ</text:span><text:span text:style-name="T1"> </text:span><text:span text:style-name="T23">ﮝ</text:span><text:span text:style-name="T1"> </text:span><text:span text:style-name="T23">ﮞ</text:span><text:span text:style-name="T1"> </text:span><text:span text:style-name="T23">ﮟ</text:span><text:span text:style-name="T1"> </text:span><text:span text:style-name="T23">ﮠﮡ</text:span><text:span text:style-name="T1"> </text:span><text:span text:style-name="T23">ﮢ</text:span><text:span text:style-name="T1"> </text:span><text:span text:style-name="T23">ﮣ</text:span><text:span text:style-name="T1"> </text:span><text:span text:style-name="T23">ﮤﮥ</text:span><text:span text:style-name="T1"> </text:span><text:span text:style-name="T23">ﮦ</text:span><text:span text:style-name="T1"> </text:span><text:span text:style-name="T23">ﮧ</text:span><text:span text:style-name="T1"> </text:span><text:span text:style-name="T23">ﮨ</text:span><text:span text:style-name="T1"> </text:span><text:span text:style-name="T23">ﮩ</text:span><text:span text:style-name="T1"> </text:span><text:span text:style-name="T23">ﮪ</text:span><text:span text:style-name="T1"> </text:span><text:span text:style-name="T23">ﮫ</text:span><text:span text:style-name="T1"> </text:span><text:span text:style-name="T23">ﮬ</text:span><text:span text:style-name="T1"> </text:span><text:span text:style-name="T23">ﮭ</text:span><text:span text:style-name="T1"> </text:span><text:span text:style-name="T23">ﮮﮯ</text:span><text:span text:style-name="T1"> </text:span><text:span text:style-name="T23">ﮰ</text:span><text:span text:style-name="T1"> </text:span><text:span text:style-name="T23">ﮱ</text:span><text:span text:style-name="T1"> </text:span><text:span text:style-name="T23">ﯓ</text:span><text:span text:style-name="T1"> </text:span><text:span text:style-name="T23">ﯔ</text:span><text:span text:style-name="T1"> </text:span><text:span text:style-name="T23">ﯕ</text:span><text:span text:style-name="T1"> </text:span><text:span text:style-name="T23">ﯖ</text:span><text:span text:style-name="T1"> </text:span><text:span text:style-name="T23">ﯗ</text:span><text:span text:style-name="T1"> </text:span><text:span text:style-name="T23">ﯘ</text:span><text:span text:style-name="T1"> </text:span><text:span text:style-name="T23">ﯙ</text:span><text:span text:style-name="T1"> </text:span><text:span text:style-name="T23">ﯚ</text:span><text:span text:style-name="T1"> </text:span><text:span text:style-name="T23">ﯛ</text:span><text:span text:style-name="T1"> </text:span><text:span text:style-name="T23">ﯜﯝ</text:span><text:span text:style-name="T1"> </text:span><text:span text:style-name="T23">ﯞ</text:span><text:span text:style-name="T1"> </text:span><text:span text:style-name="T23">ﯟ</text:span><text:span text:style-name="T1"> </text:span><text:span text:style-name="T23">ﯠ</text:span><text:span text:style-name="T1"> </text:span><text:span text:style-name="T23">ﯡ</text:span><text:span text:style-name="T1"> </text:span><text:span text:style-name="T23">ﯢ</text:span><text:span text:style-name="T1"> </text:span><text:span text:style-name="T23">ﯣ</text:span><text:span text:style-name="T1"> </text:span><text:span text:style-name="T23">ﯤ</text:span><text:span text:style-name="T1"> </text:span><text:span text:style-name="T23">ﯥ</text:span><text:span text:style-name="T1"> </text:span><text:span text:style-name="T23">ﯦ</text:span><text:span text:style-name="T1"> </text:span><text:span text:style-name="T23">ﯧ</text:span><text:span text:style-name="T1"> </text:span><text:span text:style-name="T23">ﯨ</text:span><text:span text:style-name="T1"> </text:span><text:span text:style-name="T23">ﯩ</text:span><text:span text:style-name="T1"> </text:span><text:span text:style-name="T23">ﯪ</text:span><text:span text:style-name="T1"> </text:span><text:span text:style-name="T23">ﯫ</text:span><text:span text:style-name="T1"> </text:span><text:span text:style-name="T23">ﯬ</text:span><text:span text:style-name="T1"> </text:span><text:span text:style-name="T23">ﯭ</text:span><text:span text:style-name="T1"> </text:span><text:span text:style-name="T23">ﯮ</text:span><text:span text:style-name="T1"> </text:span><text:span text:style-name="T23">ﯯ</text:span><text:span text:style-name="T1"> </text:span><text:span text:style-name="T23">ﯰ</text:span><text:span text:style-name="T1"> </text:span><text:span text:style-name="T23">ﯱﯲ</text:span><text:span text:style-name="T1"> </text:span><text:span text:style-name="T23">ﯳ</text:span><text:span text:style-name="T1"> </text:span><text:span text:style-name="T23">ﯴ</text:span><text:span text:style-name="T1"> </text:span><text:span text:style-name="T23">ﯵ</text:span><text:span text:style-name="T1"> </text:span><text:span text:style-name="T23">ﯶ</text:span><text:span text:style-name="T1"> </text:span><text:span text:style-name="T23">ﯷ</text:span><text:span text:style-name="T1"> </text:span><text:span text:style-name="T23">ﯸ</text:span></text:p>
      <text:p text:style-name="P35"><text:span text:style-name="T26">ﭑ</text:span><text:span text:style-name="T1"> </text:span><text:span text:style-name="T26">ﭒ</text:span><text:span text:style-name="T1"> </text:span><text:span text:style-name="T26">ﭓ</text:span><text:span text:style-name="T1"> </text:span><text:span text:style-name="T26">ﭔ</text:span><text:span text:style-name="T1"> </text:span><text:span text:style-name="T26">ﭕ</text:span><text:span text:style-name="T1"> </text:span><text:span text:style-name="T26">ﭖ</text:span><text:span text:style-name="T1"> </text:span><text:span text:style-name="T26">ﭗﭘ</text:span><text:span text:style-name="T1"> </text:span><text:span text:style-name="T26">ﭙ</text:span><text:span text:style-name="T1"> </text:span><text:span text:style-name="T26">ﭚ</text:span><text:span text:style-name="T1"> </text:span><text:span text:style-name="T26">ﭛ</text:span><text:span text:style-name="T1"> </text:span><text:span text:style-name="T26">ﭜ</text:span><text:span text:style-name="T1"> </text:span><text:span text:style-name="T26">ﭝﭞ</text:span><text:span text:style-name="T1"> </text:span><text:span text:style-name="T26">ﭟ</text:span><text:span text:style-name="T1"> </text:span><text:span text:style-name="T26">ﭠ</text:span><text:span text:style-name="T1"> </text:span><text:span text:style-name="T26">ﭡ</text:span><text:span text:style-name="T1"> </text:span><text:span text:style-name="T26">ﭢ</text:span><text:span text:style-name="T1"> </text:span><text:span text:style-name="T26">ﭣ</text:span><text:span text:style-name="T1"> </text:span><text:span text:style-name="T26">ﭤ</text:span><text:span text:style-name="T1"> </text:span><text:span text:style-name="T26">ﭥ</text:span><text:span text:style-name="T1"> </text:span><text:span text:style-name="T26">ﭦ</text:span><text:span text:style-name="T1"> </text:span><text:span text:style-name="T26">ﭧ</text:span><text:span text:style-name="T1"> </text:span><text:span text:style-name="T26">ﭨ</text:span><text:span text:style-name="T1"> </text:span><text:span text:style-name="T26">ﭩ</text:span><text:span text:style-name="T1"> </text:span><text:span text:style-name="T26">ﭪ</text:span><text:span text:style-name="T1"> </text:span><text:span text:style-name="T26">ﭫ</text:span><text:span text:style-name="T1"> </text:span><text:span text:style-name="T26">ﭬ</text:span><text:span text:style-name="T1"> </text:span><text:span text:style-name="T26">ﭭ</text:span><text:span text:style-name="T1"> </text:span><text:span text:style-name="T26">ﭮ</text:span><text:span text:style-name="T1"> </text:span><text:span text:style-name="T26">ﭯﭰ</text:span><text:span text:style-name="T1"> </text:span><text:span text:style-name="T26">ﭱ</text:span><text:span text:style-name="T1"> </text:span><text:span text:style-name="T26">ﭲ</text:span><text:span text:style-name="T1"> </text:span><text:span text:style-name="T26">ﭳ</text:span><text:span text:style-name="T1"> </text:span><text:span text:style-name="T26">ﭴ</text:span><text:span text:style-name="T1"> </text:span><text:span text:style-name="T26">ﭵ</text:span><text:span text:style-name="T1"> </text:span><text:span text:style-name="T26">ﭶ</text:span><text:span text:style-name="T1"> </text:span><text:span text:style-name="T26">ﭷ</text:span><text:span text:style-name="T1"> </text:span><text:span text:style-name="T26">ﭸ</text:span><text:span text:style-name="T1"> </text:span><text:span text:style-name="T26">ﭹ</text:span><text:span text:style-name="T1"> </text:span><text:span text:style-name="T26">ﭺ</text:span><text:span text:style-name="T1"> </text:span><text:span text:style-name="T26">ﭻ</text:span><text:span text:style-name="T1"> </text:span><text:span text:style-name="T26">ﭼ</text:span><text:span text:style-name="T1"> </text:span><text:span text:style-name="T26">ﭽ</text:span><text:span text:style-name="T1"> </text:span><text:span text:style-name="T26">ﭾ</text:span><text:span text:style-name="T1"> </text:span><text:span text:style-name="T26">ﭿ</text:span><text:span text:style-name="T1"> </text:span><text:span text:style-name="T26">ﮀ</text:span><text:span text:style-name="T1"> </text:span><text:span text:style-name="T26">ﮁ</text:span><text:span text:style-name="T1"> </text:span><text:span text:style-name="T26">ﮂ</text:span><text:span text:style-name="T1"> </text:span><text:span text:style-name="T26">ﮃ</text:span><text:span text:style-name="T1"> </text:span><text:span text:style-name="T26">ﮄ</text:span><text:span text:style-name="T1"> </text:span><text:span text:style-name="T26">ﮅ</text:span><text:span text:style-name="T1"> </text:span><text:span text:style-name="T26">ﮆ</text:span><text:span text:style-name="T1"> </text:span><text:span text:style-name="T26">ﮇ</text:span><text:span text:style-name="T1"> </text:span><text:span text:style-name="T26">ﮈ</text:span><text:span text:style-name="T1"> </text:span><text:span text:style-name="T26">ﮉ</text:span><text:span text:style-name="T1"> </text:span><text:span text:style-name="T26">ﮊ</text:span><text:span text:style-name="T1"> </text:span><text:span text:style-name="T26">ﮋ</text:span><text:span text:style-name="T1"> </text:span><text:span text:style-name="T26">ﮌ</text:span><text:span text:style-name="T1"> </text:span><text:span text:style-name="T26">ﮍ</text:span><text:span text:style-name="T1"> </text:span><text:span text:style-name="T26">ﮎ</text:span><text:span text:style-name="T1"> </text:span><text:span text:style-name="T26">ﮏ</text:span><text:span text:style-name="T1"> </text:span><text:span text:style-name="T26">ﮐ</text:span><text:span text:style-name="T1"> </text:span><text:span text:style-name="T26">ﮑ</text:span><text:span text:style-name="T1"> </text:span><text:span text:style-name="T26">ﮒ</text:span><text:span text:style-name="T1"> </text:span><text:span text:style-name="T26">ﮓ</text:span><text:span text:style-name="T1"> </text:span><text:span text:style-name="T26">ﮔﮕ</text:span><text:span text:style-name="T1"> </text:span><text:span text:style-name="T26">ﮖ</text:span><text:span text:style-name="T1"> </text:span><text:span text:style-name="T26">ﮗ</text:span><text:span text:style-name="T1"> </text:span><text:span text:style-name="T26">ﮘ</text:span><text:span text:style-name="T1"> </text:span><text:span text:style-name="T26">ﮙﮚ</text:span><text:span text:style-name="T1"> </text:span><text:span text:style-name="T26">ﮛ</text:span><text:span text:style-name="T1"> </text:span><text:span text:style-name="T26">ﮜ</text:span><text:span text:style-name="T1"> </text:span><text:span text:style-name="T26">ﮝ</text:span><text:span text:style-name="T1"> </text:span><text:span text:style-name="T26">ﮞ</text:span><text:span text:style-name="T1"> </text:span><text:span text:style-name="T26">ﮟﮠ</text:span><text:span text:style-name="T1"> </text:span><text:span text:style-name="T26">ﮡ</text:span><text:span text:style-name="T1"> </text:span><text:span text:style-name="T26">ﮢ</text:span><text:span text:style-name="T1"> </text:span><text:span text:style-name="T26">ﮣ</text:span><text:span text:style-name="T1"> </text:span><text:span text:style-name="T26">ﮤ</text:span><text:span text:style-name="T1"> </text:span><text:span text:style-name="T26">ﮥ</text:span><text:span text:style-name="T1"> </text:span><text:span text:style-name="T26">ﮦ</text:span><text:span text:style-name="T1"> </text:span><text:span text:style-name="T26">ﮧ</text:span><text:span text:style-name="T1"> </text:span><text:span text:style-name="T26">ﮨ</text:span><text:span text:style-name="T1"> </text:span><text:span text:style-name="T26">ﮩ</text:span><text:span text:style-name="T1"> </text:span><text:span text:style-name="T26">ﮪ</text:span><text:span text:style-name="T1"> </text:span><text:span text:style-name="T26">ﮫ</text:span><text:span text:style-name="T1"> </text:span><text:span text:style-name="T26">ﮬ</text:span><text:span text:style-name="T1"> </text:span><text:span text:style-name="T26">ﮭ</text:span><text:span text:style-name="T1"> </text:span><text:span text:style-name="T26">ﮮ</text:span><text:span text:style-name="T1"> </text:span><text:span text:style-name="T26">ﮯ</text:span><text:span text:style-name="T1"> </text:span><text:span text:style-name="T26">ﮰ</text:span><text:span text:style-name="T1"> </text:span><text:span text:style-name="T26">ﮱ</text:span><text:span text:style-name="T1"> </text:span><text:span text:style-name="T26">ﯓ</text:span><text:span text:style-name="T1"> </text:span><text:span text:style-name="T26">ﯔ</text:span><text:span text:style-name="T1"> </text:span><text:span text:style-name="T26">ﯕ</text:span><text:span text:style-name="T1"> </text:span><text:span text:style-name="T26">ﯖ</text:span><text:span text:style-name="T1"> </text:span><text:span text:style-name="T26">ﯗ</text:span><text:span text:style-name="T1"> </text:span><text:span text:style-name="T26">ﯘ</text:span><text:span text:style-name="T1"> </text:span><text:span text:style-name="T26">ﯙ</text:span><text:span text:style-name="T1"> </text:span><text:span text:style-name="T26">ﯚ</text:span><text:span text:style-name="T1"> </text:span><text:span text:style-name="T26">ﯛ</text:span><text:span text:style-name="T1"> </text:span><text:span text:style-name="T26">ﯜ</text:span><text:span text:style-name="T1"> </text:span><text:span text:style-name="T26">ﯝﯞ</text:span><text:span text:style-name="T1"> </text:span><text:span text:style-name="T26">ﯟ</text:span><text:span text:style-name="T1"> </text:span><text:span text:style-name="T26">ﯠ</text:span><text:span text:style-name="T1"> </text:span><text:span text:style-name="T26">ﯡ</text:span><text:span text:style-name="T1"> </text:span><text:span text:style-name="T26">ﯢ</text:span><text:span text:style-name="T1"> </text:span><text:span text:style-name="T26">ﯣ</text:span><text:span text:style-name="T1"> </text:span><text:span text:style-name="T26">ﯤ</text:span><text:span text:style-name="T1"> </text:span><text:span text:style-name="T26">ﯥ</text:span><text:span text:style-name="T1"> </text:span><text:span text:style-name="T26">ﯦ</text:span><text:span text:style-name="T1"> </text:span><text:span text:style-name="T26">ﯧ</text:span><text:span text:style-name="T1"> </text:span><text:span text:style-name="T26">ﯨ</text:span><text:span text:style-name="T1"> </text:span><text:span text:style-name="T26">ﯩ</text:span><text:span text:style-name="T1"> </text:span><text:span text:style-name="T26">ﯪ</text:span><text:span text:style-name="T1"> </text:span><text:span text:style-name="T26">ﯫ</text:span><text:span text:style-name="T1"> </text:span><text:span text:style-name="T26">ﯬ</text:span><text:span text:style-name="T1"> </text:span><text:span text:style-name="T26">ﯭ</text:span><text:span text:style-name="T1"> </text:span><text:span text:style-name="T26">ﯮ</text:span><text:span text:style-name="T1"> </text:span><text:span text:style-name="T26">ﯯﯰ</text:span><text:span text:style-name="T1"> </text:span><text:span text:style-name="T26">ﯱ</text:span><text:span text:style-name="T1"> </text:span><text:span text:style-name="T26">ﯲ</text:span><text:span text:style-name="T1"> </text:span><text:span text:style-name="T26">ﯳ</text:span><text:span text:style-name="T1"> </text:span><text:span text:style-name="T26">ﯴ</text:span><text:span text:style-name="T1"> </text:span><text:span text:style-name="T26">ﯵ</text:span><text:span text:style-name="T1"> </text:span><text:span text:style-name="T26">ﯶ</text:span><text:span text:style-name="T1"> </text:span><text:span text:style-name="T26">ﯷ</text:span><text:span text:style-name="T1"> </text:span><text:span text:style-name="T26">ﯸ</text:span><text:span text:style-name="T1"> </text:span><text:span text:style-name="T26">ﯹ</text:span><text:span text:style-name="T1"> </text:span><text:span text:style-name="T26">ﯺ</text:span><text:span text:style-name="T1"> </text:span><text:span text:style-name="T26">ﯻ</text:span><text:span text:style-name="T1"> </text:span><text:span text:style-name="T26">ﯼ</text:span><text:span text:style-name="T1"> </text:span><text:span text:style-name="T26">ﯽ</text:span><text:span text:style-name="T1"> </text:span><text:span text:style-name="T26">ﯾ</text:span><text:span text:style-name="T1"> </text:span><text:span text:style-name="T26">ﯿﰀ</text:span><text:span text:style-name="T1"> </text:span><text:span text:style-name="T26">ﰁ</text:span><text:span text:style-name="T1"> </text:span><text:span text:style-name="T26">ﰂ</text:span><text:span text:style-name="T1"> </text:span><text:span text:style-name="T26">ﰃ</text:span><text:span text:style-name="T1"> </text:span><text:span text:style-name="T26">ﰄ</text:span><text:span text:style-name="T1"> </text:span><text:span text:style-name="T26">ﰅ</text:span><text:span text:style-name="T1"> </text:span><text:span text:style-name="T26">ﰆ</text:span><text:span text:style-name="T1"> </text:span><text:span text:style-name="T26">ﰇ</text:span><text:span text:style-name="T1"> </text:span><text:span text:style-name="T26">ﰈ</text:span><text:span text:style-name="T1"> </text:span><text:span text:style-name="T26">ﰉ</text:span><text:span text:style-name="T1"> </text:span><text:span text:style-name="T26">ﰊ</text:span><text:span text:style-name="T1"> </text:span><text:span text:style-name="T26">ﰋ</text:span><text:span text:style-name="T1"> </text:span><text:span text:style-name="T26">ﰌ</text:span><text:span text:style-name="T1"> </text:span><text:span text:style-name="T26">ﰍ</text:span><text:span text:style-name="T1"> </text:span><text:span text:style-name="T26">ﰎﰏ</text:span><text:span text:style-name="T1"> </text:span><text:span text:style-name="T26">ﰐ</text:span><text:span text:style-name="T1"> </text:span><text:span text:style-name="T26">ﰑ</text:span><text:span text:style-name="T1"> </text:span><text:span text:style-name="T26">ﰒ</text:span><text:span text:style-name="T1"> </text:span><text:span text:style-name="T26">ﰓ</text:span><text:span text:style-name="T1"> </text:span><text:span text:style-name="T26">ﰔ</text:span><text:span text:style-name="T1"> </text:span><text:span text:style-name="T26">ﰕ</text:span></text:p>
      <text:p text:style-name="P36"><text:span text:style-name="T28">ﭑ</text:span><text:span text:style-name="T1"> </text:span><text:span text:style-name="T28">ﭒ</text:span><text:span text:style-name="T1"> </text:span><text:span text:style-name="T28">ﭓ</text:span><text:span text:style-name="T1"> </text:span><text:span text:style-name="T28">ﭔ</text:span><text:span text:style-name="T1"> </text:span><text:span text:style-name="T28">ﭕ</text:span><text:span text:style-name="T1"> </text:span><text:span text:style-name="T28">ﭖ</text:span><text:span text:style-name="T1"> </text:span><text:span text:style-name="T28">ﭗ</text:span><text:span text:style-name="T1"> </text:span><text:span text:style-name="T28">ﭘ</text:span><text:span text:style-name="T1"> </text:span><text:span text:style-name="T28">ﭙ</text:span><text:span text:style-name="T1"> </text:span><text:span text:style-name="T28">ﭚ</text:span><text:span text:style-name="T1"> </text:span><text:span text:style-name="T28">ﭛ</text:span><text:span text:style-name="T1"> </text:span><text:span text:style-name="T28">ﭜ</text:span><text:span text:style-name="T1"> </text:span><text:span text:style-name="T28">ﭝ</text:span><text:span text:style-name="T1"> </text:span><text:span text:style-name="T28">ﭞ</text:span><text:span text:style-name="T1"> </text:span><text:span text:style-name="T28">ﭟ</text:span><text:span text:style-name="T1"> </text:span><text:span text:style-name="T28">ﭠ</text:span><text:span text:style-name="T1"> </text:span><text:span text:style-name="T28">ﭡﭢ</text:span><text:span text:style-name="T1"> </text:span><text:span text:style-name="T28">ﭣ</text:span><text:span text:style-name="T1"> </text:span><text:span text:style-name="T28">ﭤ</text:span><text:span text:style-name="T1"> </text:span><text:span text:style-name="T28">ﭥ</text:span><text:span text:style-name="T1"> </text:span><text:span text:style-name="T28">ﭦ</text:span><text:span text:style-name="T1"> </text:span><text:span text:style-name="T28">ﭧ</text:span><text:span text:style-name="T1"> </text:span><text:span text:style-name="T28">ﭨ</text:span><text:span text:style-name="T1"> </text:span><text:span text:style-name="T28">ﭩ</text:span><text:span text:style-name="T1"> </text:span><text:span text:style-name="T28">ﭪ</text:span><text:span text:style-name="T1"> </text:span><text:span text:style-name="T28">ﭫ</text:span><text:span text:style-name="T1"> </text:span><text:span text:style-name="T28">ﭬ</text:span><text:span text:style-name="T1"> </text:span><text:span text:style-name="T28">ﭭ</text:span><text:span text:style-name="T1"> </text:span><text:span text:style-name="T28">ﭮ</text:span><text:span text:style-name="T1"> </text:span><text:span text:style-name="T28">ﭯ</text:span><text:span text:style-name="T1"> </text:span><text:span text:style-name="T28">ﭰ</text:span><text:span text:style-name="T1"> </text:span><text:span text:style-name="T28">ﭱ</text:span><text:span text:style-name="T1"> </text:span><text:span text:style-name="T28">ﭲ</text:span><text:span text:style-name="T1"> </text:span><text:span text:style-name="T28">ﭳ</text:span><text:span text:style-name="T1"> </text:span><text:span text:style-name="T28">ﭴ</text:span><text:span text:style-name="T1"> </text:span><text:span text:style-name="T28">ﭵ</text:span><text:span text:style-name="T1"> </text:span><text:span text:style-name="T28">ﭶ</text:span><text:span text:style-name="T1"> </text:span><text:span text:style-name="T28">ﭷ</text:span><text:span text:style-name="T1"> </text:span><text:span text:style-name="T28">ﭸ</text:span><text:span text:style-name="T1"> </text:span><text:span text:style-name="T28">ﭹ</text:span><text:span text:style-name="T1"> </text:span><text:span text:style-name="T28">ﭺ</text:span><text:span text:style-name="T1"> </text:span><text:span text:style-name="T28">ﭻ</text:span><text:span text:style-name="T1"> </text:span><text:span text:style-name="T28">ﭼ</text:span><text:span text:style-name="T1"> </text:span><text:span text:style-name="T28">ﭽ</text:span><text:span text:style-name="T1"> </text:span><text:span text:style-name="T28">ﭾﭿ</text:span><text:span text:style-name="T1"> </text:span><text:span text:style-name="T28">ﮀ</text:span><text:span text:style-name="T1"> </text:span><text:span text:style-name="T28">ﮁ</text:span><text:span text:style-name="T1"> </text:span><text:span text:style-name="T28">ﮂ</text:span><text:span text:style-name="T1"> </text:span><text:span text:style-name="T28">ﮃ</text:span><text:span text:style-name="T1"> </text:span><text:span text:style-name="T28">ﮄ</text:span><text:span text:style-name="T1"> </text:span><text:span text:style-name="T28">ﮅ</text:span><text:span text:style-name="T1"> </text:span><text:span text:style-name="T28">ﮆ</text:span><text:span text:style-name="T1"> </text:span><text:span text:style-name="T28">ﮇ</text:span><text:span text:style-name="T1"> </text:span><text:span text:style-name="T28">ﮈ</text:span><text:span text:style-name="T1"> </text:span><text:span text:style-name="T28">ﮉ</text:span><text:span text:style-name="T1"> </text:span><text:span text:style-name="T28">ﮊ</text:span><text:span text:style-name="T1"> </text:span><text:span text:style-name="T28">ﮋ</text:span><text:span text:style-name="T1"> </text:span><text:span text:style-name="T28">ﮌ</text:span><text:span text:style-name="T1"> </text:span><text:span text:style-name="T28">ﮍ</text:span><text:span text:style-name="T1"> </text:span><text:span text:style-name="T28">ﮎ</text:span><text:span text:style-name="T1"> </text:span><text:span text:style-name="T28">ﮏ</text:span><text:span text:style-name="T1"> </text:span><text:span text:style-name="T28">ﮐ</text:span><text:span text:style-name="T1"> </text:span><text:span text:style-name="T28">ﮑ</text:span><text:span text:style-name="T1"> </text:span><text:span text:style-name="T28">ﮒ</text:span><text:span text:style-name="T1"> </text:span><text:span text:style-name="T28">ﮓﮔ</text:span><text:span text:style-name="T1"> </text:span><text:span text:style-name="T28">ﮕ</text:span><text:span text:style-name="T1"> </text:span><text:span text:style-name="T28">ﮖ</text:span><text:span text:style-name="T1"> </text:span><text:span text:style-name="T28">ﮗ</text:span><text:span text:style-name="T1"> </text:span><text:span text:style-name="T28">ﮘ</text:span><text:span text:style-name="T1"> </text:span><text:span text:style-name="T28">ﮙ</text:span><text:span text:style-name="T1"> </text:span><text:span text:style-name="T28">ﮚ</text:span><text:span text:style-name="T1"> </text:span><text:span text:style-name="T28">ﮛ</text:span><text:span text:style-name="T1"> </text:span><text:span text:style-name="T28">ﮜ</text:span><text:span text:style-name="T1"> </text:span><text:span text:style-name="T28">ﮝ</text:span><text:span text:style-name="T1"> </text:span><text:span text:style-name="T28">ﮞﮟ</text:span><text:span text:style-name="T1"> </text:span><text:span text:style-name="T28">ﮠ</text:span><text:span text:style-name="T1"> </text:span><text:span text:style-name="T28">ﮡ</text:span><text:span text:style-name="T1"> </text:span><text:span text:style-name="T28">ﮢ</text:span><text:span text:style-name="T1"> </text:span><text:span text:style-name="T28">ﮣ</text:span><text:span text:style-name="T1"> </text:span><text:span text:style-name="T28">ﮤﮥ</text:span><text:span text:style-name="T1"> </text:span><text:span text:style-name="T28">ﮦ</text:span><text:span text:style-name="T1"> </text:span><text:span text:style-name="T28">ﮧ</text:span><text:span text:style-name="T1"> </text:span><text:span text:style-name="T28">ﮨ</text:span><text:span text:style-name="T1"> </text:span><text:span text:style-name="T28">ﮩ</text:span><text:span text:style-name="T1"> </text:span><text:span text:style-name="T28">ﮪ</text:span><text:span text:style-name="T1"> </text:span><text:span text:style-name="T28">ﮫ</text:span><text:span text:style-name="T1"> </text:span><text:span text:style-name="T28">ﮬ</text:span><text:span text:style-name="T1"> </text:span><text:span text:style-name="T28">ﮭ</text:span><text:span text:style-name="T1"> </text:span><text:span text:style-name="T28">ﮮ</text:span><text:span text:style-name="T1"> </text:span><text:span text:style-name="T28">ﮯ</text:span><text:span text:style-name="T1"> </text:span><text:span text:style-name="T28">ﮰ</text:span><text:span text:style-name="T1"> </text:span><text:span text:style-name="T28">ﮱ</text:span><text:span text:style-name="T1"> </text:span><text:span text:style-name="T28">ﯓ</text:span><text:span text:style-name="T1"> </text:span><text:span text:style-name="T28">ﯔ</text:span><text:span text:style-name="T1"> </text:span><text:span text:style-name="T28">ﯕ</text:span><text:span text:style-name="T1"> </text:span><text:span text:style-name="T28">ﯖ</text:span><text:span text:style-name="T1"> </text:span><text:span text:style-name="T28">ﯗ</text:span><text:span text:style-name="T1"> </text:span><text:span text:style-name="T28">ﯘ</text:span><text:span text:style-name="T1"> </text:span><text:span text:style-name="T28">ﯙ</text:span><text:span text:style-name="T1"> </text:span><text:span text:style-name="T28">ﯚ</text:span><text:span text:style-name="T1"> </text:span><text:span text:style-name="T28">ﯛ</text:span><text:span text:style-name="T1"> </text:span><text:span text:style-name="T28">ﯜﯝ</text:span><text:span text:style-name="T1"> </text:span><text:span text:style-name="T28">ﯞ</text:span><text:span text:style-name="T1"> </text:span><text:span text:style-name="T28">ﯟ</text:span><text:span text:style-name="T1"> </text:span><text:span text:style-name="T28">ﯠﯡ</text:span><text:span text:style-name="T1"> </text:span><text:span text:style-name="T28">ﯢ</text:span><text:span text:style-name="T1"> </text:span><text:span text:style-name="T28">ﯣ</text:span><text:span text:style-name="T1"> </text:span><text:span text:style-name="T28">ﯤ</text:span><text:span text:style-name="T1"> </text:span><text:span text:style-name="T28">ﯥ</text:span><text:span text:style-name="T1"> </text:span><text:span text:style-name="T28">ﯦ</text:span><text:span text:style-name="T1"> </text:span><text:span text:style-name="T28">ﯧ</text:span><text:span text:style-name="T1"> </text:span><text:span text:style-name="T28">ﯨ</text:span><text:span text:style-name="T1"> </text:span><text:span text:style-name="T28">ﯩ</text:span><text:span text:style-name="T1"> </text:span><text:span text:style-name="T28">ﯪ</text:span><text:span text:style-name="T1"> </text:span><text:span text:style-name="T28">ﯫﯬ</text:span><text:span text:style-name="T1"> </text:span><text:span text:style-name="T28">ﯭ</text:span><text:span text:style-name="T1"> </text:span><text:span text:style-name="T28">ﯮ</text:span><text:span text:style-name="T1"> </text:span><text:span text:style-name="T28">ﯯ</text:span><text:span text:style-name="T1"> </text:span><text:span text:style-name="T28">ﯰ</text:span><text:span text:style-name="T1"> </text:span><text:span text:style-name="T28">ﯱ</text:span><text:span text:style-name="T1"> </text:span><text:span text:style-name="T28">ﯲ</text:span><text:span text:style-name="T1"> </text:span><text:span text:style-name="T28">ﯳ</text:span><text:span text:style-name="T1"> </text:span><text:span text:style-name="T28">ﯴ</text:span><text:span text:style-name="T1"> </text:span><text:span text:style-name="T28">ﯵ</text:span><text:span text:style-name="T1"> </text:span><text:span text:style-name="T28">ﯶ</text:span><text:span text:style-name="T1"> </text:span><text:span text:style-name="T28">ﯷ</text:span><text:span text:style-name="T1"> </text:span><text:span text:style-name="T28">ﯸ</text:span><text:span text:style-name="T1"> </text:span><text:span text:style-name="T28">ﯹ</text:span><text:span text:style-name="T1"> </text:span><text:span text:style-name="T28">ﯺ</text:span><text:span text:style-name="T1"> </text:span><text:span text:style-name="T28">ﯻ</text:span><text:span text:style-name="T1"> </text:span><text:span text:style-name="T28">ﯼ</text:span><text:span text:style-name="T1"> </text:span><text:span text:style-name="T28">ﯽ</text:span><text:span text:style-name="T1"> </text:span><text:span text:style-name="T28">ﯾ</text:span><text:span text:style-name="T1"> </text:span><text:span text:style-name="T28">ﯿ</text:span></text:p>
      <text:p text:style-name="P17"><text:span text:style-name="T28">ﰀ</text:span><text:span text:style-name="T1"> </text:span><text:span text:style-name="T28">ﰁ</text:span><text:span text:style-name="T1"> </text:span><text:span text:style-name="T28">ﰂ</text:span><text:span text:style-name="T1"> </text:span><text:span text:style-name="T28">ﰃﰄ</text:span><text:span text:style-name="T1"> </text:span><text:span text:style-name="T28">ﰅ</text:span><text:span text:style-name="T1"> </text:span><text:span text:style-name="T28">ﰆ</text:span><text:span text:style-name="T1"> </text:span><text:span text:style-name="T28">ﰇ</text:span><text:span text:style-name="T1"> </text:span><text:span text:style-name="T28">ﰈ</text:span><text:span text:style-name="T1"> </text:span><text:span text:style-name="T28">ﰉ</text:span><text:span text:style-name="T1"> </text:span><text:span text:style-name="T28">ﰊ</text:span><text:span text:style-name="T1"> </text:span><text:span text:style-name="T28">ﰋ</text:span><text:span text:style-name="T1"> </text:span><text:span text:style-name="T28">ﰌ</text:span><text:span text:style-name="T1"> </text:span><text:span text:style-name="T28">ﰍ</text:span><text:span text:style-name="T1"> </text:span><text:span text:style-name="T28">ﰎ</text:span><text:span text:style-name="T1"> </text:span><text:span text:style-name="T28">ﰏ</text:span><text:span text:style-name="T1"> </text:span><text:span text:style-name="T28">ﰐﰑ</text:span><text:span text:style-name="T1"> </text:span><text:span text:style-name="T28">ﰒ</text:span><text:span text:style-name="T1"> </text:span><text:span text:style-name="T28">ﰓ</text:span><text:span text:style-name="T1"> </text:span><text:span text:style-name="T28">ﰔ</text:span><text:span text:style-name="T1"> </text:span><text:span text:style-name="T28">ﰕ</text:span><text:span text:style-name="T1"> </text:span><text:span text:style-name="T28">ﰖ</text:span></text:p>
      <text:p text:style-name="P37"><text:span text:style-name="T30">ﭑ</text:span><text:span text:style-name="T1"> </text:span><text:span text:style-name="T30">ﭒ</text:span><text:span text:style-name="T1"> </text:span><text:span text:style-name="T30">ﭓ</text:span><text:span text:style-name="T1"> </text:span><text:span text:style-name="T30">ﭔ</text:span><text:span text:style-name="T1"> </text:span><text:span text:style-name="T30">ﭕ</text:span><text:span text:style-name="T1"> </text:span><text:span text:style-name="T30">ﭖ</text:span><text:span text:style-name="T1"> </text:span><text:span text:style-name="T30">ﭗ</text:span><text:span text:style-name="T1"> </text:span><text:span text:style-name="T30">ﭘ</text:span><text:span text:style-name="T1"> </text:span><text:span text:style-name="T30">ﭙ</text:span><text:span text:style-name="T1"> </text:span><text:span text:style-name="T30">ﭚ</text:span><text:span text:style-name="T1"> </text:span><text:span text:style-name="T30">ﭛ</text:span><text:span text:style-name="T1"> </text:span><text:span text:style-name="T30">ﭜ</text:span><text:span text:style-name="T1"> </text:span><text:span text:style-name="T30">ﭝ</text:span><text:span text:style-name="T1"> </text:span><text:span text:style-name="T30">ﭞ</text:span><text:span text:style-name="T1"> </text:span><text:span text:style-name="T30">ﭟ</text:span><text:span text:style-name="T1"> </text:span><text:span text:style-name="T30">ﭠ</text:span><text:span text:style-name="T1"> </text:span><text:span text:style-name="T30">ﭡ</text:span><text:span text:style-name="T1"> </text:span><text:span text:style-name="T30">ﭢ</text:span><text:span text:style-name="T1"> </text:span><text:span text:style-name="T30">ﭣ</text:span><text:span text:style-name="T1"> </text:span><text:span text:style-name="T30">ﭤ</text:span><text:span text:style-name="T1"> </text:span><text:span text:style-name="T30">ﭥ</text:span><text:span text:style-name="T1"> </text:span><text:span text:style-name="T30">ﭦ</text:span><text:span text:style-name="T1"> </text:span><text:span text:style-name="T30">ﭧ</text:span><text:span text:style-name="T1"> </text:span><text:span text:style-name="T30">ﭨ</text:span><text:span text:style-name="T1"> </text:span><text:span text:style-name="T30">ﭩ</text:span><text:span text:style-name="T1"> </text:span><text:span text:style-name="T30">ﭪ</text:span><text:span text:style-name="T1"> </text:span><text:span text:style-name="T30">ﭫ</text:span><text:span text:style-name="T1"> </text:span><text:span text:style-name="T30">ﭬ</text:span><text:span text:style-name="T1"> </text:span><text:span text:style-name="T30">ﭭ</text:span><text:span text:style-name="T1"> </text:span><text:span text:style-name="T30">ﭮ</text:span><text:span text:style-name="T1"> </text:span><text:span text:style-name="T30">ﭯ</text:span><text:span text:style-name="T1"> </text:span><text:span text:style-name="T30">ﭰ</text:span><text:span text:style-name="T1"> </text:span><text:span text:style-name="T30">ﭱ</text:span><text:span text:style-name="T1"> </text:span><text:span text:style-name="T30">ﭲ</text:span><text:span text:style-name="T1"> </text:span><text:span text:style-name="T30">ﭳ</text:span><text:span text:style-name="T1"> </text:span><text:span text:style-name="T30">ﭴ</text:span><text:span text:style-name="T1"> </text:span><text:span text:style-name="T30">ﭵ</text:span><text:span text:style-name="T1"> </text:span><text:span text:style-name="T30">ﭶ</text:span><text:span text:style-name="T1"> </text:span><text:span text:style-name="T30">ﭷ</text:span><text:span text:style-name="T1"> </text:span><text:span text:style-name="T30">ﭸ</text:span><text:span text:style-name="T1"> </text:span><text:span text:style-name="T30">ﭹ</text:span><text:span text:style-name="T1"> </text:span><text:span text:style-name="T30">ﭺ</text:span><text:span text:style-name="T1"> </text:span><text:span text:style-name="T30">ﭻ</text:span><text:span text:style-name="T1"> </text:span><text:span text:style-name="T30">ﭼ</text:span><text:span text:style-name="T1"> </text:span><text:span text:style-name="T30">ﭽ</text:span><text:span text:style-name="T1"> </text:span><text:span text:style-name="T30">ﭾ</text:span><text:span text:style-name="T1"> </text:span><text:span text:style-name="T30">ﭿ</text:span><text:span text:style-name="T1"> </text:span><text:span text:style-name="T30">ﮀ</text:span><text:span text:style-name="T1"> </text:span><text:span text:style-name="T30">ﮁ</text:span><text:span text:style-name="T1"> </text:span><text:span text:style-name="T30">ﮂ</text:span><text:span text:style-name="T1"> </text:span><text:span text:style-name="T30">ﮃ</text:span><text:span text:style-name="T1"> </text:span><text:span text:style-name="T30">ﮄ</text:span><text:span text:style-name="T1"> </text:span><text:span text:style-name="T30">ﮅ</text:span><text:span text:style-name="T1"> </text:span><text:span text:style-name="T30">ﮆ</text:span><text:span text:style-name="T1"> </text:span><text:span text:style-name="T30">ﮇﮈ</text:span><text:span text:style-name="T1"> </text:span><text:span text:style-name="T30">ﮉ</text:span></text:p>
      <text:p text:style-name="P18"><text:span text:style-name="T30">ﮊ</text:span><text:span text:style-name="T1"> </text:span><text:span text:style-name="T30">ﮋ</text:span><text:span text:style-name="T1"> </text:span><text:span text:style-name="T30">ﮌ</text:span><text:span text:style-name="T1"> </text:span><text:span text:style-name="T30">ﮍ</text:span><text:span text:style-name="T1"> </text:span><text:span text:style-name="T30">ﮎ</text:span><text:span text:style-name="T1"> </text:span><text:span text:style-name="T30">ﮏ</text:span><text:span text:style-name="T1"> </text:span><text:span text:style-name="T30">ﮐ</text:span><text:span text:style-name="T1"> </text:span><text:span text:style-name="T30">ﮑ</text:span><text:span text:style-name="T1"> </text:span><text:span text:style-name="T30">ﮒ</text:span><text:span text:style-name="T1"> </text:span><text:span text:style-name="T30">ﮓ</text:span><text:span text:style-name="T1"> </text:span><text:span text:style-name="T30">ﮔ</text:span><text:span text:style-name="T1"> </text:span><text:span text:style-name="T30">ﮕ</text:span><text:span text:style-name="T1"> </text:span><text:span text:style-name="T30">ﮖ</text:span><text:span text:style-name="T1"> </text:span><text:span text:style-name="T30">ﮗ</text:span><text:span text:style-name="T1"> </text:span><text:span text:style-name="T30">ﮘ</text:span><text:span text:style-name="T1"> </text:span><text:span text:style-name="T30">ﮙ</text:span><text:span text:style-name="T1"> </text:span><text:span text:style-name="T30">ﮚ</text:span><text:span text:style-name="T1"> </text:span><text:span text:style-name="T30">ﮛ</text:span><text:span text:style-name="T1"> </text:span><text:span text:style-name="T30">ﮜ</text:span><text:span text:style-name="T1"> </text:span><text:span text:style-name="T30">ﮝ</text:span><text:span text:style-name="T1"> </text:span><text:span text:style-name="T30">ﮞ</text:span><text:span text:style-name="T1"> </text:span><text:span text:style-name="T30">ﮟﮠ</text:span><text:span text:style-name="T1"> </text:span><text:span text:style-name="T30">ﮡ</text:span><text:span text:style-name="T1"> </text:span><text:span text:style-name="T30">ﮢ</text:span><text:span text:style-name="T1"> </text:span><text:span text:style-name="T30">ﮣ</text:span><text:span text:style-name="T1"> </text:span><text:span text:style-name="T30">ﮤ</text:span><text:span text:style-name="T1"> </text:span><text:span text:style-name="T30">ﮥ</text:span><text:span text:style-name="T1"> </text:span><text:span text:style-name="T30">ﮦ</text:span><text:span text:style-name="T1"> </text:span><text:span text:style-name="T30">ﮧ</text:span><text:span text:style-name="T1"> </text:span><text:span text:style-name="T30">ﮨ</text:span><text:span text:style-name="T1"> </text:span><text:span text:style-name="T30">ﮩ</text:span><text:span text:style-name="T1"> </text:span><text:span text:style-name="T30">ﮪ</text:span><text:span text:style-name="T1"> </text:span><text:span text:style-name="T30">ﮫ</text:span><text:span text:style-name="T1"> </text:span><text:span text:style-name="T30">ﮬ</text:span><text:span text:style-name="T1"> </text:span><text:span text:style-name="T30">ﮭ</text:span><text:span text:style-name="T1"> </text:span><text:span text:style-name="T30">ﮮ</text:span><text:span text:style-name="T1"> </text:span><text:span text:style-name="T30">ﮯ</text:span><text:span text:style-name="T1"> </text:span><text:span text:style-name="T30">ﮰ</text:span><text:span text:style-name="T1"> </text:span><text:span text:style-name="T30">ﮱ</text:span><text:span text:style-name="T1"> </text:span><text:span text:style-name="T30">ﯓ</text:span><text:span text:style-name="T1"> </text:span><text:span text:style-name="T30">ﯔ</text:span><text:span text:style-name="T1"> </text:span><text:span text:style-name="T30">ﯕ</text:span><text:span text:style-name="T1"> </text:span><text:span text:style-name="T30">ﯖ</text:span><text:span text:style-name="T1"> </text:span><text:span text:style-name="T30">ﯗ</text:span><text:span text:style-name="T1"> </text:span><text:span text:style-name="T30">ﯘ</text:span><text:span text:style-name="T1"> </text:span><text:span text:style-name="T30">ﯙ</text:span><text:span text:style-name="T1"> </text:span><text:span text:style-name="T30">ﯚ</text:span><text:span text:style-name="T1"> </text:span><text:span text:style-name="T30">ﯛﯜ</text:span><text:span text:style-name="T1"> </text:span><text:span text:style-name="T30">ﯝ</text:span><text:span text:style-name="T1"> </text:span><text:span text:style-name="T30">ﯞ</text:span><text:span text:style-name="T1"> </text:span><text:span text:style-name="T30">ﯟ</text:span><text:span text:style-name="T1"> </text:span><text:span text:style-name="T30">ﯠﯡ</text:span><text:span text:style-name="T1"> </text:span><text:span text:style-name="T30">ﯢ</text:span><text:span text:style-name="T1"> </text:span><text:span text:style-name="T30">ﯣ</text:span><text:span text:style-name="T1"> </text:span><text:span text:style-name="T30">ﯤ</text:span><text:span text:style-name="T1"> </text:span><text:span text:style-name="T30">ﯥ</text:span><text:span text:style-name="T1"> </text:span><text:span text:style-name="T30">ﯦ</text:span><text:span text:style-name="T1"> </text:span><text:span text:style-name="T30">ﯧ</text:span><text:span text:style-name="T1"> </text:span><text:span text:style-name="T30">ﯨ</text:span><text:span text:style-name="T1"> </text:span><text:span text:style-name="T30">ﯩ</text:span><text:span text:style-name="T1"> </text:span><text:span text:style-name="T30">ﯪ</text:span><text:span text:style-name="T1"> </text:span><text:span text:style-name="T30">ﯫ</text:span><text:span text:style-name="T1"> </text:span><text:span text:style-name="T30">ﯬ</text:span><text:span text:style-name="T1"> </text:span><text:span text:style-name="T30">ﯭ</text:span><text:span text:style-name="T1"> </text:span><text:span text:style-name="T30">ﯮ</text:span><text:span text:style-name="T1"> </text:span><text:span text:style-name="T30">ﯯ</text:span><text:span text:style-name="T1"> </text:span><text:span text:style-name="T30">ﯰ</text:span><text:span text:style-name="T1"> </text:span><text:span text:style-name="T30">ﯱ</text:span><text:span text:style-name="T1"> </text:span><text:span text:style-name="T30">ﯲ</text:span><text:span text:style-name="T1"> </text:span><text:span text:style-name="T30">ﯳ</text:span><text:span text:style-name="T1"> </text:span><text:span text:style-name="T30">ﯴ</text:span><text:span text:style-name="T1"> </text:span><text:span text:style-name="T30">ﯵﯶ</text:span><text:span text:style-name="T1"> </text:span><text:span text:style-name="T30">ﯷ</text:span><text:span text:style-name="T1"> </text:span><text:span text:style-name="T30">ﯸ</text:span><text:span text:style-name="T1"> </text:span><text:span text:style-name="T30">ﯹ</text:span><text:span text:style-name="T1"> </text:span><text:span text:style-name="T30">ﯺ</text:span><text:span text:style-name="T1"> </text:span><text:span text:style-name="T30">ﯻ</text:span><text:span text:style-name="T1"> </text:span><text:span text:style-name="T30">ﯼﯽ</text:span><text:span text:style-name="T1"> </text:span><text:span text:style-name="T30">ﯾ</text:span><text:span text:style-name="T1"> </text:span><text:span text:style-name="T30">ﯿ</text:span><text:span text:style-name="T1"> </text:span><text:span text:style-name="T30">ﰀ</text:span><text:span text:style-name="T1"> </text:span><text:span text:style-name="T30">ﰁ</text:span><text:span text:style-name="T1"> </text:span><text:span text:style-name="T30">ﰂ</text:span><text:span text:style-name="T1"> </text:span><text:span text:style-name="T30">ﰃﰄ</text:span><text:span text:style-name="T1"> </text:span><text:span text:style-name="T30">ﰅ</text:span><text:span text:style-name="T1"> </text:span><text:span text:style-name="T30">ﰆ</text:span><text:span text:style-name="T1"> </text:span><text:span text:style-name="T30">ﰇ</text:span><text:span text:style-name="T1"> </text:span><text:span text:style-name="T30">ﰈ</text:span><text:span text:style-name="T1"> </text:span><text:span text:style-name="T30">ﰉ</text:span></text:p>
      <text:p text:style-name="P19"><text:span text:style-name="T32">ﮌ</text:span><text:span text:style-name="T67">ﮬ</text:span></text:p>
      <text:p text:style-name="P43"><text:span text:style-name="T35">ﭤ</text:span><text:span text:style-name="T67">ﭥﭦ</text:span></text:p>
      <text:p text:style-name="P20"><text:span text:style-name="T33">ﭑ</text:span><text:span text:style-name="T1"> </text:span><text:span text:style-name="T33">ﭒ</text:span><text:span text:style-name="T1"> </text:span><text:span text:style-name="T33">ﭓ</text:span><text:span text:style-name="T1"> </text:span><text:span text:style-name="T33">ﭔ</text:span><text:span text:style-name="T1"> </text:span><text:span text:style-name="T33">ﭕ</text:span><text:span text:style-name="T1"> </text:span><text:span text:style-name="T33">ﭖ</text:span><text:span text:style-name="T1"> </text:span><text:span text:style-name="T33">ﭗ</text:span><text:span text:style-name="T1"> </text:span><text:span text:style-name="T33">ﭘ</text:span><text:span text:style-name="T1"> </text:span><text:span text:style-name="T33">ﭙ</text:span><text:span text:style-name="T1"> </text:span><text:span text:style-name="T33">ﭚ</text:span></text:p>
      <text:p text:style-name="P20"><text:span text:style-name="T33">ﭛ</text:span><text:span text:style-name="T1"> </text:span><text:span text:style-name="T33">ﭜ</text:span><text:span text:style-name="T1"> </text:span><text:span text:style-name="T33">ﭝ</text:span><text:span text:style-name="T1"> </text:span><text:span text:style-name="T33">ﭞﭟ</text:span><text:span text:style-name="T1"> </text:span><text:span text:style-name="T33">ﭠ</text:span><text:span text:style-name="T1"> </text:span><text:span text:style-name="T33">ﭡ</text:span><text:span text:style-name="T1"> </text:span><text:span text:style-name="T33">ﭢ</text:span><text:span text:style-name="T1"> </text:span><text:span text:style-name="T33">ﭣ</text:span><text:span text:style-name="T1"> </text:span><text:span text:style-name="T33">ﭤ</text:span><text:span text:style-name="T1"> </text:span><text:span text:style-name="T33">ﭥ</text:span><text:span text:style-name="T1"> </text:span><text:span text:style-name="T33">ﭦ</text:span><text:span text:style-name="T1"> </text:span><text:span text:style-name="T33">ﭧ</text:span><text:span text:style-name="T1"> </text:span><text:span text:style-name="T33">ﭨ</text:span><text:span text:style-name="T1"> </text:span><text:span text:style-name="T33">ﭩ</text:span><text:span text:style-name="T1"> </text:span><text:span text:style-name="T33">ﭪ</text:span><text:span text:style-name="T1"> </text:span><text:span text:style-name="T33">ﭫ</text:span><text:span text:style-name="T1"> </text:span><text:span text:style-name="T33">ﭬ</text:span><text:span text:style-name="T1"> </text:span><text:span text:style-name="T33">ﭭ</text:span><text:span text:style-name="T1"> </text:span><text:span text:style-name="T33">ﭮ</text:span><text:span text:style-name="T1"> </text:span><text:span text:style-name="T33">ﭯ</text:span><text:span text:style-name="T1"> </text:span><text:span text:style-name="T33">ﭰ</text:span><text:span text:style-name="T1"> </text:span><text:span text:style-name="T33">ﭱ</text:span><text:span text:style-name="T1"> </text:span><text:span text:style-name="T33">ﭲ</text:span><text:span text:style-name="T1"> </text:span><text:span text:style-name="T33">ﭳ</text:span><text:span text:style-name="T1"> </text:span><text:span text:style-name="T33">ﭴ</text:span><text:span text:style-name="T1"> </text:span><text:span text:style-name="T33">ﭵ</text:span><text:span text:style-name="T1"> </text:span><text:span text:style-name="T33">ﭶ</text:span><text:span text:style-name="T1"> </text:span><text:span text:style-name="T33">ﭷ</text:span><text:span text:style-name="T1"> </text:span><text:span text:style-name="T33">ﭸ</text:span><text:span text:style-name="T1"> </text:span><text:span text:style-name="T33">ﭹ</text:span></text:p>
      <text:p text:style-name="P20"><text:span text:style-name="T33">ﭺ</text:span><text:span text:style-name="T1"> </text:span><text:span text:style-name="T33">ﭻ</text:span><text:span text:style-name="T1"> </text:span><text:span text:style-name="T33">ﭼ</text:span><text:span text:style-name="T1"> </text:span><text:span text:style-name="T33">ﭽﭾ</text:span><text:span text:style-name="T1"> </text:span><text:span text:style-name="T33">ﭿ</text:span><text:span text:style-name="T1"> </text:span><text:span text:style-name="T33">ﮀ</text:span><text:span text:style-name="T1"> </text:span><text:span text:style-name="T33">ﮁ</text:span><text:span text:style-name="T1"> </text:span><text:span text:style-name="T33">ﮂ</text:span><text:span text:style-name="T1"> </text:span><text:span text:style-name="T33">ﮃ</text:span><text:span text:style-name="T1"> </text:span><text:span text:style-name="T33">ﮄ</text:span><text:span text:style-name="T1"> </text:span><text:span text:style-name="T33">ﮅ</text:span><text:span text:style-name="T1"> </text:span><text:span text:style-name="T33">ﮆﮇ</text:span><text:span text:style-name="T1"> </text:span><text:span text:style-name="T33">ﮈ</text:span><text:span text:style-name="T1"> </text:span><text:span text:style-name="T33">ﮉ</text:span><text:span text:style-name="T1"> </text:span><text:span text:style-name="T33">ﮊ</text:span><text:span text:style-name="T1"> </text:span><text:span text:style-name="T33">ﮋ</text:span><text:span text:style-name="T1"> </text:span><text:span text:style-name="T33">ﮌ</text:span><text:span text:style-name="T1"> </text:span><text:span text:style-name="T33">ﮍ</text:span><text:span text:style-name="T1"> </text:span><text:span text:style-name="T33">ﮎ</text:span><text:span text:style-name="T1"> </text:span><text:span text:style-name="T33">ﮏ</text:span><text:span text:style-name="T1"> </text:span><text:span text:style-name="T33">ﮐ</text:span><text:span text:style-name="T1"> </text:span><text:span text:style-name="T33">ﮑ</text:span><text:span text:style-name="T1"> </text:span><text:span text:style-name="T33">ﮒ</text:span><text:span text:style-name="T1"> </text:span><text:span text:style-name="T33">ﮓ</text:span><text:span text:style-name="T1"> </text:span><text:span text:style-name="T33">ﮔ</text:span><text:span text:style-name="T1"> </text:span><text:span text:style-name="T33">ﮕ</text:span><text:span text:style-name="T1"> </text:span><text:span text:style-name="T33">ﮖ</text:span><text:span text:style-name="T1"> </text:span><text:span text:style-name="T33">ﮗ</text:span><text:span text:style-name="T1"> </text:span><text:span text:style-name="T33">ﮘ</text:span><text:span text:style-name="T1"> </text:span><text:span text:style-name="T33">ﮙ</text:span><text:span text:style-name="T1"> </text:span><text:span text:style-name="T33">ﮚ</text:span><text:span text:style-name="T1"> </text:span><text:span text:style-name="T33">ﮛ</text:span><text:span text:style-name="T1"> </text:span><text:span text:style-name="T33">ﮜ</text:span><text:span text:style-name="T1"> </text:span><text:span text:style-name="T33">ﮝ</text:span><text:span text:style-name="T1"> </text:span><text:span text:style-name="T33">ﮞ</text:span><text:span text:style-name="T1"> </text:span><text:span text:style-name="T33">ﮟ</text:span><text:span text:style-name="T1"> </text:span><text:span text:style-name="T33">ﮠ</text:span><text:span text:style-name="T1"> </text:span><text:span text:style-name="T33">ﮡ</text:span><text:span text:style-name="T1"> </text:span><text:span text:style-name="T33">ﮢ</text:span><text:span text:style-name="T1"> </text:span><text:span text:style-name="T33">ﮣ</text:span><text:span text:style-name="T1"> </text:span><text:span text:style-name="T33">ﮤ</text:span><text:span text:style-name="T1"> </text:span><text:span text:style-name="T33">ﮥ</text:span></text:p>
      <text:p text:style-name="P20"><text:span text:style-name="T33">ﮦ</text:span><text:span text:style-name="T1"> </text:span><text:span text:style-name="T33">ﮧ</text:span><text:span text:style-name="T1"> </text:span><text:span text:style-name="T33">ﮨﮩ</text:span><text:span text:style-name="T1"> </text:span><text:span text:style-name="T33">ﮪ</text:span><text:span text:style-name="T1"> </text:span><text:span text:style-name="T33">ﮫ</text:span><text:span text:style-name="T1"> </text:span><text:span text:style-name="T33">ﮬ</text:span><text:span text:style-name="T1"> </text:span><text:span text:style-name="T33">ﮭ</text:span><text:span text:style-name="T1"> </text:span><text:span text:style-name="T33">ﮮ</text:span><text:span text:style-name="T1"> </text:span><text:span text:style-name="T33">ﮯ</text:span><text:span text:style-name="T1"> </text:span><text:span text:style-name="T33">ﮰ</text:span><text:span text:style-name="T1"> </text:span><text:span text:style-name="T33">ﮱ</text:span><text:span text:style-name="T1"> </text:span><text:span text:style-name="T33">ﯓ</text:span><text:span text:style-name="T1"> </text:span><text:span text:style-name="T33">ﯔ</text:span><text:span text:style-name="T1"> </text:span><text:span text:style-name="T33">ﯕ</text:span><text:span text:style-name="T1"> </text:span><text:span text:style-name="T33">ﯖ</text:span><text:span text:style-name="T1"> </text:span><text:span text:style-name="T33">ﯗ</text:span><text:span text:style-name="T1"> </text:span><text:span text:style-name="T33">ﯘ</text:span><text:span text:style-name="T1"> </text:span><text:span text:style-name="T33">ﯙ</text:span><text:span text:style-name="T1"> </text:span><text:span text:style-name="T33">ﯚ</text:span><text:span text:style-name="T1"> </text:span><text:span text:style-name="T33">ﯛ</text:span><text:span text:style-name="T1"> </text:span><text:span text:style-name="T33">ﯜ</text:span><text:span text:style-name="T1"> </text:span><text:span text:style-name="T33">ﯝ</text:span><text:span text:style-name="T1"> </text:span><text:span text:style-name="T33">ﯞ</text:span><text:span text:style-name="T1"> </text:span><text:span text:style-name="T33">ﯟﯠ</text:span><text:span text:style-name="T1"> </text:span><text:span text:style-name="T33">ﯡ</text:span><text:span text:style-name="T1"> </text:span><text:span text:style-name="T33">ﯢ</text:span><text:span text:style-name="T1"> </text:span><text:span text:style-name="T33">ﯣ</text:span><text:span text:style-name="T1"> </text:span><text:span text:style-name="T33">ﯤ</text:span><text:span text:style-name="T1"> </text:span><text:span text:style-name="T33">ﯥﯦ</text:span><text:span text:style-name="T1"> </text:span><text:span text:style-name="T33">ﯧ</text:span></text:p>
      <text:p text:style-name="P20"><text:span text:style-name="T33">ﯨ</text:span><text:span text:style-name="T1"> </text:span><text:span text:style-name="T33">ﯩ</text:span><text:span text:style-name="T1"> </text:span><text:span text:style-name="T33">ﯪ</text:span><text:span text:style-name="T1"> </text:span><text:span text:style-name="T33">ﯫ</text:span><text:span text:style-name="T1"> </text:span><text:span text:style-name="T33">ﯬ</text:span><text:span text:style-name="T1"> </text:span><text:span text:style-name="T33">ﯭ</text:span><text:span text:style-name="T1"> </text:span><text:span text:style-name="T33">ﯮ</text:span><text:span text:style-name="T1"> </text:span><text:span text:style-name="T33">ﯯ</text:span><text:span text:style-name="T1"> </text:span><text:span text:style-name="T33">ﯰ</text:span><text:span text:style-name="T1"> </text:span><text:span text:style-name="T33">ﯱ</text:span><text:span text:style-name="T1"> </text:span><text:span text:style-name="T33">ﯲ</text:span><text:span text:style-name="T1"> </text:span><text:span text:style-name="T33">ﯳﯴ</text:span><text:span text:style-name="T1"> </text:span><text:span text:style-name="T33">ﯵ</text:span><text:span text:style-name="T1"> </text:span><text:span text:style-name="T33">ﯶ</text:span><text:span text:style-name="T1"> </text:span><text:span text:style-name="T33">ﯷ</text:span><text:span text:style-name="T1"> </text:span><text:span text:style-name="T33">ﯸ</text:span><text:span text:style-name="T1"> </text:span><text:span text:style-name="T33">ﯹ</text:span><text:span text:style-name="T1"> </text:span><text:span text:style-name="T33">ﯺ</text:span><text:span text:style-name="T1"> </text:span><text:span text:style-name="T33">ﯻ</text:span><text:span text:style-name="T1"> </text:span><text:span text:style-name="T33">ﯼ</text:span><text:span text:style-name="T1"> </text:span><text:span text:style-name="T33">ﯽ</text:span><text:span text:style-name="T1"> </text:span><text:span text:style-name="T33">ﯾ</text:span><text:span text:style-name="T1"> </text:span><text:span text:style-name="T33">ﯿ</text:span><text:span text:style-name="T1"> </text:span><text:span text:style-name="T33">ﰀ</text:span><text:span text:style-name="T1"> </text:span><text:span text:style-name="T33">ﰁ</text:span><text:span text:style-name="T1"> </text:span><text:span text:style-name="T33">ﰂ</text:span><text:span text:style-name="T1"> </text:span><text:span text:style-name="T33">ﰃ</text:span><text:span text:style-name="T1"> </text:span><text:span text:style-name="T33">ﰄ</text:span><text:span text:style-name="T1"> </text:span><text:span text:style-name="T33">ﰅ</text:span><text:span text:style-name="T1"> </text:span><text:span text:style-name="T33">ﰆ</text:span><text:span text:style-name="T1"> </text:span><text:span text:style-name="T33">ﰇ</text:span></text:p>
      <text:p text:style-name="P38"><text:span text:style-name="T36">ﭑ</text:span><text:span text:style-name="T1"> </text:span><text:span text:style-name="T36">ﭒ</text:span><text:span text:style-name="T1"> </text:span><text:span text:style-name="T36">ﭓ</text:span><text:span text:style-name="T1"> </text:span><text:span text:style-name="T36">ﭔ</text:span><text:span text:style-name="T1"> </text:span><text:span text:style-name="T36">ﭕ</text:span><text:span text:style-name="T1"> </text:span><text:span text:style-name="T36">ﭖ</text:span><text:span text:style-name="T1"> </text:span><text:span text:style-name="T36">ﭗ</text:span><text:span text:style-name="T1"> </text:span><text:span text:style-name="T36">ﭘ</text:span><text:span text:style-name="T1"> </text:span><text:span text:style-name="T36">ﭙ</text:span><text:span text:style-name="T1"> </text:span><text:span text:style-name="T36">ﭚ</text:span><text:span text:style-name="T1"> </text:span><text:span text:style-name="T36">ﭛ</text:span><text:span text:style-name="T1"> </text:span><text:span text:style-name="T36">ﭜ</text:span><text:span text:style-name="T1"> </text:span><text:span text:style-name="T36">ﭝ</text:span><text:span text:style-name="T1"> </text:span><text:span text:style-name="T36">ﭞ</text:span><text:span text:style-name="T1"> </text:span><text:span text:style-name="T36">ﭟ</text:span><text:span text:style-name="T1"> </text:span><text:span text:style-name="T36">ﭠ</text:span><text:span text:style-name="T1"> </text:span><text:span text:style-name="T36">ﭡ</text:span><text:span text:style-name="T1"> </text:span><text:span text:style-name="T36">ﭢ</text:span><text:span text:style-name="T1"> </text:span><text:span text:style-name="T36">ﭣ</text:span><text:span text:style-name="T1"> </text:span><text:span text:style-name="T36">ﭤ</text:span><text:span text:style-name="T1"> </text:span><text:span text:style-name="T36">ﭥ</text:span><text:span text:style-name="T1"> </text:span><text:span text:style-name="T36">ﭦ</text:span><text:span text:style-name="T1"> </text:span><text:span text:style-name="T36">ﭧ</text:span><text:span text:style-name="T1"> </text:span><text:span text:style-name="T36">ﭨ</text:span><text:span text:style-name="T1"> </text:span><text:span text:style-name="T36">ﭩ</text:span><text:span text:style-name="T1"> </text:span><text:span text:style-name="T36">ﭪ</text:span><text:span text:style-name="T1"> </text:span><text:span text:style-name="T36">ﭫ</text:span><text:span text:style-name="T1"> </text:span><text:span text:style-name="T36">ﭬ</text:span><text:span text:style-name="T1"> </text:span><text:span text:style-name="T36">ﭭ</text:span><text:span text:style-name="T1"> </text:span><text:span text:style-name="T36">ﭮ</text:span><text:span text:style-name="T1"> </text:span><text:span text:style-name="T36">ﭯ</text:span><text:span text:style-name="T1"> </text:span><text:span text:style-name="T36">ﭰ</text:span><text:span text:style-name="T1"> </text:span><text:span text:style-name="T36">ﭱ</text:span></text:p>
      <text:p text:style-name="P21"><text:span text:style-name="T36">ﭲ</text:span><text:span text:style-name="T1"> </text:span><text:span text:style-name="T36">ﭳ</text:span><text:span text:style-name="T1"> </text:span><text:span text:style-name="T36">ﭴ</text:span><text:span text:style-name="T1"> </text:span><text:span text:style-name="T36">ﭵ</text:span><text:span text:style-name="T1"> </text:span><text:span text:style-name="T36">ﭶ</text:span><text:span text:style-name="T1"> </text:span><text:span text:style-name="T36">ﭷ</text:span><text:span text:style-name="T1"> </text:span><text:span text:style-name="T36">ﭸ</text:span><text:span text:style-name="T1"> </text:span><text:span text:style-name="T36">ﭹ</text:span><text:span text:style-name="T1"> </text:span><text:span text:style-name="T36">ﭺﭻ</text:span><text:span text:style-name="T1"> </text:span><text:span text:style-name="T36">ﭼ</text:span><text:span text:style-name="T1"> </text:span><text:span text:style-name="T36">ﭽ</text:span><text:span text:style-name="T1"> </text:span><text:span text:style-name="T36">ﭾ</text:span><text:span text:style-name="T1"> </text:span><text:span text:style-name="T36">ﭿ</text:span><text:span text:style-name="T1"> </text:span><text:span text:style-name="T36">ﮀ</text:span><text:span text:style-name="T1"> </text:span><text:span text:style-name="T36">ﮁ</text:span><text:span text:style-name="T1"> </text:span><text:span text:style-name="T36">ﮂ</text:span><text:span text:style-name="T1"> </text:span><text:span text:style-name="T36">ﮃ</text:span><text:span text:style-name="T1"> </text:span><text:span text:style-name="T36">ﮄ</text:span><text:span text:style-name="T1"> </text:span><text:span text:style-name="T36">ﮅ</text:span><text:span text:style-name="T1"> </text:span><text:span text:style-name="T36">ﮆ</text:span><text:span text:style-name="T1"> </text:span><text:span text:style-name="T36">ﮇ</text:span><text:span text:style-name="T1"> </text:span><text:span text:style-name="T36">ﮈ</text:span><text:span text:style-name="T1"> </text:span><text:span text:style-name="T36">ﮉ</text:span><text:span text:style-name="T1"> </text:span><text:span text:style-name="T36">ﮊ</text:span><text:span text:style-name="T1"> </text:span><text:span text:style-name="T36">ﮋ</text:span><text:span text:style-name="T1"> </text:span><text:span text:style-name="T36">ﮌ</text:span><text:span text:style-name="T1"> </text:span><text:span text:style-name="T36">ﮍ</text:span><text:span text:style-name="T1"> </text:span><text:span text:style-name="T36">ﮎ</text:span><text:span text:style-name="T1"> </text:span><text:span text:style-name="T36">ﮏ</text:span><text:span text:style-name="T1"> </text:span><text:span text:style-name="T36">ﮐ</text:span><text:span text:style-name="T1"> </text:span><text:span text:style-name="T36">ﮑ</text:span><text:span text:style-name="T1"> </text:span><text:span text:style-name="T36">ﮒ</text:span><text:span text:style-name="T1"> </text:span><text:span text:style-name="T36">ﮓ</text:span><text:span text:style-name="T1"> </text:span><text:span text:style-name="T36">ﮔ</text:span><text:span text:style-name="T1"> </text:span><text:span text:style-name="T36">ﮕ</text:span><text:span text:style-name="T1"> </text:span><text:span text:style-name="T36">ﮖ</text:span><text:span text:style-name="T1"> </text:span><text:span text:style-name="T36">ﮗ</text:span><text:span text:style-name="T1"> </text:span><text:span text:style-name="T36">ﮘ</text:span><text:span text:style-name="T1"> </text:span><text:span text:style-name="T36">ﮙ</text:span><text:span text:style-name="T1"> </text:span><text:span text:style-name="T36">ﮚ</text:span><text:span text:style-name="T1"> </text:span><text:span text:style-name="T36">ﮛ</text:span><text:span text:style-name="T1"> </text:span><text:span text:style-name="T36">ﮜ</text:span><text:span text:style-name="T1"> </text:span><text:span text:style-name="T36">ﮝ</text:span><text:span text:style-name="T1"> </text:span><text:span text:style-name="T36">ﮞ</text:span><text:span text:style-name="T1"> </text:span><text:span text:style-name="T36">ﮟ</text:span><text:span text:style-name="T1"> </text:span><text:span text:style-name="T36">ﮠ</text:span><text:span text:style-name="T1"> </text:span><text:span text:style-name="T36">ﮡ</text:span><text:span text:style-name="T1"> </text:span><text:span text:style-name="T36">ﮢ</text:span><text:span text:style-name="T1"> </text:span><text:span text:style-name="T36">ﮣ</text:span><text:span text:style-name="T1"> </text:span><text:span text:style-name="T36">ﮤ</text:span><text:span text:style-name="T1"> </text:span><text:span text:style-name="T36">ﮥ</text:span><text:span text:style-name="T1"> </text:span><text:span text:style-name="T36">ﮦ</text:span><text:span text:style-name="T1"> </text:span><text:span text:style-name="T36">ﮧ</text:span><text:span text:style-name="T1"> </text:span><text:span text:style-name="T36">ﮨ</text:span><text:span text:style-name="T1"> </text:span><text:span text:style-name="T36">ﮩ</text:span><text:span text:style-name="T1"> </text:span><text:span text:style-name="T36">ﮪ</text:span><text:span text:style-name="T1"> </text:span><text:span text:style-name="T36">ﮫ</text:span><text:span text:style-name="T1"> </text:span><text:span text:style-name="T36">ﮬ</text:span><text:span text:style-name="T1"> </text:span><text:span text:style-name="T36">ﮭ</text:span><text:span text:style-name="T1"> </text:span><text:span text:style-name="T36">ﮮ</text:span><text:span text:style-name="T1"> </text:span><text:span text:style-name="T36">ﮯ</text:span><text:span text:style-name="T1"> </text:span><text:span text:style-name="T36">ﮰ</text:span><text:span text:style-name="T1"> </text:span><text:span text:style-name="T36">ﮱ</text:span><text:span text:style-name="T1"> </text:span><text:span text:style-name="T36">ﯓ</text:span><text:span text:style-name="T1"> </text:span><text:span text:style-name="T36">ﯔﯕ</text:span><text:span text:style-name="T1"> </text:span><text:span text:style-name="T36">ﯖ</text:span><text:span text:style-name="T1"> </text:span><text:span text:style-name="T36">ﯗ</text:span><text:span text:style-name="T1"> </text:span><text:span text:style-name="T36">ﯘ</text:span><text:span text:style-name="T1"> </text:span><text:span text:style-name="T36">ﯙ</text:span><text:span text:style-name="T1"> </text:span><text:span text:style-name="T36">ﯚ</text:span><text:span text:style-name="T1"> </text:span><text:span text:style-name="T36">ﯛ</text:span><text:span text:style-name="T1"> </text:span><text:span text:style-name="T36">ﯜ</text:span><text:span text:style-name="T1"> </text:span><text:span text:style-name="T36">ﯝ</text:span><text:span text:style-name="T1"> </text:span><text:span text:style-name="T36">ﯞ</text:span><text:span text:style-name="T1"> </text:span><text:span text:style-name="T36">ﯟ</text:span><text:span text:style-name="T1"> </text:span><text:span text:style-name="T36">ﯠ</text:span><text:span text:style-name="T1"> </text:span><text:span text:style-name="T36">ﯡ</text:span><text:span text:style-name="T1"> </text:span><text:span text:style-name="T36">ﯢ</text:span><text:span text:style-name="T1"> </text:span><text:span text:style-name="T36">ﯣ</text:span><text:span text:style-name="T1"> </text:span><text:span text:style-name="T36">ﯤ</text:span><text:span text:style-name="T1"> </text:span><text:span text:style-name="T36">ﯥ</text:span><text:span text:style-name="T1"> </text:span><text:span text:style-name="T36">ﯦ</text:span><text:span text:style-name="T1"> </text:span><text:span text:style-name="T36">ﯧ</text:span><text:span text:style-name="T1"> </text:span><text:span text:style-name="T36">ﯨ</text:span><text:span text:style-name="T1"> </text:span><text:span text:style-name="T36">ﯩ</text:span><text:span text:style-name="T1"> </text:span><text:span text:style-name="T36">ﯪﯫ</text:span><text:span text:style-name="T1"> </text:span><text:span text:style-name="T36">ﯬ</text:span><text:span text:style-name="T1"> </text:span><text:span text:style-name="T36">ﯭ</text:span><text:span text:style-name="T1"> </text:span><text:span text:style-name="T36">ﯮ</text:span><text:span text:style-name="T1"> </text:span><text:span text:style-name="T36">ﯯ</text:span><text:span text:style-name="T1"> </text:span><text:span text:style-name="T36">ﯰ</text:span><text:span text:style-name="T1"> </text:span><text:span text:style-name="T36">ﯱ</text:span><text:span text:style-name="T1"> </text:span><text:span text:style-name="T36">ﯲ</text:span><text:span text:style-name="T1"> </text:span><text:span text:style-name="T36">ﯳ</text:span><text:span text:style-name="T1"> </text:span><text:span text:style-name="T36">ﯴ</text:span><text:span text:style-name="T1"> </text:span><text:span text:style-name="T36">ﯵ</text:span><text:span text:style-name="T1"> </text:span><text:span text:style-name="T36">ﯶ</text:span><text:span text:style-name="T1"> </text:span><text:span text:style-name="T36">ﯷ</text:span><text:span text:style-name="T1"> </text:span><text:span text:style-name="T36">ﯸ</text:span><text:span text:style-name="T1"> </text:span><text:span text:style-name="T36">ﯹ</text:span><text:span text:style-name="T1"> </text:span><text:span text:style-name="T36">ﯺ</text:span><text:span text:style-name="T1"> </text:span><text:span text:style-name="T36">ﯻ</text:span><text:span text:style-name="T1"> </text:span><text:span text:style-name="T36">ﯼ</text:span></text:p>
      <text:p text:style-name="P39"><text:span text:style-name="T38">ﭑ</text:span><text:span text:style-name="T1"> </text:span><text:span text:style-name="T38">ﭒ</text:span><text:span text:style-name="T1"> </text:span><text:span text:style-name="T38">ﭓ</text:span><text:span text:style-name="T1"> </text:span><text:span text:style-name="T38">ﭔ</text:span><text:span text:style-name="T1"> </text:span><text:span text:style-name="T38">ﭕ</text:span><text:span text:style-name="T1"> </text:span><text:span text:style-name="T38">ﭖ</text:span><text:span text:style-name="T1"> </text:span><text:span text:style-name="T38">ﭗ</text:span><text:span text:style-name="T1"> </text:span><text:span text:style-name="T38">ﭘ</text:span><text:span text:style-name="T1"> </text:span><text:span text:style-name="T38">ﭙ</text:span><text:span text:style-name="T1"> </text:span><text:span text:style-name="T38">ﭚ</text:span><text:span text:style-name="T1"> </text:span><text:span text:style-name="T38">ﭛ</text:span><text:span text:style-name="T1"> </text:span><text:span text:style-name="T38">ﭜ</text:span><text:span text:style-name="T1"> </text:span><text:span text:style-name="T38">ﭝ</text:span><text:span text:style-name="T1"> </text:span><text:span text:style-name="T38">ﭞ</text:span><text:span text:style-name="T1"> </text:span><text:span text:style-name="T38">ﭟ</text:span><text:span text:style-name="T1"> </text:span><text:span text:style-name="T38">ﭠ</text:span><text:span text:style-name="T1"> </text:span><text:span text:style-name="T38">ﭡ</text:span><text:span text:style-name="T1"> </text:span><text:span text:style-name="T38">ﭢ</text:span><text:span text:style-name="T1"> </text:span><text:span text:style-name="T38">ﭣﭤ</text:span><text:span text:style-name="T1"> </text:span><text:span text:style-name="T38">ﭥ</text:span><text:span text:style-name="T1"> </text:span><text:span text:style-name="T38">ﭦ</text:span><text:span text:style-name="T1"> </text:span><text:span text:style-name="T38">ﭧ</text:span><text:span text:style-name="T1"> </text:span><text:span text:style-name="T38">ﭨ</text:span><text:span text:style-name="T1"> </text:span><text:span text:style-name="T38">ﭩ</text:span><text:span text:style-name="T1"> </text:span><text:span text:style-name="T38">ﭪ</text:span><text:span text:style-name="T1"> </text:span><text:span text:style-name="T38">ﭫ</text:span><text:span text:style-name="T1"> </text:span><text:span text:style-name="T38">ﭬ</text:span><text:span text:style-name="T1"> </text:span><text:span text:style-name="T38">ﭭ</text:span><text:span text:style-name="T1"> </text:span><text:span text:style-name="T38">ﭮ</text:span><text:span text:style-name="T1"> </text:span><text:span text:style-name="T38">ﭯ</text:span><text:span text:style-name="T1"> </text:span><text:span text:style-name="T38">ﭰ</text:span><text:span text:style-name="T1"> </text:span><text:span text:style-name="T38">ﭱ</text:span><text:span text:style-name="T1"> </text:span><text:span text:style-name="T38">ﭲ</text:span><text:span text:style-name="T1"> </text:span><text:span text:style-name="T38">ﭳﭴ</text:span><text:span text:style-name="T1"> </text:span><text:span text:style-name="T38">ﭵ</text:span><text:span text:style-name="T1"> </text:span><text:span text:style-name="T38">ﭶ</text:span><text:span text:style-name="T1"> </text:span><text:span text:style-name="T38">ﭷ</text:span><text:span text:style-name="T1"> </text:span><text:span text:style-name="T38">ﭸ</text:span><text:span text:style-name="T1"> </text:span><text:span text:style-name="T38">ﭹ</text:span><text:span text:style-name="T1"> </text:span><text:span text:style-name="T38">ﭺ</text:span><text:span text:style-name="T1"> </text:span><text:span text:style-name="T38">ﭻ</text:span><text:span text:style-name="T1"> </text:span><text:span text:style-name="T38">ﭼ</text:span><text:span text:style-name="T1"> </text:span><text:span text:style-name="T38">ﭽ</text:span><text:span text:style-name="T1"> </text:span><text:span text:style-name="T38">ﭾ</text:span><text:span text:style-name="T1"> </text:span><text:span text:style-name="T38">ﭿ</text:span><text:span text:style-name="T1"> </text:span><text:span text:style-name="T38">ﮀﮁ</text:span><text:span text:style-name="T1"> </text:span><text:span text:style-name="T38">ﮂ</text:span><text:span text:style-name="T1"> </text:span><text:span text:style-name="T38">ﮃ</text:span><text:span text:style-name="T1"> </text:span><text:span text:style-name="T38">ﮄ</text:span><text:span text:style-name="T1"> </text:span><text:span text:style-name="T38">ﮅ</text:span><text:span text:style-name="T1"> </text:span><text:span text:style-name="T38">ﮆ</text:span><text:span text:style-name="T1"> </text:span><text:span text:style-name="T38">ﮇ</text:span><text:span text:style-name="T1"> </text:span><text:span text:style-name="T38">ﮈ</text:span><text:span text:style-name="T1"> </text:span><text:span text:style-name="T38">ﮉ</text:span><text:span text:style-name="T1"> </text:span><text:span text:style-name="T38">ﮊ</text:span><text:span text:style-name="T1"> </text:span><text:span text:style-name="T38">ﮋ</text:span><text:span text:style-name="T1"> </text:span><text:span text:style-name="T38">ﮌ</text:span><text:span text:style-name="T1"> </text:span><text:span text:style-name="T38">ﮍ</text:span><text:span text:style-name="T1"> </text:span><text:span text:style-name="T38">ﮎ</text:span><text:span text:style-name="T1"> </text:span><text:span text:style-name="T38">ﮏ</text:span><text:span text:style-name="T1"> </text:span><text:span text:style-name="T38">ﮐ</text:span><text:span text:style-name="T1"> </text:span><text:span text:style-name="T38">ﮑ</text:span><text:span text:style-name="T1"> </text:span><text:span text:style-name="T38">ﮒ</text:span><text:span text:style-name="T1"> </text:span><text:span text:style-name="T38">ﮓ</text:span><text:span text:style-name="T1"> </text:span><text:span text:style-name="T38">ﮔ</text:span><text:span text:style-name="T1"> </text:span><text:span text:style-name="T38">ﮕ</text:span><text:span text:style-name="T1"> </text:span><text:span text:style-name="T38">ﮖ</text:span><text:span text:style-name="T1"> </text:span><text:span text:style-name="T38">ﮗ</text:span><text:span text:style-name="T1"> </text:span><text:span text:style-name="T38">ﮘ</text:span><text:span text:style-name="T1"> </text:span><text:span text:style-name="T38">ﮙ</text:span><text:span text:style-name="T1"> </text:span><text:span text:style-name="T38">ﮚ</text:span><text:span text:style-name="T1"> </text:span><text:span text:style-name="T38">ﮛ</text:span><text:span text:style-name="T1"> </text:span><text:span text:style-name="T38">ﮜ</text:span><text:span text:style-name="T1"> </text:span><text:span text:style-name="T38">ﮝﮞ</text:span><text:span text:style-name="T1"> </text:span><text:span text:style-name="T38">ﮟ</text:span><text:span text:style-name="T1"> </text:span><text:span text:style-name="T38">ﮠ</text:span><text:span text:style-name="T1"> </text:span><text:span text:style-name="T38">ﮡ</text:span><text:span text:style-name="T1"> </text:span><text:span text:style-name="T38">ﮢﮣ</text:span><text:span text:style-name="T1"> </text:span><text:span text:style-name="T38">ﮤ</text:span><text:span text:style-name="T1"> </text:span><text:span text:style-name="T38">ﮥ</text:span></text:p>
      <text:p text:style-name="P22"><text:span text:style-name="T38">ﮦ</text:span><text:span text:style-name="T1"> </text:span><text:span text:style-name="T38">ﮧ</text:span><text:span text:style-name="T1"> </text:span><text:span text:style-name="T38">ﮨ</text:span><text:span text:style-name="T1"> </text:span><text:span text:style-name="T38">ﮩ</text:span><text:span text:style-name="T1"> </text:span><text:span text:style-name="T38">ﮪ</text:span><text:span text:style-name="T1"> </text:span><text:span text:style-name="T38">ﮫ</text:span><text:span text:style-name="T1"> </text:span><text:span text:style-name="T38">ﮬ</text:span><text:span text:style-name="T1"> </text:span><text:span text:style-name="T38">ﮭ</text:span><text:span text:style-name="T1"> </text:span><text:span text:style-name="T38">ﮮ</text:span><text:span text:style-name="T1"> </text:span><text:span text:style-name="T38">ﮯ</text:span></text:p>
      <text:p text:style-name="P22"><text:span text:style-name="T38">ﮰ</text:span><text:span text:style-name="T1"> </text:span><text:span text:style-name="T38">ﮱ</text:span><text:span text:style-name="T1"> </text:span><text:span text:style-name="T38">ﯓ</text:span><text:span text:style-name="T1"> </text:span><text:span text:style-name="T38">ﯔ</text:span><text:span text:style-name="T1"> </text:span><text:span text:style-name="T38">ﯕ</text:span><text:span text:style-name="T1"> </text:span><text:span text:style-name="T38">ﯖﯗ</text:span><text:span text:style-name="T1"> </text:span><text:span text:style-name="T38">ﯘ</text:span><text:span text:style-name="T1"> </text:span><text:span text:style-name="T38">ﯙ</text:span><text:span text:style-name="T1"> </text:span><text:span text:style-name="T38">ﯚ</text:span><text:span text:style-name="T1"> </text:span><text:span text:style-name="T38">ﯛ</text:span><text:span text:style-name="T1"> </text:span><text:span text:style-name="T38">ﯜ</text:span><text:span text:style-name="T1"> </text:span><text:span text:style-name="T38">ﯝ</text:span><text:span text:style-name="T1"> </text:span><text:span text:style-name="T38">ﯞ</text:span><text:span text:style-name="T1"> </text:span><text:span text:style-name="T38">ﯟ</text:span><text:span text:style-name="T1"> </text:span><text:span text:style-name="T38">ﯠ</text:span><text:span text:style-name="T1"> </text:span><text:span text:style-name="T38">ﯡ</text:span><text:span text:style-name="T1"> </text:span><text:span text:style-name="T38">ﯢ</text:span><text:span text:style-name="T1"> </text:span><text:span text:style-name="T38">ﯣ</text:span><text:span text:style-name="T1"> </text:span><text:span text:style-name="T38">ﯤ</text:span><text:span text:style-name="T1"> </text:span><text:span text:style-name="T38">ﯥ</text:span><text:span text:style-name="T1"> </text:span><text:span text:style-name="T38">ﯦ</text:span><text:span text:style-name="T1"> </text:span><text:span text:style-name="T38">ﯧ</text:span><text:span text:style-name="T1"> </text:span><text:span text:style-name="T38">ﯨ</text:span><text:span text:style-name="T1"> </text:span><text:span text:style-name="T38">ﯩ</text:span><text:span text:style-name="T1"> </text:span><text:span text:style-name="T38">ﯪ</text:span><text:span text:style-name="T1"> </text:span><text:span text:style-name="T38">ﯫ</text:span><text:span text:style-name="T1"> </text:span><text:span text:style-name="T38">ﯬ</text:span><text:span text:style-name="T1"> </text:span><text:span text:style-name="T38">ﯭ</text:span><text:span text:style-name="T1"> </text:span><text:span text:style-name="T38">ﯮ</text:span><text:span text:style-name="T1"> </text:span><text:span text:style-name="T38">ﯯ</text:span><text:span text:style-name="T1"> </text:span><text:span text:style-name="T38">ﯰ</text:span><text:span text:style-name="T1"> </text:span><text:span text:style-name="T38">ﯱ</text:span><text:span text:style-name="T1"> </text:span><text:span text:style-name="T38">ﯲ</text:span><text:span text:style-name="T1"> </text:span><text:span text:style-name="T38">ﯳ</text:span><text:span text:style-name="T1"> </text:span><text:span text:style-name="T38">ﯴ</text:span></text:p>
      <text:p text:style-name="P23"><text:span text:style-name="T40">ﮌ</text:span><text:span text:style-name="T67">ﮭ</text:span></text:p>
      <text:p text:style-name="P44"><text:span text:style-name="T43">ﭤ</text:span><text:span text:style-name="T67">ﭥﭦ</text:span></text:p>
      <text:p text:style-name="P24"><text:span text:style-name="T41">ﭑ</text:span><text:span text:style-name="T1"> </text:span><text:span text:style-name="T41">ﭒ</text:span><text:span text:style-name="T1"> </text:span><text:span text:style-name="T41">ﭓ</text:span><text:span text:style-name="T1"> </text:span><text:span text:style-name="T41">ﭔ</text:span><text:span text:style-name="T1"> </text:span><text:span text:style-name="T41">ﭕ</text:span><text:span text:style-name="T1"> </text:span><text:span text:style-name="T41">ﭖ</text:span><text:span text:style-name="T1"> </text:span><text:span text:style-name="T41">ﭗ</text:span><text:span text:style-name="T1"> </text:span><text:span text:style-name="T41">ﭘﭙ</text:span><text:span text:style-name="T1"> </text:span><text:span text:style-name="T41">ﭚ</text:span><text:span text:style-name="T1"> </text:span><text:span text:style-name="T41">ﭛ</text:span><text:span text:style-name="T1"> </text:span><text:span text:style-name="T41">ﭜ</text:span><text:span text:style-name="T1"> </text:span><text:span text:style-name="T41">ﭝ</text:span><text:span text:style-name="T1"> </text:span><text:span text:style-name="T41">ﭞ</text:span><text:span text:style-name="T1"> </text:span><text:span text:style-name="T41">ﭟ</text:span><text:span text:style-name="T1"> </text:span><text:span text:style-name="T41">ﭠ</text:span><text:span text:style-name="T1"> </text:span><text:span text:style-name="T41">ﭡ</text:span><text:span text:style-name="T1"> </text:span><text:span text:style-name="T41">ﭢ</text:span><text:span text:style-name="T1"> </text:span><text:span text:style-name="T41">ﭣ</text:span><text:span text:style-name="T1"> </text:span><text:span text:style-name="T41">ﭤ</text:span><text:span text:style-name="T1"> </text:span><text:span text:style-name="T41">ﭥﭦ</text:span><text:span text:style-name="T1"> </text:span><text:span text:style-name="T41">ﭧ</text:span><text:span text:style-name="T1"> </text:span><text:span text:style-name="T41">ﭨ</text:span><text:span text:style-name="T1"> </text:span><text:span text:style-name="T41">ﭩ</text:span><text:span text:style-name="T1"> </text:span><text:span text:style-name="T41">ﭪ</text:span><text:span text:style-name="T1"> </text:span><text:span text:style-name="T41">ﭫ</text:span><text:span text:style-name="T1"> </text:span><text:span text:style-name="T41">ﭬ</text:span><text:span text:style-name="T1"> </text:span><text:span text:style-name="T41">ﭭ</text:span><text:span text:style-name="T1"> </text:span><text:span text:style-name="T41">ﭮ</text:span><text:span text:style-name="T1"> </text:span><text:span text:style-name="T41">ﭯ</text:span><text:span text:style-name="T1"> </text:span><text:span text:style-name="T41">ﭰﭱ</text:span><text:span text:style-name="T1"> </text:span><text:span text:style-name="T41">ﭲ</text:span><text:span text:style-name="T1"> </text:span><text:span text:style-name="T41">ﭳ</text:span><text:span text:style-name="T1"> </text:span><text:span text:style-name="T41">ﭴ</text:span><text:span text:style-name="T1"> </text:span><text:span text:style-name="T41">ﭵ</text:span><text:span text:style-name="T1"> </text:span><text:span text:style-name="T41">ﭶ</text:span><text:span text:style-name="T1"> </text:span><text:span text:style-name="T41">ﭷ</text:span><text:span text:style-name="T1"> </text:span><text:span text:style-name="T41">ﭸ</text:span><text:span text:style-name="T1"> </text:span><text:span text:style-name="T41">ﭹ</text:span><text:span text:style-name="T1"> </text:span><text:span text:style-name="T41">ﭺ</text:span><text:span text:style-name="T1"> </text:span><text:span text:style-name="T41">ﭻ</text:span><text:span text:style-name="T1"> </text:span><text:span text:style-name="T41">ﭼ</text:span><text:span text:style-name="T1"> </text:span><text:span text:style-name="T41">ﭽﭾ</text:span><text:span text:style-name="T1"> </text:span><text:span text:style-name="T41">ﭿ</text:span><text:span text:style-name="T1"> </text:span><text:span text:style-name="T41">ﮀ</text:span><text:span text:style-name="T1"> </text:span><text:span text:style-name="T41">ﮁ</text:span><text:span text:style-name="T1"> </text:span><text:span text:style-name="T41">ﮂ</text:span><text:span text:style-name="T1"> </text:span><text:span text:style-name="T41">ﮃ</text:span><text:span text:style-name="T1"> </text:span><text:span text:style-name="T41">ﮄ</text:span><text:span text:style-name="T1"> </text:span><text:span text:style-name="T41">ﮅﮆ</text:span><text:span text:style-name="T1"> </text:span><text:span text:style-name="T41">ﮇ</text:span><text:span text:style-name="T1"> </text:span><text:span text:style-name="T41">ﮈ</text:span><text:span text:style-name="T1"> </text:span><text:span text:style-name="T41">ﮉ</text:span><text:span text:style-name="T1"> </text:span><text:span text:style-name="T41">ﮊﮋ</text:span><text:span text:style-name="T1"> </text:span><text:span text:style-name="T41">ﮌ</text:span><text:span text:style-name="T1"> </text:span><text:span text:style-name="T41">ﮍ</text:span><text:span text:style-name="T1"> </text:span><text:span text:style-name="T41">ﮎﮏ</text:span><text:span text:style-name="T1"> </text:span><text:span text:style-name="T41">ﮐ</text:span><text:span text:style-name="T1"> </text:span><text:span text:style-name="T41">ﮑ</text:span><text:span text:style-name="T1"> </text:span><text:span text:style-name="T41">ﮒ</text:span><text:span text:style-name="T1"> </text:span><text:span text:style-name="T41">ﮓ</text:span><text:span text:style-name="T1"> </text:span><text:span text:style-name="T41">ﮔ</text:span><text:span text:style-name="T1"> </text:span><text:span text:style-name="T41">ﮕ</text:span><text:span text:style-name="T1"> </text:span><text:span text:style-name="T41">ﮖ</text:span><text:span text:style-name="T1"> </text:span><text:span text:style-name="T41">ﮗ</text:span><text:span text:style-name="T1"> </text:span><text:span text:style-name="T41">ﮘ</text:span><text:span text:style-name="T1"> </text:span><text:span text:style-name="T41">ﮙ</text:span><text:span text:style-name="T1"> </text:span><text:span text:style-name="T41">ﮚ</text:span><text:span text:style-name="T1"> </text:span><text:span text:style-name="T41">ﮛ</text:span><text:span text:style-name="T1"> </text:span><text:span text:style-name="T41">ﮜﮝ</text:span><text:span text:style-name="T1"> </text:span><text:span text:style-name="T41">ﮞ</text:span><text:span text:style-name="T1"> </text:span><text:span text:style-name="T41">ﮟ</text:span><text:span text:style-name="T1"> </text:span><text:span text:style-name="T41">ﮠ</text:span><text:span text:style-name="T1"> </text:span><text:span text:style-name="T41">ﮡ</text:span><text:span text:style-name="T1"> </text:span><text:span text:style-name="T41">ﮢ</text:span><text:span text:style-name="T1"> </text:span><text:span text:style-name="T41">ﮣ</text:span><text:span text:style-name="T1"> </text:span><text:span text:style-name="T41">ﮤ</text:span><text:span text:style-name="T1"> </text:span><text:span text:style-name="T41">ﮥﮦ</text:span><text:span text:style-name="T1"> </text:span><text:span text:style-name="T41">ﮧ</text:span><text:span text:style-name="T1"> </text:span><text:span text:style-name="T41">ﮨ</text:span><text:span text:style-name="T1"> </text:span><text:span text:style-name="T41">ﮩ</text:span><text:span text:style-name="T1"> </text:span><text:span text:style-name="T41">ﮪ</text:span><text:span text:style-name="T1"> </text:span><text:span text:style-name="T41">ﮫ</text:span><text:span text:style-name="T1"> </text:span><text:span text:style-name="T41">ﮬ</text:span><text:span text:style-name="T1"> </text:span><text:span text:style-name="T41">ﮭ</text:span><text:span text:style-name="T1"> </text:span><text:span text:style-name="T41">ﮮ</text:span><text:span text:style-name="T1"> </text:span><text:span text:style-name="T41">ﮯ</text:span><text:span text:style-name="T1"> </text:span><text:span text:style-name="T41">ﮰﮱ</text:span><text:span text:style-name="T1"> </text:span><text:span text:style-name="T41">ﯓ</text:span><text:span text:style-name="T1"> </text:span><text:span text:style-name="T41">ﯔ</text:span><text:span text:style-name="T1"> </text:span><text:span text:style-name="T41">ﯕ</text:span><text:span text:style-name="T1"> </text:span><text:span text:style-name="T41">ﯖ</text:span><text:span text:style-name="T1"> </text:span><text:span text:style-name="T41">ﯗ</text:span><text:span text:style-name="T1"> </text:span><text:span text:style-name="T41">ﯘ</text:span><text:span text:style-name="T1"> </text:span><text:span text:style-name="T41">ﯙ</text:span><text:span text:style-name="T1"> </text:span><text:span text:style-name="T41">ﯚ</text:span><text:span text:style-name="T1"> </text:span><text:span text:style-name="T41">ﯛ</text:span><text:span text:style-name="T1"> </text:span><text:span text:style-name="T41">ﯜﯝ</text:span><text:span text:style-name="T1"> </text:span><text:span text:style-name="T41">ﯞ</text:span><text:span text:style-name="T1"> </text:span><text:span text:style-name="T41">ﯟﯠ</text:span><text:span text:style-name="T1"> </text:span><text:span text:style-name="T41">ﯡ</text:span><text:span text:style-name="T1"> </text:span><text:span text:style-name="T41">ﯢ</text:span><text:span text:style-name="T1"> </text:span><text:span text:style-name="T41">ﯣ</text:span><text:span text:style-name="T1"> </text:span><text:span text:style-name="T41">ﯤ</text:span><text:span text:style-name="T1"> </text:span><text:span text:style-name="T41">ﯥ</text:span></text:p>
      <text:p text:style-name="P24"><text:span text:style-name="T41">ﯦ</text:span><text:span text:style-name="T1"> </text:span><text:span text:style-name="T41">ﯧ</text:span><text:span text:style-name="T1"> </text:span><text:span text:style-name="T41">ﯨ</text:span><text:span text:style-name="T1"> </text:span><text:span text:style-name="T41">ﯩ</text:span><text:span text:style-name="T1"> </text:span><text:span text:style-name="T41">ﯪ</text:span><text:span text:style-name="T1"> </text:span><text:span text:style-name="T41">ﯫ</text:span><text:span text:style-name="T1"> </text:span><text:span text:style-name="T41">ﯬ</text:span><text:span text:style-name="T1"> </text:span><text:span text:style-name="T41">ﯭ</text:span><text:span text:style-name="T1"> </text:span><text:span text:style-name="T41">ﯮ</text:span><text:span text:style-name="T1"> </text:span><text:span text:style-name="T41">ﯯ</text:span><text:span text:style-name="T1"> </text:span><text:span text:style-name="T41">ﯰ</text:span><text:span text:style-name="T1"> </text:span><text:span text:style-name="T41">ﯱﯲ</text:span><text:span text:style-name="T1"> </text:span><text:span text:style-name="T41">ﯳ</text:span><text:span text:style-name="T1"> </text:span><text:span text:style-name="T41">ﯴ</text:span><text:span text:style-name="T1"> </text:span><text:span text:style-name="T41">ﯵ</text:span><text:span text:style-name="T1"> </text:span><text:span text:style-name="T41">ﯶ</text:span><text:span text:style-name="T1"> </text:span><text:span text:style-name="T41">ﯷ</text:span><text:span text:style-name="T1"> </text:span><text:span text:style-name="T41">ﯸ</text:span></text:p>
      <text:p text:style-name="P40"><text:span text:style-name="T44">ﭑ</text:span><text:span text:style-name="T1"> </text:span><text:span text:style-name="T44">ﭒ</text:span><text:span text:style-name="T1"> </text:span><text:span text:style-name="T44">ﭓ</text:span><text:span text:style-name="T1"> </text:span><text:span text:style-name="T44">ﭔ</text:span><text:span text:style-name="T1"> </text:span><text:span text:style-name="T44">ﭕ</text:span><text:span text:style-name="T1"> </text:span><text:span text:style-name="T44">ﭖ</text:span><text:span text:style-name="T1"> </text:span><text:span text:style-name="T44">ﭗ</text:span><text:span text:style-name="T1"> </text:span><text:span text:style-name="T44">ﭘ</text:span><text:span text:style-name="T1"> </text:span><text:span text:style-name="T44">ﭙ</text:span><text:span text:style-name="T1"> </text:span><text:span text:style-name="T44">ﭚ</text:span><text:span text:style-name="T1"> </text:span><text:span text:style-name="T44">ﭛ</text:span><text:span text:style-name="T1"> </text:span><text:span text:style-name="T44">ﭜ</text:span><text:span text:style-name="T1"> </text:span><text:span text:style-name="T44">ﭝﭞ</text:span><text:span text:style-name="T1"> </text:span><text:span text:style-name="T44">ﭟ</text:span><text:span text:style-name="T1"> </text:span><text:span text:style-name="T44">ﭠ</text:span><text:span text:style-name="T1"> </text:span><text:span text:style-name="T44">ﭡ</text:span><text:span text:style-name="T1"> </text:span><text:span text:style-name="T44">ﭢ</text:span><text:span text:style-name="T1"> </text:span><text:span text:style-name="T44">ﭣ</text:span><text:span text:style-name="T1"> </text:span><text:span text:style-name="T44">ﭤ</text:span><text:span text:style-name="T1"> </text:span><text:span text:style-name="T44">ﭥ</text:span><text:span text:style-name="T1"> </text:span><text:span text:style-name="T44">ﭦ</text:span><text:span text:style-name="T1"> </text:span><text:span text:style-name="T44">ﭧﭨ</text:span><text:span text:style-name="T1"> </text:span><text:span text:style-name="T44">ﭩ</text:span><text:span text:style-name="T1"> </text:span><text:span text:style-name="T44">ﭪ</text:span><text:span text:style-name="T1"> </text:span><text:span text:style-name="T44">ﭫ</text:span><text:span text:style-name="T1"> </text:span><text:span text:style-name="T44">ﭬ</text:span><text:span text:style-name="T1"> </text:span><text:span text:style-name="T44">ﭭ</text:span><text:span text:style-name="T1"> </text:span><text:span text:style-name="T44">ﭮ</text:span><text:span text:style-name="T1"> </text:span><text:span text:style-name="T44">ﭯ</text:span><text:span text:style-name="T1"> </text:span><text:span text:style-name="T44">ﭰ</text:span><text:span text:style-name="T1"> </text:span><text:span text:style-name="T44">ﭱ</text:span><text:span text:style-name="T1"> </text:span><text:span text:style-name="T44">ﭲ</text:span><text:span text:style-name="T1"> </text:span><text:span text:style-name="T44">ﭳ</text:span><text:span text:style-name="T1"> </text:span><text:span text:style-name="T44">ﭴ</text:span><text:span text:style-name="T1"> </text:span><text:span text:style-name="T44">ﭵ</text:span><text:span text:style-name="T1"> </text:span><text:span text:style-name="T44">ﭶ</text:span><text:span text:style-name="T1"> </text:span><text:span text:style-name="T44">ﭷ</text:span><text:span text:style-name="T1"> </text:span><text:span text:style-name="T44">ﭸ</text:span><text:span text:style-name="T1"> </text:span><text:span text:style-name="T44">ﭹ</text:span><text:span text:style-name="T1"> </text:span><text:span text:style-name="T44">ﭺ</text:span><text:span text:style-name="T1"> </text:span><text:span text:style-name="T44">ﭻ</text:span><text:span text:style-name="T1"> </text:span><text:span text:style-name="T44">ﭼ</text:span><text:span text:style-name="T1"> </text:span><text:span text:style-name="T44">ﭽﭾ</text:span><text:span text:style-name="T1"> </text:span><text:span text:style-name="T44">ﭿ</text:span><text:span text:style-name="T1"> </text:span><text:span text:style-name="T44">ﮀ</text:span><text:span text:style-name="T1"> </text:span><text:span text:style-name="T44">ﮁ</text:span><text:span text:style-name="T1"> </text:span><text:span text:style-name="T44">ﮂ</text:span><text:span text:style-name="T1"> </text:span><text:span text:style-name="T44">ﮃ</text:span><text:span text:style-name="T1"> </text:span><text:span text:style-name="T44">ﮄ</text:span><text:span text:style-name="T1"> </text:span><text:span text:style-name="T44">ﮅ</text:span><text:span text:style-name="T1"> </text:span><text:span text:style-name="T44">ﮆ</text:span><text:span text:style-name="T1"> </text:span><text:span text:style-name="T44">ﮇ</text:span><text:span text:style-name="T1"> </text:span><text:span text:style-name="T44">ﮈ</text:span><text:span text:style-name="T1"> </text:span><text:span text:style-name="T44">ﮉ</text:span><text:span text:style-name="T1"> </text:span><text:span text:style-name="T44">ﮊ</text:span><text:span text:style-name="T1"> </text:span><text:span text:style-name="T44">ﮋ</text:span><text:span text:style-name="T1"> </text:span><text:span text:style-name="T44">ﮌ</text:span><text:span text:style-name="T1"> </text:span><text:span text:style-name="T44">ﮍ</text:span><text:span text:style-name="T1"> </text:span><text:span text:style-name="T44">ﮎ</text:span><text:span text:style-name="T1"> </text:span><text:span text:style-name="T44">ﮏ</text:span><text:span text:style-name="T1"> </text:span><text:span text:style-name="T44">ﮐ</text:span><text:span text:style-name="T1"> </text:span><text:span text:style-name="T44">ﮑ</text:span><text:span text:style-name="T1"> </text:span><text:span text:style-name="T44">ﮒ</text:span><text:span text:style-name="T1"> </text:span><text:span text:style-name="T44">ﮓ</text:span><text:span text:style-name="T1"> </text:span><text:span text:style-name="T44">ﮔ</text:span><text:span text:style-name="T1"> </text:span><text:span text:style-name="T44">ﮕ</text:span><text:span text:style-name="T1"> </text:span><text:span text:style-name="T44">ﮖ</text:span><text:span text:style-name="T1"> </text:span><text:span text:style-name="T44">ﮗ</text:span><text:span text:style-name="T1"> </text:span><text:span text:style-name="T44">ﮘ</text:span><text:span text:style-name="T1"> </text:span><text:span text:style-name="T44">ﮙ</text:span><text:span text:style-name="T1"> </text:span><text:span text:style-name="T44">ﮚ</text:span><text:span text:style-name="T1"> </text:span><text:span text:style-name="T44">ﮛ</text:span><text:span text:style-name="T1"> </text:span><text:span text:style-name="T44">ﮜ</text:span><text:span text:style-name="T1"> </text:span><text:span text:style-name="T44">ﮝ</text:span><text:span text:style-name="T1"> </text:span><text:span text:style-name="T44">ﮞ</text:span><text:span text:style-name="T1"> </text:span><text:span text:style-name="T44">ﮟ</text:span><text:span text:style-name="T1"> </text:span><text:span text:style-name="T44">ﮠ</text:span><text:span text:style-name="T1"> </text:span><text:span text:style-name="T44">ﮡ</text:span><text:span text:style-name="T1"> </text:span><text:span text:style-name="T44">ﮢ</text:span><text:span text:style-name="T1"> </text:span><text:span text:style-name="T44">ﮣ</text:span><text:span text:style-name="T1"> </text:span><text:span text:style-name="T44">ﮤ</text:span><text:span text:style-name="T1"> </text:span><text:span text:style-name="T44">ﮥ</text:span><text:span text:style-name="T1"> </text:span><text:span text:style-name="T44">ﮦ</text:span><text:span text:style-name="T1"> </text:span><text:span text:style-name="T44">ﮧ</text:span><text:span text:style-name="T1"> </text:span><text:span text:style-name="T44">ﮨ</text:span><text:span text:style-name="T1"> </text:span><text:span text:style-name="T44">ﮩ</text:span><text:span text:style-name="T1"> </text:span><text:span text:style-name="T44">ﮪ</text:span><text:span text:style-name="T1"> </text:span><text:span text:style-name="T44">ﮫ</text:span><text:span text:style-name="T1"> </text:span><text:span text:style-name="T44">ﮬ</text:span><text:span text:style-name="T1"> </text:span><text:span text:style-name="T44">ﮭ</text:span><text:span text:style-name="T1"> </text:span><text:span text:style-name="T44">ﮮ</text:span><text:span text:style-name="T1"> </text:span><text:span text:style-name="T44">ﮯ</text:span><text:span text:style-name="T1"> </text:span><text:span text:style-name="T44">ﮰ</text:span><text:span text:style-name="T1"> </text:span><text:span text:style-name="T44">ﮱ</text:span><text:span text:style-name="T1"> </text:span><text:span text:style-name="T44">ﯓ</text:span><text:span text:style-name="T1"> </text:span><text:span text:style-name="T44">ﯔ</text:span><text:span text:style-name="T1"> </text:span><text:span text:style-name="T44">ﯕﯖ</text:span><text:span text:style-name="T1"> </text:span><text:span text:style-name="T44">ﯗ</text:span><text:span text:style-name="T1"> </text:span><text:span text:style-name="T44">ﯘ</text:span><text:span text:style-name="T1"> </text:span><text:span text:style-name="T44">ﯙ</text:span><text:span text:style-name="T1"> </text:span><text:span text:style-name="T44">ﯚ</text:span><text:span text:style-name="T1"> </text:span><text:span text:style-name="T44">ﯛ</text:span><text:span text:style-name="T1"> </text:span><text:span text:style-name="T44">ﯜ</text:span><text:span text:style-name="T1"> </text:span><text:span text:style-name="T44">ﯝ</text:span><text:span text:style-name="T1"> </text:span><text:span text:style-name="T44">ﯞ</text:span><text:span text:style-name="T1"> </text:span><text:span text:style-name="T44">ﯟ</text:span><text:span text:style-name="T1"> </text:span><text:span text:style-name="T44">ﯠ</text:span><text:span text:style-name="T1"> </text:span><text:span text:style-name="T44">ﯡﯢ</text:span><text:span text:style-name="T1"> </text:span><text:span text:style-name="T44">ﯣ</text:span><text:span text:style-name="T1"> </text:span><text:span text:style-name="T44">ﯤ</text:span><text:span text:style-name="T1"> </text:span><text:span text:style-name="T44">ﯥ</text:span><text:span text:style-name="T1"> </text:span><text:span text:style-name="T44">ﯦ</text:span><text:span text:style-name="T1"> </text:span><text:span text:style-name="T44">ﯧ</text:span><text:span text:style-name="T1"> </text:span><text:span text:style-name="T44">ﯨ</text:span><text:span text:style-name="T1"> </text:span><text:span text:style-name="T44">ﯩ</text:span><text:span text:style-name="T1"> </text:span><text:span text:style-name="T44">ﯪ</text:span><text:span text:style-name="T1"> </text:span><text:span text:style-name="T44">ﯫ</text:span><text:span text:style-name="T1"> </text:span><text:span text:style-name="T44">ﯬ</text:span><text:span text:style-name="T1"> </text:span><text:span text:style-name="T44">ﯭ</text:span><text:span text:style-name="T1"> </text:span><text:span text:style-name="T44">ﯮ</text:span><text:span text:style-name="T1"> </text:span><text:span text:style-name="T44">ﯯ</text:span><text:span text:style-name="T1"> </text:span><text:span text:style-name="T44">ﯰ</text:span><text:span text:style-name="T1"> </text:span><text:span text:style-name="T44">ﯱ</text:span><text:span text:style-name="T1"> </text:span><text:span text:style-name="T44">ﯲ</text:span><text:span text:style-name="T1"> </text:span><text:span text:style-name="T44">ﯳ</text:span><text:span text:style-name="T1"> </text:span><text:span text:style-name="T44">ﯴ</text:span><text:span text:style-name="T1"> </text:span><text:span text:style-name="T44">ﯵ</text:span><text:span text:style-name="T1"> </text:span><text:span text:style-name="T44">ﯶ</text:span><text:span text:style-name="T1"> </text:span><text:span text:style-name="T44">ﯷ</text:span><text:span text:style-name="T1"> </text:span><text:span text:style-name="T44">ﯸ</text:span><text:span text:style-name="T1"> </text:span><text:span text:style-name="T44">ﯹ</text:span><text:span text:style-name="T1"> </text:span><text:span text:style-name="T44">ﯺ</text:span><text:span text:style-name="T1"> </text:span><text:span text:style-name="T44">ﯻ</text:span><text:span text:style-name="T1"> </text:span><text:span text:style-name="T44">ﯼ</text:span><text:span text:style-name="T1"> </text:span><text:span text:style-name="T44">ﯽ</text:span><text:span text:style-name="T1"> </text:span><text:span text:style-name="T44">ﯾ</text:span><text:span text:style-name="T1"> </text:span><text:span text:style-name="T44">ﯿﰀ</text:span><text:span text:style-name="T1"> </text:span><text:span text:style-name="T44">ﰁ</text:span><text:span text:style-name="T1"> </text:span><text:span text:style-name="T44">ﰂ</text:span><text:span text:style-name="T1"> </text:span><text:span text:style-name="T44">ﰃ</text:span><text:span text:style-name="T1"> </text:span><text:span text:style-name="T44">ﰄ</text:span><text:span text:style-name="T1"> </text:span><text:span text:style-name="T44">ﰅ</text:span></text:p>
      <text:p text:style-name="P41"><text:span text:style-name="T46">ﭑ</text:span><text:span text:style-name="T1"> </text:span><text:span text:style-name="T46">ﭒ</text:span><text:span text:style-name="T1"> </text:span><text:span text:style-name="T46">ﭓ</text:span><text:span text:style-name="T1"> </text:span><text:span text:style-name="T46">ﭔ</text:span><text:span text:style-name="T1"> </text:span><text:span text:style-name="T46">ﭕ</text:span><text:span text:style-name="T1"> </text:span><text:span text:style-name="T46">ﭖ</text:span><text:span text:style-name="T1"> </text:span><text:span text:style-name="T46">ﭗ</text:span><text:span text:style-name="T1"> </text:span><text:span text:style-name="T46">ﭘ</text:span><text:span text:style-name="T1"> </text:span><text:span text:style-name="T46">ﭙ</text:span><text:span text:style-name="T1"> </text:span><text:span text:style-name="T46">ﭚ</text:span><text:span text:style-name="T1"> </text:span><text:span text:style-name="T46">ﭛ</text:span><text:span text:style-name="T1"> </text:span><text:span text:style-name="T46">ﭜ</text:span><text:span text:style-name="T1"> </text:span><text:span text:style-name="T46">ﭝ</text:span><text:span text:style-name="T1"> </text:span><text:span text:style-name="T46">ﭞ</text:span><text:span text:style-name="T1"> </text:span><text:span text:style-name="T46">ﭟ</text:span><text:span text:style-name="T1"> </text:span><text:span text:style-name="T46">ﭠ</text:span><text:span text:style-name="T1"> </text:span><text:span text:style-name="T46">ﭡ</text:span><text:span text:style-name="T1"> </text:span><text:span text:style-name="T46">ﭢ</text:span><text:span text:style-name="T1"> </text:span><text:span text:style-name="T46">ﭣ</text:span><text:span text:style-name="T1"> </text:span><text:span text:style-name="T46">ﭤ</text:span><text:span text:style-name="T1"> </text:span><text:span text:style-name="T46">ﭥ</text:span><text:span text:style-name="T1"> </text:span><text:span text:style-name="T46">ﭦ</text:span><text:span text:style-name="T1"> </text:span><text:span text:style-name="T46">ﭧ</text:span></text:p>
      <text:p text:style-name="P25"><text:span text:style-name="T46">ﭨ</text:span><text:span text:style-name="T1"> </text:span><text:span text:style-name="T46">ﭩ</text:span><text:span text:style-name="T1"> </text:span><text:span text:style-name="T46">ﭪ</text:span><text:span text:style-name="T1"> </text:span><text:span text:style-name="T46">ﭫ</text:span><text:span text:style-name="T1"> </text:span><text:span text:style-name="T46">ﭬ</text:span><text:span text:style-name="T1"> </text:span><text:span text:style-name="T46">ﭭ</text:span><text:span text:style-name="T1"> </text:span><text:span text:style-name="T46">ﭮ</text:span><text:span text:style-name="T1"> </text:span><text:span text:style-name="T46">ﭯﭰ</text:span><text:span text:style-name="T1"> </text:span><text:span text:style-name="T46">ﭱ</text:span><text:span text:style-name="T1"> </text:span><text:span text:style-name="T46">ﭲ</text:span><text:span text:style-name="T1"> </text:span><text:span text:style-name="T46">ﭳ</text:span><text:span text:style-name="T1"> </text:span><text:span text:style-name="T46">ﭴ</text:span><text:span text:style-name="T1"> </text:span><text:span text:style-name="T46">ﭵ</text:span><text:span text:style-name="T1"> </text:span><text:span text:style-name="T46">ﭶ</text:span><text:span text:style-name="T1"> </text:span><text:span text:style-name="T46">ﭷ</text:span><text:span text:style-name="T1"> </text:span><text:span text:style-name="T46">ﭸ</text:span><text:span text:style-name="T1"> </text:span><text:span text:style-name="T46">ﭹ</text:span><text:span text:style-name="T1"> </text:span><text:span text:style-name="T46">ﭺ</text:span><text:span text:style-name="T1"> </text:span><text:span text:style-name="T46">ﭻ</text:span><text:span text:style-name="T1"> </text:span><text:span text:style-name="T46">ﭼ</text:span><text:span text:style-name="T1"> </text:span><text:span text:style-name="T46">ﭽ</text:span><text:span text:style-name="T1"> </text:span><text:span text:style-name="T46">ﭾ</text:span><text:span text:style-name="T1"> </text:span><text:span text:style-name="T46">ﭿ</text:span><text:span text:style-name="T1"> </text:span><text:span text:style-name="T46">ﮀ</text:span><text:span text:style-name="T1"> </text:span><text:span text:style-name="T46">ﮁ</text:span><text:span text:style-name="T1"> </text:span><text:span text:style-name="T46">ﮂ</text:span><text:span text:style-name="T1"> </text:span><text:span text:style-name="T46">ﮃ</text:span><text:span text:style-name="T1"> </text:span><text:span text:style-name="T46">ﮄﮅ</text:span><text:span text:style-name="T1"> </text:span><text:span text:style-name="T46">ﮆ</text:span><text:span text:style-name="T1"> </text:span><text:span text:style-name="T46">ﮇ</text:span><text:span text:style-name="T1"> </text:span><text:span text:style-name="T46">ﮈ</text:span><text:span text:style-name="T1"> </text:span><text:span text:style-name="T46">ﮉ</text:span><text:span text:style-name="T1"> </text:span><text:span text:style-name="T46">ﮊ</text:span><text:span text:style-name="T1"> </text:span><text:span text:style-name="T46">ﮋ</text:span><text:span text:style-name="T1"> </text:span><text:span text:style-name="T46">ﮌ</text:span><text:span text:style-name="T1"> </text:span><text:span text:style-name="T46">ﮍﮎ</text:span><text:span text:style-name="T1"> </text:span><text:span text:style-name="T46">ﮏ</text:span><text:span text:style-name="T1"> </text:span><text:span text:style-name="T46">ﮐ</text:span><text:span text:style-name="T1"> </text:span><text:span text:style-name="T46">ﮑ</text:span><text:span text:style-name="T1"> </text:span><text:span text:style-name="T46">ﮒ</text:span><text:span text:style-name="T1"> </text:span><text:span text:style-name="T46">ﮓ</text:span><text:span text:style-name="T1"> </text:span><text:span text:style-name="T46">ﮔ</text:span><text:span text:style-name="T1"> </text:span><text:span text:style-name="T46">ﮕ</text:span><text:span text:style-name="T1"> </text:span><text:span text:style-name="T46">ﮖ</text:span><text:span text:style-name="T1"> </text:span><text:span text:style-name="T46">ﮗ</text:span><text:span text:style-name="T1"> </text:span><text:span text:style-name="T46">ﮘ</text:span><text:span text:style-name="T1"> </text:span><text:span text:style-name="T46">ﮙ</text:span><text:span text:style-name="T1"> </text:span><text:span text:style-name="T46">ﮚ</text:span><text:span text:style-name="T1"> </text:span><text:span text:style-name="T46">ﮛﮜ</text:span><text:span text:style-name="T1"> </text:span><text:span text:style-name="T46">ﮝ</text:span><text:span text:style-name="T1"> </text:span><text:span text:style-name="T46">ﮞ</text:span><text:span text:style-name="T1"> </text:span><text:span text:style-name="T46">ﮟ</text:span><text:span text:style-name="T1"> </text:span><text:span text:style-name="T46">ﮠ</text:span><text:span text:style-name="T1"> </text:span><text:span text:style-name="T46">ﮡ</text:span><text:span text:style-name="T1"> </text:span><text:span text:style-name="T46">ﮢ</text:span><text:span text:style-name="T1"> </text:span><text:span text:style-name="T46">ﮣ</text:span><text:span text:style-name="T1"> </text:span><text:span text:style-name="T46">ﮤ</text:span><text:span text:style-name="T1"> </text:span><text:span text:style-name="T46">ﮥﮦ</text:span><text:span text:style-name="T1"> </text:span><text:span text:style-name="T46">ﮧ</text:span><text:span text:style-name="T1"> </text:span><text:span text:style-name="T46">ﮨ</text:span><text:span text:style-name="T1"> </text:span><text:span text:style-name="T46">ﮩ</text:span><text:span text:style-name="T1"> </text:span><text:span text:style-name="T46">ﮪ</text:span></text:p>
      <text:p text:style-name="P25"><text:span text:style-name="T46">ﮫ</text:span><text:span text:style-name="T1"> </text:span><text:span text:style-name="T46">ﮬﮭ</text:span><text:span text:style-name="T1"> </text:span><text:span text:style-name="T46">ﮮ</text:span><text:span text:style-name="T1"> </text:span><text:span text:style-name="T46">ﮯ</text:span><text:span text:style-name="T1"> </text:span><text:span text:style-name="T46">ﮰ</text:span><text:span text:style-name="T1"> </text:span><text:span text:style-name="T46">ﮱ</text:span><text:span text:style-name="T1"> </text:span><text:span text:style-name="T46">ﯓ</text:span><text:span text:style-name="T1"> </text:span><text:span text:style-name="T46">ﯔ</text:span><text:span text:style-name="T1"> </text:span><text:span text:style-name="T46">ﯕ</text:span><text:span text:style-name="T1"> </text:span><text:span text:style-name="T46">ﯖ</text:span><text:span text:style-name="T1"> </text:span><text:span text:style-name="T46">ﯗ</text:span><text:span text:style-name="T1"> </text:span><text:span text:style-name="T46">ﯘﯙ</text:span><text:span text:style-name="T1"> </text:span><text:span text:style-name="T46">ﯚ</text:span><text:span text:style-name="T1"> </text:span><text:span text:style-name="T46">ﯛ</text:span><text:span text:style-name="T1"> </text:span><text:span text:style-name="T46">ﯜ</text:span><text:span text:style-name="T1"> </text:span><text:span text:style-name="T46">ﯝ</text:span><text:span text:style-name="T1"> </text:span><text:span text:style-name="T46">ﯞ</text:span><text:span text:style-name="T1"> </text:span><text:span text:style-name="T46">ﯟ</text:span><text:span text:style-name="T1"> </text:span><text:span text:style-name="T46">ﯠ</text:span><text:span text:style-name="T1"> </text:span><text:span text:style-name="T46">ﯡ</text:span><text:span text:style-name="T1"> </text:span><text:span text:style-name="T46">ﯢ</text:span><text:span text:style-name="T1"> </text:span><text:span text:style-name="T46">ﯣ</text:span><text:span text:style-name="T1"> </text:span><text:span text:style-name="T46">ﯤ</text:span><text:span text:style-name="T1"> </text:span><text:span text:style-name="T46">ﯥﯦ</text:span><text:span text:style-name="T1"> </text:span><text:span text:style-name="T46">ﯧ</text:span><text:span text:style-name="T1"> </text:span><text:span text:style-name="T46">ﯨ</text:span><text:span text:style-name="T1"> </text:span><text:span text:style-name="T46">ﯩ</text:span></text:p>
      <text:p text:style-name="P25"><text:span text:style-name="T46">ﯪ</text:span><text:span text:style-name="T1"> </text:span><text:span text:style-name="T46">ﯫ</text:span><text:span text:style-name="T1"> </text:span><text:span text:style-name="T46">ﯬ</text:span><text:span text:style-name="T1"> </text:span><text:span text:style-name="T46">ﯭ</text:span><text:span text:style-name="T1"> </text:span><text:span text:style-name="T46">ﯮ</text:span><text:span text:style-name="T1"> </text:span><text:span text:style-name="T46">ﯯ</text:span><text:span text:style-name="T1"> </text:span><text:span text:style-name="T46">ﯰ</text:span><text:span text:style-name="T1"> </text:span><text:span text:style-name="T46">ﯱ</text:span><text:span text:style-name="T1"> </text:span><text:span text:style-name="T46">ﯲ</text:span><text:span text:style-name="T1"> </text:span><text:span text:style-name="T46">ﯳ</text:span><text:span text:style-name="T1"> </text:span><text:span text:style-name="T46">ﯴ</text:span><text:span text:style-name="T1"> </text:span><text:span text:style-name="T46">ﯵ</text:span><text:span text:style-name="T1"> </text:span><text:span text:style-name="T46">ﯶ</text:span><text:span text:style-name="T1"> </text:span><text:span text:style-name="T46">ﯷ</text:span><text:span text:style-name="T1"> </text:span><text:span text:style-name="T46">ﯸ</text:span><text:span text:style-name="T1"> </text:span><text:span text:style-name="T46">ﯹ</text:span><text:span text:style-name="T1"> </text:span><text:span text:style-name="T46">ﯺ</text:span><text:span text:style-name="T1"> </text:span><text:span text:style-name="T46">ﯻ</text:span><text:span text:style-name="T1"> </text:span><text:span text:style-name="T46">ﯼ</text:span><text:span text:style-name="T1"> </text:span><text:span text:style-name="T46">ﯽ</text:span><text:span text:style-name="T1"> </text:span><text:span text:style-name="T46">ﯾ</text:span><text:span text:style-name="T1"> </text:span><text:span text:style-name="T46">ﯿ</text:span><text:span text:style-name="T1"> </text:span><text:span text:style-name="T46">ﰀ</text:span><text:span text:style-name="T1"> </text:span><text:span text:style-name="T46">ﰁ</text:span><text:span text:style-name="T1"> </text:span><text:span text:style-name="T46">ﰂ</text:span><text:span text:style-name="T1"> </text:span><text:span text:style-name="T46">ﰃ</text:span><text:span text:style-name="T1"> </text:span><text:span text:style-name="T46">ﰄ</text:span><text:span text:style-name="T1"> </text:span><text:span text:style-name="T46">ﰅ</text:span><text:span text:style-name="T1"> </text:span><text:span text:style-name="T46">ﰆ</text:span><text:span text:style-name="T1"> </text:span><text:span text:style-name="T46">ﰇ</text:span><text:span text:style-name="T1"> </text:span><text:span text:style-name="T46">ﰈ</text:span><text:span text:style-name="T1"> </text:span><text:span text:style-name="T46">ﰉ</text:span><text:span text:style-name="T1"> </text:span><text:span text:style-name="T46">ﰊ</text:span><text:span text:style-name="T1"> </text:span><text:span text:style-name="T46">ﰋ</text:span><text:span text:style-name="T1"> </text:span><text:span text:style-name="T46">ﰌ</text:span><text:span text:style-name="T1"> </text:span><text:span text:style-name="T46">ﰍﰎ</text:span><text:span text:style-name="T1"> </text:span><text:span text:style-name="T46">ﰏ</text:span><text:span text:style-name="T1"> </text:span><text:span text:style-name="T46">ﰐ</text:span><text:span text:style-name="T1"> </text:span><text:span text:style-name="T46">ﰑ</text:span><text:span text:style-name="T1"> </text:span><text:span text:style-name="T46">ﰒ</text:span><text:span text:style-name="T1"> </text:span><text:span text:style-name="T46">ﰓ</text:span><text:span text:style-name="T1"> </text:span><text:span text:style-name="T46">ﰔ</text:span></text:p>
      <text:p text:style-name="P42"><text:span text:style-name="T48">ﭑ</text:span><text:span text:style-name="T1"> </text:span><text:span text:style-name="T48">ﭒ</text:span><text:span text:style-name="T1"> </text:span><text:span text:style-name="T48">ﭓ</text:span><text:span text:style-name="T1"> </text:span><text:span text:style-name="T48">ﭔ</text:span><text:span text:style-name="T1"> </text:span><text:span text:style-name="T48">ﭕ</text:span><text:span text:style-name="T1"> </text:span><text:span text:style-name="T48">ﭖ</text:span><text:span text:style-name="T1"> </text:span><text:span text:style-name="T48">ﭗ</text:span><text:span text:style-name="T1"> </text:span><text:span text:style-name="T48">ﭘﭙ</text:span><text:span text:style-name="T1"> </text:span><text:span text:style-name="T48">ﭚ</text:span><text:span text:style-name="T1"> </text:span><text:span text:style-name="T48">ﭛ</text:span><text:span text:style-name="T1"> </text:span><text:span text:style-name="T48">ﭜ</text:span><text:span text:style-name="T1"> </text:span><text:span text:style-name="T48">ﭝ</text:span><text:span text:style-name="T1"> </text:span><text:span text:style-name="T48">ﭞ</text:span><text:span text:style-name="T1"> </text:span><text:span text:style-name="T48">ﭟ</text:span><text:span text:style-name="T1"> </text:span><text:span text:style-name="T48">ﭠﭡ</text:span><text:span text:style-name="T1"> </text:span><text:span text:style-name="T48">ﭢ</text:span><text:span text:style-name="T1"> </text:span><text:span text:style-name="T48">ﭣ</text:span><text:span text:style-name="T1"> </text:span><text:span text:style-name="T48">ﭤ</text:span><text:span text:style-name="T1"> </text:span><text:span text:style-name="T48">ﭥ</text:span><text:span text:style-name="T1"> </text:span><text:span text:style-name="T48">ﭦ</text:span><text:span text:style-name="T1"> </text:span><text:span text:style-name="T48">ﭧ</text:span><text:span text:style-name="T1"> </text:span><text:span text:style-name="T48">ﭨ</text:span><text:span text:style-name="T1"> </text:span><text:span text:style-name="T48">ﭩ</text:span><text:span text:style-name="T1"> </text:span><text:span text:style-name="T48">ﭪ</text:span><text:span text:style-name="T1"> </text:span><text:span text:style-name="T48">ﭫ</text:span><text:span text:style-name="T1"> </text:span><text:span text:style-name="T48">ﭬ</text:span><text:span text:style-name="T1"> </text:span><text:span text:style-name="T48">ﭭ</text:span><text:span text:style-name="T1"> </text:span><text:span text:style-name="T48">ﭮ</text:span><text:span text:style-name="T1"> </text:span><text:span text:style-name="T48">ﭯ</text:span><text:span text:style-name="T1"> </text:span><text:span text:style-name="T48">ﭰﭱ</text:span><text:span text:style-name="T1"> </text:span><text:span text:style-name="T48">ﭲ</text:span><text:span text:style-name="T1"> </text:span><text:span text:style-name="T48">ﭳ</text:span><text:span text:style-name="T1"> </text:span><text:span text:style-name="T48">ﭴ</text:span><text:span text:style-name="T1"> </text:span><text:span text:style-name="T48">ﭵ</text:span><text:span text:style-name="T1"> </text:span><text:span text:style-name="T48">ﭶ</text:span><text:span text:style-name="T1"> </text:span><text:span text:style-name="T48">ﭷ</text:span><text:span text:style-name="T1"> </text:span><text:span text:style-name="T48">ﭸ</text:span><text:span text:style-name="T1"> </text:span><text:span text:style-name="T48">ﭹ</text:span><text:span text:style-name="T1"> </text:span><text:span text:style-name="T48">ﭺ</text:span><text:span text:style-name="T1"> </text:span><text:span text:style-name="T48">ﭻ</text:span><text:span text:style-name="T1"> </text:span><text:span text:style-name="T48">ﭼ</text:span><text:span text:style-name="T1"> </text:span><text:span text:style-name="T48">ﭽ</text:span><text:span text:style-name="T1"> </text:span><text:span text:style-name="T48">ﭾ</text:span><text:span text:style-name="T1"> </text:span><text:span text:style-name="T48">ﭿﮀ</text:span><text:span text:style-name="T1"> </text:span><text:span text:style-name="T48">ﮁ</text:span><text:span text:style-name="T1"> </text:span><text:span text:style-name="T48">ﮂ</text:span><text:span text:style-name="T1"> </text:span><text:span text:style-name="T48">ﮃ</text:span><text:span text:style-name="T1"> </text:span><text:span text:style-name="T48">ﮄﮅ</text:span><text:span text:style-name="T1"> </text:span><text:span text:style-name="T48">ﮆ</text:span><text:span text:style-name="T1"> </text:span><text:span text:style-name="T48">ﮇ</text:span><text:span text:style-name="T1"> </text:span><text:span text:style-name="T48">ﮈ</text:span><text:span text:style-name="T1"> </text:span><text:span text:style-name="T48">ﮉ</text:span><text:span text:style-name="T1"> </text:span><text:span text:style-name="T48">ﮊ</text:span><text:span text:style-name="T1"> </text:span><text:span text:style-name="T48">ﮋ</text:span><text:span text:style-name="T1"> </text:span><text:span text:style-name="T48">ﮌ</text:span><text:span text:style-name="T1"> </text:span><text:span text:style-name="T48">ﮍ</text:span><text:span text:style-name="T1"> </text:span><text:span text:style-name="T48">ﮎ</text:span><text:span text:style-name="T1"> </text:span><text:span text:style-name="T48">ﮏ</text:span><text:span text:style-name="T1"> </text:span><text:span text:style-name="T48">ﮐ</text:span><text:span text:style-name="T1"> </text:span><text:span text:style-name="T48">ﮑ</text:span><text:span text:style-name="T1"> </text:span><text:span text:style-name="T48">ﮒ</text:span><text:span text:style-name="T1"> </text:span><text:span text:style-name="T48">ﮓ</text:span><text:span text:style-name="T1"> </text:span><text:span text:style-name="T48">ﮔ</text:span><text:span text:style-name="T1"> </text:span><text:span text:style-name="T48">ﮕ</text:span><text:span text:style-name="T1"> </text:span><text:span text:style-name="T48">ﮖ</text:span><text:span text:style-name="T1"> </text:span><text:span text:style-name="T48">ﮗ</text:span><text:span text:style-name="T1"> </text:span><text:span text:style-name="T48">ﮘ</text:span><text:span text:style-name="T1"> </text:span><text:span text:style-name="T48">ﮙ</text:span><text:span text:style-name="T1"> </text:span><text:span text:style-name="T48">ﮚ</text:span><text:span text:style-name="T1"> </text:span><text:span text:style-name="T48">ﮛ</text:span><text:span text:style-name="T1"> </text:span><text:span text:style-name="T48">ﮜ</text:span><text:span text:style-name="T1"> </text:span><text:span text:style-name="T48">ﮝ</text:span><text:span text:style-name="T1"> </text:span><text:span text:style-name="T48">ﮞ</text:span><text:span text:style-name="T1"> </text:span><text:span text:style-name="T48">ﮟ</text:span><text:span text:style-name="T1"> </text:span><text:span text:style-name="T48">ﮠ</text:span><text:span text:style-name="T1"> </text:span><text:span text:style-name="T48">ﮡ</text:span><text:span text:style-name="T1"> </text:span><text:span text:style-name="T48">ﮢﮣ</text:span><text:span text:style-name="T1"> </text:span><text:span text:style-name="T48">ﮤ</text:span><text:span text:style-name="T1"> </text:span><text:span text:style-name="T48">ﮥ</text:span><text:span text:style-name="T1"> </text:span><text:span text:style-name="T48">ﮦ</text:span><text:span text:style-name="T1"> </text:span><text:span text:style-name="T48">ﮧ</text:span><text:span text:style-name="T1"> </text:span><text:span text:style-name="T48">ﮨ</text:span><text:span text:style-name="T1"> </text:span><text:span text:style-name="T48">ﮩ</text:span><text:span text:style-name="T1"> </text:span><text:span text:style-name="T48">ﮪ</text:span><text:span text:style-name="T1"> </text:span><text:span text:style-name="T48">ﮫ</text:span><text:span text:style-name="T1"> </text:span><text:span text:style-name="T48">ﮬ</text:span><text:span text:style-name="T1"> </text:span><text:span text:style-name="T48">ﮭ</text:span><text:span text:style-name="T1"> </text:span><text:span text:style-name="T48">ﮮ</text:span><text:span text:style-name="T1"> </text:span><text:span text:style-name="T48">ﮯ</text:span><text:span text:style-name="T1"> </text:span><text:span text:style-name="T48">ﮰ</text:span><text:span text:style-name="T1"> </text:span><text:span text:style-name="T48">ﮱ</text:span><text:span text:style-name="T1"> </text:span><text:span text:style-name="T48">ﯓ</text:span><text:span text:style-name="T1"> </text:span><text:span text:style-name="T48">ﯔ</text:span><text:span text:style-name="T1"> </text:span><text:span text:style-name="T48">ﯕ</text:span><text:span text:style-name="T1"> </text:span><text:span text:style-name="T48">ﯖ</text:span><text:span text:style-name="T1"> </text:span><text:span text:style-name="T48">ﯗ</text:span><text:span text:style-name="T1"> </text:span><text:span text:style-name="T48">ﯘ</text:span><text:span text:style-name="T1"> </text:span><text:span text:style-name="T48">ﯙ</text:span><text:span text:style-name="T1"> </text:span><text:span text:style-name="T48">ﯚ</text:span><text:span text:style-name="T1"> </text:span><text:span text:style-name="T48">ﯛ</text:span><text:span text:style-name="T1"> </text:span><text:span text:style-name="T48">ﯜ</text:span><text:span text:style-name="T1"> </text:span><text:span text:style-name="T48">ﯝ</text:span><text:span text:style-name="T1"> </text:span><text:span text:style-name="T48">ﯞ</text:span><text:span text:style-name="T1"> </text:span><text:span text:style-name="T48">ﯟ</text:span><text:span text:style-name="T1"> </text:span><text:span text:style-name="T48">ﯠ</text:span><text:span text:style-name="T1"> </text:span><text:span text:style-name="T48">ﯡ</text:span><text:span text:style-name="T1"> </text:span><text:span text:style-name="T48">ﯢ</text:span><text:span text:style-name="T1"> </text:span><text:span text:style-name="T48">ﯣ</text:span><text:span text:style-name="T1"> </text:span><text:span text:style-name="T48">ﯤ</text:span><text:span text:style-name="T1"> </text:span><text:span text:style-name="T48">ﯥ</text:span><text:span text:style-name="T1"> </text:span><text:span text:style-name="T48">ﯦ</text:span><text:span text:style-name="T1"> </text:span><text:span text:style-name="T48">ﯧ</text:span><text:span text:style-name="T1"> </text:span><text:span text:style-name="T48">ﯨ</text:span><text:span text:style-name="T1"> </text:span><text:span text:style-name="T48">ﯩ</text:span><text:span text:style-name="T1"> </text:span><text:span text:style-name="T48">ﯪ</text:span><text:span text:style-name="T1"> </text:span><text:span text:style-name="T48">ﯫ</text:span><text:span text:style-name="T1"> </text:span><text:span text:style-name="T48">ﯬ</text:span><text:span text:style-name="T1"> </text:span><text:span text:style-name="T48">ﯭ</text:span><text:span text:style-name="T1"> </text:span><text:span text:style-name="T48">ﯮ</text:span><text:span text:style-name="T1"> </text:span><text:span text:style-name="T48">ﯯ</text:span><text:span text:style-name="T1"> </text:span><text:span text:style-name="T48">ﯰ</text:span><text:span text:style-name="T1"> </text:span><text:span text:style-name="T48">ﯱ</text:span><text:span text:style-name="T1"> </text:span><text:span text:style-name="T48">ﯲ</text:span></text:p>
      <text:p text:style-name="P26"><text:span text:style-name="T48">ﯳ</text:span><text:span text:style-name="T1"> </text:span><text:span text:style-name="T48">ﯴ</text:span><text:span text:style-name="T1"> </text:span><text:span text:style-name="T48">ﯵﯶ</text:span><text:span text:style-name="T1"> </text:span><text:span text:style-name="T48">ﯷ</text:span><text:span text:style-name="T1"> </text:span><text:span text:style-name="T48">ﯸ</text:span><text:span text:style-name="T1"> </text:span><text:span text:style-name="T48">ﯹ</text:span><text:span text:style-name="T1"> </text:span><text:span text:style-name="T48">ﯺ</text:span><text:span text:style-name="T1"> </text:span><text:span text:style-name="T48">ﯻ</text:span><text:span text:style-name="T1"> </text:span><text:span text:style-name="T48">ﯼ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SI_BASMALAH" svg:font-family="MSI_BASMALAH"/>
    <style:font-face style:name="MSI_Z401" svg:font-family="MSI_Z401" style:font-pitch="variable"/>
    <style:font-face style:name="MSI_Z402" svg:font-family="MSI_Z402" style:font-pitch="variable"/>
    <style:font-face style:name="MSI_Z403" svg:font-family="MSI_Z403" style:font-pitch="variable"/>
    <style:font-face style:name="MSI_Z404" svg:font-family="MSI_Z404" style:font-pitch="variable"/>
    <style:font-face style:name="MSI_Z405" svg:font-family="MSI_Z405" style:font-pitch="variable"/>
    <style:font-face style:name="MSI_Z406" svg:font-family="MSI_Z406" style:font-pitch="variable"/>
    <style:font-face style:name="MSI_Z407" svg:font-family="MSI_Z407" style:font-pitch="variable"/>
    <style:font-face style:name="MSI_Z408" svg:font-family="MSI_Z408" style:font-pitch="variable"/>
    <style:font-face style:name="MSI_Z409" svg:font-family="MSI_Z409" style:font-pitch="variable"/>
    <style:font-face style:name="MSI_Z410" svg:font-family="MSI_Z410" style:font-pitch="variable"/>
    <style:font-face style:name="MSI_Z411" svg:font-family="MSI_Z411" style:font-pitch="variable"/>
    <style:font-face style:name="MSI_Z412" svg:font-family="MSI_Z412" style:font-pitch="variable"/>
    <style:font-face style:name="MSI_Z413" svg:font-family="MSI_Z413" style:font-pitch="variable"/>
    <style:font-face style:name="MSI_Z414" svg:font-family="MSI_Z414" style:font-pitch="variable"/>
    <style:font-face style:name="MSI_Z415" svg:font-family="MSI_Z415" style:font-pitch="variable"/>
    <style:font-face style:name="MSI_Z416" svg:font-family="MSI_Z416" style:font-pitch="variable"/>
    <style:font-face style:name="MSI_Z417" svg:font-family="MSI_Z417" style:font-pitch="variable"/>
    <style:font-face style:name="MSI_Z418" svg:font-family="MSI_Z418" style:font-pitch="variable"/>
    <style:font-face style:name="MSI_Z419" svg:font-family="MSI_Z419" style:font-pitch="variable"/>
    <style:font-face style:name="MSI_Z420" svg:font-family="MSI_Z420" style:font-pitch="variable"/>
    <style:font-face style:name="MSI_Z421" svg:font-family="MSI_Z421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QCF_P221" svg:font-family="QCF_P221" style:font-family-generic="roman" style:font-pitch="variable"/>
    <style:font-face style:name="QCF_P401" svg:font-family="QCF_P401" style:font-family-generic="roman" style:font-pitch="variable"/>
    <style:font-face style:name="QCF_P402" svg:font-family="QCF_P402" style:font-family-generic="roman" style:font-pitch="variable"/>
    <style:font-face style:name="QCF_P403" svg:font-family="QCF_P403" style:font-family-generic="roman" style:font-pitch="variable"/>
    <style:font-face style:name="QCF_P404" svg:font-family="QCF_P404" style:font-family-generic="roman" style:font-pitch="variable"/>
    <style:font-face style:name="QCF_P405" svg:font-family="QCF_P405" style:font-family-generic="roman" style:font-pitch="variable"/>
    <style:font-face style:name="QCF_P406" svg:font-family="QCF_P406" style:font-family-generic="roman" style:font-pitch="variable"/>
    <style:font-face style:name="QCF_P407" svg:font-family="QCF_P407" style:font-family-generic="roman" style:font-pitch="variable"/>
    <style:font-face style:name="QCF_P408" svg:font-family="QCF_P408" style:font-family-generic="roman" style:font-pitch="variable"/>
    <style:font-face style:name="QCF_P409" svg:font-family="QCF_P409" style:font-family-generic="roman" style:font-pitch="variable"/>
    <style:font-face style:name="QCF_P410" svg:font-family="QCF_P410" style:font-family-generic="roman" style:font-pitch="variable"/>
    <style:font-face style:name="QCF_P411" svg:font-family="QCF_P411" style:font-family-generic="roman" style:font-pitch="variable"/>
    <style:font-face style:name="QCF_P412" svg:font-family="QCF_P412" style:font-family-generic="roman" style:font-pitch="variable"/>
    <style:font-face style:name="QCF_P413" svg:font-family="QCF_P413" style:font-family-generic="roman" style:font-pitch="variable"/>
    <style:font-face style:name="QCF_P414" svg:font-family="QCF_P414" style:font-family-generic="roman" style:font-pitch="variable"/>
    <style:font-face style:name="QCF_P415" svg:font-family="QCF_P415" style:font-family-generic="roman" style:font-pitch="variable"/>
    <style:font-face style:name="QCF_P416" svg:font-family="QCF_P416" style:font-family-generic="roman" style:font-pitch="variable"/>
    <style:font-face style:name="QCF_P417" svg:font-family="QCF_P417" style:font-family-generic="roman" style:font-pitch="variable"/>
    <style:font-face style:name="QCF_P418" svg:font-family="QCF_P418" style:font-family-generic="roman" style:font-pitch="variable"/>
    <style:font-face style:name="QCF_P419" svg:font-family="QCF_P419" style:font-family-generic="roman" style:font-pitch="variable"/>
    <style:font-face style:name="QCF_P420" svg:font-family="QCF_P420" style:font-family-generic="roman" style:font-pitch="variable"/>
    <style:font-face style:name="QCF_P421" svg:font-family="QCF_P421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QCF_P2211" svg:font-family="QCF_P221" style:font-family-generic="system" style:font-pitch="variable"/>
    <style:font-face style:name="QCF_P4021" svg:font-family="QCF_P402" style:font-family-generic="system" style:font-pitch="variable"/>
    <style:font-face style:name="QCF_P4031" svg:font-family="QCF_P403" style:font-family-generic="system" style:font-pitch="variable"/>
    <style:font-face style:name="QCF_P4041" svg:font-family="QCF_P404" style:font-family-generic="system" style:font-pitch="variable"/>
    <style:font-face style:name="QCF_P4051" svg:font-family="QCF_P405" style:font-family-generic="system" style:font-pitch="variable"/>
    <style:font-face style:name="QCF_P4061" svg:font-family="QCF_P406" style:font-family-generic="system" style:font-pitch="variable"/>
    <style:font-face style:name="QCF_P4071" svg:font-family="QCF_P407" style:font-family-generic="system" style:font-pitch="variable"/>
    <style:font-face style:name="QCF_P4081" svg:font-family="QCF_P408" style:font-family-generic="system" style:font-pitch="variable"/>
    <style:font-face style:name="QCF_P4091" svg:font-family="QCF_P409" style:font-family-generic="system" style:font-pitch="variable"/>
    <style:font-face style:name="QCF_P4101" svg:font-family="QCF_P410" style:font-family-generic="system" style:font-pitch="variable"/>
    <style:font-face style:name="QCF_P4111" svg:font-family="QCF_P411" style:font-family-generic="system" style:font-pitch="variable"/>
    <style:font-face style:name="QCF_P4121" svg:font-family="QCF_P412" style:font-family-generic="system" style:font-pitch="variable"/>
    <style:font-face style:name="QCF_P4131" svg:font-family="QCF_P413" style:font-family-generic="system" style:font-pitch="variable"/>
    <style:font-face style:name="QCF_P4141" svg:font-family="QCF_P414" style:font-family-generic="system" style:font-pitch="variable"/>
    <style:font-face style:name="QCF_P4151" svg:font-family="QCF_P415" style:font-family-generic="system" style:font-pitch="variable"/>
    <style:font-face style:name="QCF_P4161" svg:font-family="QCF_P416" style:font-family-generic="system" style:font-pitch="variable"/>
    <style:font-face style:name="QCF_P4171" svg:font-family="QCF_P417" style:font-family-generic="system" style:font-pitch="variable"/>
    <style:font-face style:name="QCF_P4181" svg:font-family="QCF_P418" style:font-family-generic="system" style:font-pitch="variable"/>
    <style:font-face style:name="QCF_P4191" svg:font-family="QCF_P419" style:font-family-generic="system" style:font-pitch="variable"/>
    <style:font-face style:name="QCF_P4201" svg:font-family="QCF_P420" style:font-family-generic="system" style:font-pitch="variable"/>
    <style:font-face style:name="QCF_P4211" svg:font-family="QCF_P421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Liberation Sans Narrow" fo:font-size="10pt" officeooo:rsid="0075019c" officeooo:paragraph-rsid="0075019c" style:font-size-asian="8pt" style:font-size-complex="8pt"/>
    </style:style>
    <style:style style:name="MP2" style:family="paragraph" style:parent-style-name="Footer">
      <style:paragraph-properties fo:text-align="center" style:justify-single-word="false"/>
      <style:text-properties style:font-name="Liberation Sans Narrow" fo:font-size="10pt" officeooo:rsid="00201315" officeooo:paragraph-rsid="00201315" style:font-size-asian="10pt" style:font-size-complex="10pt"/>
    </style:style>
    <style:style style:name="MP3" style:family="paragraph" style:parent-style-name="Header">
      <style:paragraph-properties fo:text-align="start" style:justify-single-word="false"/>
      <style:text-properties officeooo:paragraph-rsid="00c359f2"/>
    </style:style>
    <style:style style:name="MP4" style:family="paragraph" style:parent-style-name="Header">
      <style:paragraph-properties fo:text-align="start" style:justify-single-word="false"/>
      <style:text-properties style:font-name="Liberation Sans Narrow" fo:font-size="10pt" officeooo:rsid="0075019c" officeooo:paragraph-rsid="00c359f2" style:font-size-asian="10pt" style:font-size-complex="10pt"/>
    </style:style>
    <style:style style:name="MT1" style:family="text">
      <style:text-properties style:font-name="Liberation Sans Narrow"/>
    </style:style>
    <style:style style:name="MT2" style:family="text">
      <style:text-properties officeooo:rsid="012706cb"/>
    </style:style>
    <style:style style:name="MT3" style:family="text">
      <style:text-properties officeooo:rsid="015e6cbb"/>
    </style:style>
    <style:style style:name="MT4" style:family="text">
      <style:text-properties style:font-name="Liberation Sans Narrow" fo:font-size="10pt" officeooo:rsid="0075019c" style:font-size-asian="10pt" style:font-size-complex="10pt"/>
    </style:style>
    <style:style style:name="MT5" style:family="text">
      <style:text-properties style:font-name="Liberation Sans Narrow" fo:font-size="10pt" officeooo:rsid="016128c4" style:font-size-asian="10pt" style:font-size-complex="10pt"/>
    </style:style>
    <style:style style:name="MT6" style:family="text">
      <style:text-properties style:font-name="Liberation Sans Narrow" fo:font-size="10pt" officeooo:rsid="016d8ddf" style:font-size-asian="10pt" style:font-size-complex="10pt"/>
    </style:style>
    <style:style style:name="MT7" style:family="text">
      <style:text-properties officeooo:rsid="016d8ddf"/>
    </style:style>
    <style:style style:name="MT8" style:family="text">
      <style:text-properties officeooo:rsid="0163d1a8"/>
    </style:style>
    <style:page-layout style:name="Mpm1" style:page-usage="mirrored">
      <style:page-layout-properties fo:page-width="6in" fo:page-height="10.1598in" style:num-format="1" style:print-orientation="portrait" fo:margin-top="0.2in" fo:margin-bottom="0.2in" fo:margin-left="0.6598in" fo:margin-right="0.47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402in" fo:margin-left="0in" fo:margin-right="0in" fo:margin-bottom="0.0402in" fo:background-color="transparent" style:dynamic-spacing="false" draw:fill="none" draw:fill-color="#729fcf"/>
      </style:header-style>
      <style:footer-style>
        <style:header-footer-properties fo:min-height="0.1402in" fo:margin-left="0in" fo:margin-right="0in" fo:margin-top="0.0402in" fo:background-color="transparent" style:dynamic-spacing="false" draw:fill="none" draw:fill-color="#729fcf"/>
      </style:footer-style>
    </style:page-layout>
    <style:page-layout style:name="Mpm2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6in" fo:page-height="10.1598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0.1598in" fo:page-height="6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6in" fo:page-height="10.1598in" style:num-format="1" style:print-orientation="portrait" fo:margin-top="0.2in" fo:margin-bottom="0.2in" fo:margin-left="0.6598in" fo:margin-right="0.4701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1402in" fo:margin-left="0in" fo:margin-right="0in" fo:margin-bottom="0.0402in" fo:background-color="transparent" style:dynamic-spacing="false" draw:fill="none" draw:fill-color="#729fcf"/>
      </style:header-style>
      <style:footer-style>
        <style:header-footer-properties fo:min-height="0.1402in" fo:margin-left="0in" fo:margin-right="0in" fo:margin-top="0.040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Surat<text:span text:style-name="MT1"> </text:span><text:span text:style-name="MT2">Al ‘Ankabut</text:span><text:tab/><text:tab/>Juz<text:span text:style-name="MT1"> </text:span><text:span text:style-name="MT3">21</text:span></text:p>
      </style:header>
      <style:footer>
        <text:p text:style-name="MP2"><text:page-number text:select-page="current">403</text:page-number></text:p>
      </style:footer>
    </style:master-page>
    <style:master-page style:name="Endnote" style:page-layout-name="Mpm2"/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3"/>
    <style:master-page style:name="HTML" style:page-layout-name="Mpm7"/>
    <style:master-page style:name="Footnote" style:page-layout-name="Mpm2"/>
    <style:master-page style:name="Landscape" style:page-layout-name="Mpm8"/>
    <style:master-page style:name="ganti_20_surat" style:display-name="ganti surat" style:page-layout-name="Mpm9">
      <style:header>
        <text:p text:style-name="MP3"><text:span text:style-name="MT4">Surat </text:span><text:span text:style-name="MT5">A</text:span><text:span text:style-name="MT6">r Rum</text:span><text:span text:style-name="MT4"><text:tab/><text:tab/>Juz </text:span><text:span text:style-name="MT5">2</text:span><text:span text:style-name="MT6">1</text:span></text:p>
      </style:header>
      <style:footer>
        <text:p text:style-name="MP2"><text:page-number text:select-page="current">410</text:page-number></text:p>
      </style:footer>
    </style:master-page>
    <style:master-page style:name="ganti_20_surat2" style:display-name="ganti surat2" style:page-layout-name="Mpm9">
      <style:header>
        <text:p text:style-name="MP4">Surat<text:span text:style-name="MT1"> </text:span><text:span text:style-name="MT7">Luqman<text:tab/><text:tab/></text:span>Juz<text:span text:style-name="MT1"> </text:span><text:span text:style-name="MT8">21</text:span></text:p>
      </style:header>
      <style:footer>
        <text:p text:style-name="MP2"><text:page-number text:select-page="current">414</text:page-number></text:p>
      </style:footer>
    </style:master-page>
    <style:master-page style:name="ganti_20_surat3" style:display-name="ganti surat3" style:page-layout-name="Mpm1">
      <style:header>
        <text:p text:style-name="MP1">Surat <text:span text:style-name="MT2">As Sajdah</text:span><text:tab/><text:tab/>Juz <text:span text:style-name="MT3">21</text:span></text:p>
      </style:header>
      <style:footer>
        <text:p text:style-name="MP2"><text:page-number text:select-page="current">417</text:page-number></text:p>
      </style:footer>
    </style:master-page>
    <style:master-page style:name="ganti_20_surat4" style:display-name="ganti surat4" style:page-layout-name="Mpm1">
      <style:header>
        <text:p text:style-name="MP1">Surat <text:span text:style-name="MT2">Al Ahzab</text:span><text:tab/><text:tab/>Juz <text:span text:style-name="MT3">21</text:span></text:p>
      </style:header>
      <style:footer>
        <text:p text:style-name="MP2"><text:page-number text:select-page="current">42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08:24:30.462285225</meta:creation-date>
    <dc:date>2020-04-04T22:56:01.164838644</dc:date>
    <meta:editing-duration>PT14H34M2S</meta:editing-duration>
    <meta:editing-cycles>311</meta:editing-cycles>
    <meta:generator>LibreOffice/6.2.8.2$Linux_x86 LibreOffice_project/f82ddfca21ebc1e222a662a32b25c0c9d20169ee</meta:generator>
    <meta:document-statistic meta:table-count="0" meta:image-count="0" meta:object-count="0" meta:page-count="21" meta:paragraph-count="64" meta:word-count="2804" meta:character-count="5792" meta:non-whitespace-character-count="3047"/>
  </office:meta>
</office:document-meta>
</file>